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2.0374in"/>
    </style:style>
    <style:style style:name="co3" style:family="table-column">
      <style:table-column-properties fo:break-before="auto" style:column-width="2.38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rted_features_lis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number-columns-repeated="9" table:default-cell-style-name="Default"/>
        <table:table-row table:style-name="ro1">
          <table:table-cell/>
          <table:table-cell office:value-type="string" calcext:value-type="string">
            <text:p>model_coef</text:p>
          </table:table-cell>
          <table:table-cell office:value-type="string" calcext:value-type="string">
            <text:p>feature_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ylinder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Tti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domet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dition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56476.2932864853" calcext:value-type="float">
            <text:p>56476.2932864853</text:p>
          </table:table-cell>
          <table:table-cell office:value-type="string" calcext:value-type="string">
            <text:p>manufacturer_ferrari</text:p>
          </table:table-cell>
          <table:table-cell table:formula="of:=IFERROR(SEARCH(&quot;manufacturer&quot;;[.$C2]); &quot;&quot;)" office:value-type="float" office:value="1" calcext:value-type="float">
            <text:p>1</text:p>
          </table:table-cell>
          <table:table-cell table:formula="of:=IFERROR(SEARCH(&quot;fuel&quot;;[.$C2]); &quot;&quot;)">
            <text:p/>
          </table:table-cell>
          <table:table-cell table:formula="of:=IFERROR(SEARCH(&quot;cylinder&quot;;[.$C2]); &quot;&quot;)">
            <text:p/>
          </table:table-cell>
          <table:table-cell table:formula="of:=IFERROR(SEARCH(&quot;state&quot;;[.$C2]); &quot;&quot;)">
            <text:p/>
          </table:table-cell>
          <table:table-cell table:formula="of:=IFERROR(SEARCH(&quot;title&quot;;[.$C2]); &quot;&quot;)">
            <text:p/>
          </table:table-cell>
          <table:table-cell table:formula="of:=IFERROR(SEARCH(&quot;type&quot;;[.$C2]); &quot;&quot;)">
            <text:p/>
          </table:table-cell>
          <table:table-cell table:number-columns-repeated="2"/>
          <table:table-cell table:formula="of:=IFERROR(SEARCH(&quot;condition&quot;;[.$C2]); &quot;&quot;)">
            <text:p/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7963.9609164269" calcext:value-type="float">
            <text:p>17963.9609164269</text:p>
          </table:table-cell>
          <table:table-cell office:value-type="string" calcext:value-type="string">
            <text:p>cylinders_12 cylinders</text:p>
          </table:table-cell>
          <table:table-cell table:formula="of:=IFERROR(SEARCH(&quot;manufacturer&quot;;[.C3]); &quot;&quot;)">
            <text:p/>
          </table:table-cell>
          <table:table-cell table:formula="of:=IFERROR(SEARCH(&quot;fuel&quot;;[.$C3]); &quot;&quot;)">
            <text:p/>
          </table:table-cell>
          <table:table-cell table:formula="of:=IFERROR(SEARCH(&quot;cylinder&quot;;[.$C3]); &quot;&quot;)" office:value-type="float" office:value="1" calcext:value-type="float">
            <text:p>1</text:p>
          </table:table-cell>
          <table:table-cell table:formula="of:=IFERROR(SEARCH(&quot;state&quot;;[.$C3]); &quot;&quot;)">
            <text:p/>
          </table:table-cell>
          <table:table-cell table:formula="of:=IFERROR(SEARCH(&quot;title&quot;;[.$C3]); &quot;&quot;)">
            <text:p/>
          </table:table-cell>
          <table:table-cell table:formula="of:=IFERROR(SEARCH(&quot;type&quot;;[.$C3]); &quot;&quot;)">
            <text:p/>
          </table:table-cell>
          <table:table-cell table:number-columns-repeated="2"/>
          <table:table-cell table:formula="of:=IFERROR(SEARCH(&quot;condition&quot;;[.$C3]); &quot;&quot;)">
            <text:p/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4752.8824014102" calcext:value-type="float">
            <text:p>14752.8824014102</text:p>
          </table:table-cell>
          <table:table-cell office:value-type="string" calcext:value-type="string">
            <text:p>manufacturer_tesla</text:p>
          </table:table-cell>
          <table:table-cell table:formula="of:=IFERROR(SEARCH(&quot;manufacturer&quot;;[.C4]); &quot;&quot;)" office:value-type="float" office:value="1" calcext:value-type="float">
            <text:p>1</text:p>
          </table:table-cell>
          <table:table-cell table:formula="of:=IFERROR(SEARCH(&quot;fuel&quot;;[.$C4]); &quot;&quot;)">
            <text:p/>
          </table:table-cell>
          <table:table-cell table:formula="of:=IFERROR(SEARCH(&quot;cylinder&quot;;[.$C4]); &quot;&quot;)">
            <text:p/>
          </table:table-cell>
          <table:table-cell table:formula="of:=IFERROR(SEARCH(&quot;state&quot;;[.$C4]); &quot;&quot;)">
            <text:p/>
          </table:table-cell>
          <table:table-cell table:formula="of:=IFERROR(SEARCH(&quot;title&quot;;[.$C4]); &quot;&quot;)">
            <text:p/>
          </table:table-cell>
          <table:table-cell table:formula="of:=IFERROR(SEARCH(&quot;type&quot;;[.$C4]); &quot;&quot;)">
            <text:p/>
          </table:table-cell>
          <table:table-cell table:number-columns-repeated="2"/>
          <table:table-cell table:formula="of:=IFERROR(SEARCH(&quot;condition&quot;;[.$C4]); &quot;&quot;)">
            <text:p/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491.4937382947" calcext:value-type="float">
            <text:p>13491.4937382947</text:p>
          </table:table-cell>
          <table:table-cell office:value-type="string" calcext:value-type="string">
            <text:p>manufacturer_aston-martin</text:p>
          </table:table-cell>
          <table:table-cell table:formula="of:=IFERROR(SEARCH(&quot;manufacturer&quot;;[.C5]); &quot;&quot;)" office:value-type="float" office:value="1" calcext:value-type="float">
            <text:p>1</text:p>
          </table:table-cell>
          <table:table-cell table:formula="of:=IFERROR(SEARCH(&quot;fuel&quot;;[.$C5]); &quot;&quot;)">
            <text:p/>
          </table:table-cell>
          <table:table-cell table:formula="of:=IFERROR(SEARCH(&quot;cylinder&quot;;[.$C5]); &quot;&quot;)">
            <text:p/>
          </table:table-cell>
          <table:table-cell table:formula="of:=IFERROR(SEARCH(&quot;state&quot;;[.$C5]); &quot;&quot;)">
            <text:p/>
          </table:table-cell>
          <table:table-cell table:formula="of:=IFERROR(SEARCH(&quot;title&quot;;[.$C5]); &quot;&quot;)">
            <text:p/>
          </table:table-cell>
          <table:table-cell table:formula="of:=IFERROR(SEARCH(&quot;type&quot;;[.$C5]); &quot;&quot;)">
            <text:p/>
          </table:table-cell>
          <table:table-cell table:number-columns-repeated="2"/>
          <table:table-cell table:formula="of:=IFERROR(SEARCH(&quot;condition&quot;;[.$C5]); &quot;&quot;)">
            <text:p/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9831.80660025584" calcext:value-type="float">
            <text:p>9831.80660025584</text:p>
          </table:table-cell>
          <table:table-cell office:value-type="string" calcext:value-type="string">
            <text:p>manufacturer_porsche</text:p>
          </table:table-cell>
          <table:table-cell table:formula="of:=IFERROR(SEARCH(&quot;manufacturer&quot;;[.C6]); &quot;&quot;)" office:value-type="float" office:value="1" calcext:value-type="float">
            <text:p>1</text:p>
          </table:table-cell>
          <table:table-cell table:formula="of:=IFERROR(SEARCH(&quot;fuel&quot;;[.$C6]); &quot;&quot;)">
            <text:p/>
          </table:table-cell>
          <table:table-cell table:formula="of:=IFERROR(SEARCH(&quot;cylinder&quot;;[.$C6]); &quot;&quot;)">
            <text:p/>
          </table:table-cell>
          <table:table-cell table:formula="of:=IFERROR(SEARCH(&quot;state&quot;;[.$C6]); &quot;&quot;)">
            <text:p/>
          </table:table-cell>
          <table:table-cell table:formula="of:=IFERROR(SEARCH(&quot;title&quot;;[.$C6]); &quot;&quot;)">
            <text:p/>
          </table:table-cell>
          <table:table-cell table:formula="of:=IFERROR(SEARCH(&quot;type&quot;;[.$C6]); &quot;&quot;)">
            <text:p/>
          </table:table-cell>
          <table:table-cell table:number-columns-repeated="2"/>
          <table:table-cell table:formula="of:=IFERROR(SEARCH(&quot;condition&quot;;[.$C6]); &quot;&quot;)">
            <text:p/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9534.86763434074" calcext:value-type="float">
            <text:p>9534.86763434074</text:p>
          </table:table-cell>
          <table:table-cell office:value-type="string" calcext:value-type="string">
            <text:p>fuel_diesel</text:p>
          </table:table-cell>
          <table:table-cell table:formula="of:=IFERROR(SEARCH(&quot;manufacturer&quot;;[.C7]); &quot;&quot;)">
            <text:p/>
          </table:table-cell>
          <table:table-cell table:formula="of:=IFERROR(SEARCH(&quot;fuel&quot;;[.$C7]); &quot;&quot;)" office:value-type="float" office:value="1" calcext:value-type="float">
            <text:p>1</text:p>
          </table:table-cell>
          <table:table-cell table:formula="of:=IFERROR(SEARCH(&quot;cylinder&quot;;[.$C7]); &quot;&quot;)">
            <text:p/>
          </table:table-cell>
          <table:table-cell table:formula="of:=IFERROR(SEARCH(&quot;state&quot;;[.$C7]); &quot;&quot;)">
            <text:p/>
          </table:table-cell>
          <table:table-cell table:formula="of:=IFERROR(SEARCH(&quot;title&quot;;[.$C7]); &quot;&quot;)">
            <text:p/>
          </table:table-cell>
          <table:table-cell table:formula="of:=IFERROR(SEARCH(&quot;type&quot;;[.$C7]); &quot;&quot;)">
            <text:p/>
          </table:table-cell>
          <table:table-cell table:number-columns-repeated="2"/>
          <table:table-cell table:formula="of:=IFERROR(SEARCH(&quot;condition&quot;;[.$C7]); &quot;&quot;)">
            <text:p/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5617.81468733672" calcext:value-type="float">
            <text:p>5617.81468733672</text:p>
          </table:table-cell>
          <table:table-cell office:value-type="string" calcext:value-type="string">
            <text:p>state_ut</text:p>
          </table:table-cell>
          <table:table-cell table:formula="of:=IFERROR(SEARCH(&quot;manufacturer&quot;;[.C8]); &quot;&quot;)">
            <text:p/>
          </table:table-cell>
          <table:table-cell table:formula="of:=IFERROR(SEARCH(&quot;fuel&quot;;[.$C8]); &quot;&quot;)">
            <text:p/>
          </table:table-cell>
          <table:table-cell table:formula="of:=IFERROR(SEARCH(&quot;cylinder&quot;;[.$C8]); &quot;&quot;)">
            <text:p/>
          </table:table-cell>
          <table:table-cell table:formula="of:=IFERROR(SEARCH(&quot;state&quot;;[.$C8]); &quot;&quot;)" office:value-type="float" office:value="1" calcext:value-type="float">
            <text:p>1</text:p>
          </table:table-cell>
          <table:table-cell table:formula="of:=IFERROR(SEARCH(&quot;title&quot;;[.$C8]); &quot;&quot;)">
            <text:p/>
          </table:table-cell>
          <table:table-cell table:formula="of:=IFERROR(SEARCH(&quot;type&quot;;[.$C8]); &quot;&quot;)">
            <text:p/>
          </table:table-cell>
          <table:table-cell table:number-columns-repeated="2"/>
          <table:table-cell table:formula="of:=IFERROR(SEARCH(&quot;condition&quot;;[.$C8]); &quot;&quot;)">
            <text:p/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5000.32612196384" calcext:value-type="float">
            <text:p>5000.32612196384</text:p>
          </table:table-cell>
          <table:table-cell office:value-type="string" calcext:value-type="string">
            <text:p>manufacturer_rover</text:p>
          </table:table-cell>
          <table:table-cell table:formula="of:=IFERROR(SEARCH(&quot;manufacturer&quot;;[.C9]); &quot;&quot;)" office:value-type="float" office:value="1" calcext:value-type="float">
            <text:p>1</text:p>
          </table:table-cell>
          <table:table-cell table:formula="of:=IFERROR(SEARCH(&quot;fuel&quot;;[.$C9]); &quot;&quot;)">
            <text:p/>
          </table:table-cell>
          <table:table-cell table:formula="of:=IFERROR(SEARCH(&quot;cylinder&quot;;[.$C9]); &quot;&quot;)">
            <text:p/>
          </table:table-cell>
          <table:table-cell table:formula="of:=IFERROR(SEARCH(&quot;state&quot;;[.$C9]); &quot;&quot;)">
            <text:p/>
          </table:table-cell>
          <table:table-cell table:formula="of:=IFERROR(SEARCH(&quot;title&quot;;[.$C9]); &quot;&quot;)">
            <text:p/>
          </table:table-cell>
          <table:table-cell table:formula="of:=IFERROR(SEARCH(&quot;type&quot;;[.$C9]); &quot;&quot;)">
            <text:p/>
          </table:table-cell>
          <table:table-cell table:number-columns-repeated="2"/>
          <table:table-cell table:formula="of:=IFERROR(SEARCH(&quot;condition&quot;;[.$C9]); &quot;&quot;)">
            <text:p/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4809.0931859918" calcext:value-type="float">
            <text:p>4809.0931859918</text:p>
          </table:table-cell>
          <table:table-cell office:value-type="string" calcext:value-type="string">
            <text:p>title_status_lien</text:p>
          </table:table-cell>
          <table:table-cell table:formula="of:=IFERROR(SEARCH(&quot;manufacturer&quot;;[.C10]); &quot;&quot;)">
            <text:p/>
          </table:table-cell>
          <table:table-cell table:formula="of:=IFERROR(SEARCH(&quot;fuel&quot;;[.$C10]); &quot;&quot;)">
            <text:p/>
          </table:table-cell>
          <table:table-cell table:formula="of:=IFERROR(SEARCH(&quot;cylinder&quot;;[.$C10]); &quot;&quot;)">
            <text:p/>
          </table:table-cell>
          <table:table-cell table:formula="of:=IFERROR(SEARCH(&quot;state&quot;;[.$C10]); &quot;&quot;)">
            <text:p/>
          </table:table-cell>
          <table:table-cell table:formula="of:=IFERROR(SEARCH(&quot;title&quot;;[.$C10]); &quot;&quot;)" office:value-type="float" office:value="1" calcext:value-type="float">
            <text:p>1</text:p>
          </table:table-cell>
          <table:table-cell table:formula="of:=IFERROR(SEARCH(&quot;type&quot;;[.$C10]); &quot;&quot;)">
            <text:p/>
          </table:table-cell>
          <table:table-cell table:number-columns-repeated="2"/>
          <table:table-cell table:formula="of:=IFERROR(SEARCH(&quot;condition&quot;;[.$C10]); &quot;&quot;)">
            <text:p/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4737.65198685904" calcext:value-type="float">
            <text:p>4737.65198685904</text:p>
          </table:table-cell>
          <table:table-cell office:value-type="string" calcext:value-type="string">
            <text:p>state_mt</text:p>
          </table:table-cell>
          <table:table-cell table:formula="of:=IFERROR(SEARCH(&quot;manufacturer&quot;;[.C11]); &quot;&quot;)">
            <text:p/>
          </table:table-cell>
          <table:table-cell table:formula="of:=IFERROR(SEARCH(&quot;fuel&quot;;[.$C11]); &quot;&quot;)">
            <text:p/>
          </table:table-cell>
          <table:table-cell table:formula="of:=IFERROR(SEARCH(&quot;cylinder&quot;;[.$C11]); &quot;&quot;)">
            <text:p/>
          </table:table-cell>
          <table:table-cell table:formula="of:=IFERROR(SEARCH(&quot;state&quot;;[.$C11]); &quot;&quot;)" office:value-type="float" office:value="1" calcext:value-type="float">
            <text:p>1</text:p>
          </table:table-cell>
          <table:table-cell table:formula="of:=IFERROR(SEARCH(&quot;title&quot;;[.$C11]); &quot;&quot;)">
            <text:p/>
          </table:table-cell>
          <table:table-cell table:formula="of:=IFERROR(SEARCH(&quot;type&quot;;[.$C11]); &quot;&quot;)">
            <text:p/>
          </table:table-cell>
          <table:table-cell table:number-columns-repeated="2"/>
          <table:table-cell table:formula="of:=IFERROR(SEARCH(&quot;condition&quot;;[.$C11]); &quot;&quot;)">
            <text:p/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3955.80842804005" calcext:value-type="float">
            <text:p>3955.80842804005</text:p>
          </table:table-cell>
          <table:table-cell office:value-type="string" calcext:value-type="string">
            <text:p>type_pickup</text:p>
          </table:table-cell>
          <table:table-cell table:formula="of:=IFERROR(SEARCH(&quot;manufacturer&quot;;[.C12]); &quot;&quot;)">
            <text:p/>
          </table:table-cell>
          <table:table-cell table:formula="of:=IFERROR(SEARCH(&quot;fuel&quot;;[.$C12]); &quot;&quot;)">
            <text:p/>
          </table:table-cell>
          <table:table-cell table:formula="of:=IFERROR(SEARCH(&quot;cylinder&quot;;[.$C12]); &quot;&quot;)">
            <text:p/>
          </table:table-cell>
          <table:table-cell table:formula="of:=IFERROR(SEARCH(&quot;state&quot;;[.$C12]); &quot;&quot;)">
            <text:p/>
          </table:table-cell>
          <table:table-cell table:formula="of:=IFERROR(SEARCH(&quot;title&quot;;[.$C12]); &quot;&quot;)">
            <text:p/>
          </table:table-cell>
          <table:table-cell table:formula="of:=IFERROR(SEARCH(&quot;type&quot;;[.$C12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12]); &quot;&quot;)">
            <text:p/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3915.88024679217" calcext:value-type="float">
            <text:p>3915.88024679217</text:p>
          </table:table-cell>
          <table:table-cell office:value-type="string" calcext:value-type="string">
            <text:p>state_ak</text:p>
          </table:table-cell>
          <table:table-cell table:formula="of:=IFERROR(SEARCH(&quot;manufacturer&quot;;[.C13]); &quot;&quot;)">
            <text:p/>
          </table:table-cell>
          <table:table-cell table:formula="of:=IFERROR(SEARCH(&quot;fuel&quot;;[.$C13]); &quot;&quot;)">
            <text:p/>
          </table:table-cell>
          <table:table-cell table:formula="of:=IFERROR(SEARCH(&quot;cylinder&quot;;[.$C13]); &quot;&quot;)">
            <text:p/>
          </table:table-cell>
          <table:table-cell table:formula="of:=IFERROR(SEARCH(&quot;state&quot;;[.$C13]); &quot;&quot;)" office:value-type="float" office:value="1" calcext:value-type="float">
            <text:p>1</text:p>
          </table:table-cell>
          <table:table-cell table:formula="of:=IFERROR(SEARCH(&quot;title&quot;;[.$C13]); &quot;&quot;)">
            <text:p/>
          </table:table-cell>
          <table:table-cell table:formula="of:=IFERROR(SEARCH(&quot;type&quot;;[.$C13]); &quot;&quot;)">
            <text:p/>
          </table:table-cell>
          <table:table-cell table:number-columns-repeated="2"/>
          <table:table-cell table:formula="of:=IFERROR(SEARCH(&quot;condition&quot;;[.$C13]); &quot;&quot;)">
            <text:p/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646.52525294093" calcext:value-type="float">
            <text:p>3646.52525294093</text:p>
          </table:table-cell>
          <table:table-cell office:value-type="string" calcext:value-type="string">
            <text:p>manufacturer_datsun</text:p>
          </table:table-cell>
          <table:table-cell table:formula="of:=IFERROR(SEARCH(&quot;manufacturer&quot;;[.C14]); &quot;&quot;)" office:value-type="float" office:value="1" calcext:value-type="float">
            <text:p>1</text:p>
          </table:table-cell>
          <table:table-cell table:formula="of:=IFERROR(SEARCH(&quot;fuel&quot;;[.$C14]); &quot;&quot;)">
            <text:p/>
          </table:table-cell>
          <table:table-cell table:formula="of:=IFERROR(SEARCH(&quot;cylinder&quot;;[.$C14]); &quot;&quot;)">
            <text:p/>
          </table:table-cell>
          <table:table-cell table:formula="of:=IFERROR(SEARCH(&quot;state&quot;;[.$C14]); &quot;&quot;)">
            <text:p/>
          </table:table-cell>
          <table:table-cell table:formula="of:=IFERROR(SEARCH(&quot;title&quot;;[.$C14]); &quot;&quot;)">
            <text:p/>
          </table:table-cell>
          <table:table-cell table:formula="of:=IFERROR(SEARCH(&quot;type&quot;;[.$C14]); &quot;&quot;)">
            <text:p/>
          </table:table-cell>
          <table:table-cell table:number-columns-repeated="2"/>
          <table:table-cell table:formula="of:=IFERROR(SEARCH(&quot;condition&quot;;[.$C14]); 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52.2353609423" calcext:value-type="float">
            <text:p>3452.2353609423</text:p>
          </table:table-cell>
          <table:table-cell office:value-type="string" calcext:value-type="string">
            <text:p>condition_new</text:p>
          </table:table-cell>
          <table:table-cell table:formula="of:=IFERROR(SEARCH(&quot;manufacturer&quot;;[.C15]); &quot;&quot;)">
            <text:p/>
          </table:table-cell>
          <table:table-cell table:formula="of:=IFERROR(SEARCH(&quot;fuel&quot;;[.$C15]); &quot;&quot;)">
            <text:p/>
          </table:table-cell>
          <table:table-cell table:formula="of:=IFERROR(SEARCH(&quot;cylinder&quot;;[.$C15]); &quot;&quot;)">
            <text:p/>
          </table:table-cell>
          <table:table-cell table:formula="of:=IFERROR(SEARCH(&quot;state&quot;;[.$C15]); &quot;&quot;)">
            <text:p/>
          </table:table-cell>
          <table:table-cell table:formula="of:=IFERROR(SEARCH(&quot;title&quot;;[.$C15]); &quot;&quot;)">
            <text:p/>
          </table:table-cell>
          <table:table-cell table:formula="of:=IFERROR(SEARCH(&quot;type&quot;;[.$C15]); &quot;&quot;)">
            <text:p/>
          </table:table-cell>
          <table:table-cell table:number-columns-repeated="2"/>
          <table:table-cell table:formula="of:=IFERROR(SEARCH(&quot;condition&quot;;[.$C15]); &quot;&quot;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921.70709614152" calcext:value-type="float">
            <text:p>2921.70709614152</text:p>
          </table:table-cell>
          <table:table-cell office:value-type="string" calcext:value-type="string">
            <text:p>manufacturer_alfa-romeo</text:p>
          </table:table-cell>
          <table:table-cell table:formula="of:=IFERROR(SEARCH(&quot;manufacturer&quot;;[.C16]); &quot;&quot;)" office:value-type="float" office:value="1" calcext:value-type="float">
            <text:p>1</text:p>
          </table:table-cell>
          <table:table-cell table:formula="of:=IFERROR(SEARCH(&quot;fuel&quot;;[.$C16]); &quot;&quot;)">
            <text:p/>
          </table:table-cell>
          <table:table-cell table:formula="of:=IFERROR(SEARCH(&quot;cylinder&quot;;[.$C16]); &quot;&quot;)">
            <text:p/>
          </table:table-cell>
          <table:table-cell table:formula="of:=IFERROR(SEARCH(&quot;state&quot;;[.$C16]); &quot;&quot;)">
            <text:p/>
          </table:table-cell>
          <table:table-cell table:formula="of:=IFERROR(SEARCH(&quot;title&quot;;[.$C16]); &quot;&quot;)">
            <text:p/>
          </table:table-cell>
          <table:table-cell table:formula="of:=IFERROR(SEARCH(&quot;type&quot;;[.$C16]); &quot;&quot;)">
            <text:p/>
          </table:table-cell>
          <table:table-cell table:number-columns-repeated="2"/>
          <table:table-cell table:formula="of:=IFERROR(SEARCH(&quot;condition&quot;;[.$C16]); &quot;&quot;)">
            <text:p/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2477.89314153361" calcext:value-type="float">
            <text:p>2477.89314153361</text:p>
          </table:table-cell>
          <table:table-cell office:value-type="string" calcext:value-type="string">
            <text:p>type_convertible</text:p>
          </table:table-cell>
          <table:table-cell table:formula="of:=IFERROR(SEARCH(&quot;manufacturer&quot;;[.C17]); &quot;&quot;)">
            <text:p/>
          </table:table-cell>
          <table:table-cell table:formula="of:=IFERROR(SEARCH(&quot;fuel&quot;;[.$C17]); &quot;&quot;)">
            <text:p/>
          </table:table-cell>
          <table:table-cell table:formula="of:=IFERROR(SEARCH(&quot;cylinder&quot;;[.$C17]); &quot;&quot;)">
            <text:p/>
          </table:table-cell>
          <table:table-cell table:formula="of:=IFERROR(SEARCH(&quot;state&quot;;[.$C17]); &quot;&quot;)">
            <text:p/>
          </table:table-cell>
          <table:table-cell table:formula="of:=IFERROR(SEARCH(&quot;title&quot;;[.$C17]); &quot;&quot;)">
            <text:p/>
          </table:table-cell>
          <table:table-cell table:formula="of:=IFERROR(SEARCH(&quot;type&quot;;[.$C17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17]); &quot;&quot;)">
            <text:p/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467.71361936011" calcext:value-type="float">
            <text:p>2467.71361936011</text:p>
          </table:table-cell>
          <table:table-cell office:value-type="string" calcext:value-type="string">
            <text:p>title_status_clean</text:p>
          </table:table-cell>
          <table:table-cell table:formula="of:=IFERROR(SEARCH(&quot;manufacturer&quot;;[.C18]); &quot;&quot;)">
            <text:p/>
          </table:table-cell>
          <table:table-cell table:formula="of:=IFERROR(SEARCH(&quot;fuel&quot;;[.$C18]); &quot;&quot;)">
            <text:p/>
          </table:table-cell>
          <table:table-cell table:formula="of:=IFERROR(SEARCH(&quot;cylinder&quot;;[.$C18]); &quot;&quot;)">
            <text:p/>
          </table:table-cell>
          <table:table-cell table:formula="of:=IFERROR(SEARCH(&quot;state&quot;;[.$C18]); &quot;&quot;)">
            <text:p/>
          </table:table-cell>
          <table:table-cell table:formula="of:=IFERROR(SEARCH(&quot;title&quot;;[.$C18]); &quot;&quot;)" office:value-type="float" office:value="1" calcext:value-type="float">
            <text:p>1</text:p>
          </table:table-cell>
          <table:table-cell table:formula="of:=IFERROR(SEARCH(&quot;type&quot;;[.$C18]); &quot;&quot;)">
            <text:p/>
          </table:table-cell>
          <table:table-cell table:number-columns-repeated="2"/>
          <table:table-cell table:formula="of:=IFERROR(SEARCH(&quot;condition&quot;;[.$C18]); &quot;&quot;)">
            <text:p/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448.55478885323" calcext:value-type="float">
            <text:p>2448.55478885323</text:p>
          </table:table-cell>
          <table:table-cell table:style-name="ce3" office:value-type="string" calcext:value-type="string">
            <text:p>year</text:p>
          </table:table-cell>
          <table:table-cell table:formula="of:=IFERROR(SEARCH(&quot;manufacturer&quot;;[.C19]); &quot;&quot;)">
            <text:p/>
          </table:table-cell>
          <table:table-cell table:formula="of:=IFERROR(SEARCH(&quot;fuel&quot;;[.$C19]); &quot;&quot;)">
            <text:p/>
          </table:table-cell>
          <table:table-cell table:formula="of:=IFERROR(SEARCH(&quot;cylinder&quot;;[.$C19]); &quot;&quot;)">
            <text:p/>
          </table:table-cell>
          <table:table-cell table:formula="of:=IFERROR(SEARCH(&quot;state&quot;;[.$C19]); &quot;&quot;)">
            <text:p/>
          </table:table-cell>
          <table:table-cell table:formula="of:=IFERROR(SEARCH(&quot;title&quot;;[.$C19]); &quot;&quot;)">
            <text:p/>
          </table:table-cell>
          <table:table-cell table:formula="of:=IFERROR(SEARCH(&quot;type&quot;;[.$C19]); 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formula="of:=IFERROR(SEARCH(&quot;condition&quot;;[.$C19]); &quot;&quot;)">
            <text:p/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416.8094598835" calcext:value-type="float">
            <text:p>2416.8094598835</text:p>
          </table:table-cell>
          <table:table-cell office:value-type="string" calcext:value-type="string">
            <text:p>drive_4wd</text:p>
          </table:table-cell>
          <table:table-cell table:formula="of:=IFERROR(SEARCH(&quot;manufacturer&quot;;[.C20]); &quot;&quot;)">
            <text:p/>
          </table:table-cell>
          <table:table-cell table:formula="of:=IFERROR(SEARCH(&quot;fuel&quot;;[.$C20]); &quot;&quot;)">
            <text:p/>
          </table:table-cell>
          <table:table-cell table:formula="of:=IFERROR(SEARCH(&quot;cylinder&quot;;[.$C20]); &quot;&quot;)">
            <text:p/>
          </table:table-cell>
          <table:table-cell table:formula="of:=IFERROR(SEARCH(&quot;state&quot;;[.$C20]); &quot;&quot;)">
            <text:p/>
          </table:table-cell>
          <table:table-cell table:formula="of:=IFERROR(SEARCH(&quot;title&quot;;[.$C20]); &quot;&quot;)">
            <text:p/>
          </table:table-cell>
          <table:table-cell table:formula="of:=IFERROR(SEARCH(&quot;type&quot;;[.$C20]); &quot;&quot;)">
            <text:p/>
          </table:table-cell>
          <table:table-cell table:number-columns-repeated="2"/>
          <table:table-cell table:formula="of:=IFERROR(SEARCH(&quot;condition&quot;;[.$C20]); &quot;&quot;)">
            <text:p/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2333.40085181442" calcext:value-type="float">
            <text:p>2333.40085181442</text:p>
          </table:table-cell>
          <table:table-cell office:value-type="string" calcext:value-type="string">
            <text:p>type_coupe</text:p>
          </table:table-cell>
          <table:table-cell table:formula="of:=IFERROR(SEARCH(&quot;manufacturer&quot;;[.C21]); &quot;&quot;)">
            <text:p/>
          </table:table-cell>
          <table:table-cell table:formula="of:=IFERROR(SEARCH(&quot;fuel&quot;;[.$C21]); &quot;&quot;)">
            <text:p/>
          </table:table-cell>
          <table:table-cell table:formula="of:=IFERROR(SEARCH(&quot;cylinder&quot;;[.$C21]); &quot;&quot;)">
            <text:p/>
          </table:table-cell>
          <table:table-cell table:formula="of:=IFERROR(SEARCH(&quot;state&quot;;[.$C21]); &quot;&quot;)">
            <text:p/>
          </table:table-cell>
          <table:table-cell table:formula="of:=IFERROR(SEARCH(&quot;title&quot;;[.$C21]); &quot;&quot;)">
            <text:p/>
          </table:table-cell>
          <table:table-cell table:formula="of:=IFERROR(SEARCH(&quot;type&quot;;[.$C21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21]); &quot;&quot;)">
            <text:p/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2275.45599119775" calcext:value-type="float">
            <text:p>2275.45599119775</text:p>
          </table:table-cell>
          <table:table-cell office:value-type="string" calcext:value-type="string">
            <text:p>state_wa</text:p>
          </table:table-cell>
          <table:table-cell table:formula="of:=IFERROR(SEARCH(&quot;manufacturer&quot;;[.C22]); &quot;&quot;)">
            <text:p/>
          </table:table-cell>
          <table:table-cell table:formula="of:=IFERROR(SEARCH(&quot;fuel&quot;;[.$C22]); &quot;&quot;)">
            <text:p/>
          </table:table-cell>
          <table:table-cell table:formula="of:=IFERROR(SEARCH(&quot;cylinder&quot;;[.$C22]); &quot;&quot;)">
            <text:p/>
          </table:table-cell>
          <table:table-cell table:formula="of:=IFERROR(SEARCH(&quot;state&quot;;[.$C22]); &quot;&quot;)" office:value-type="float" office:value="1" calcext:value-type="float">
            <text:p>1</text:p>
          </table:table-cell>
          <table:table-cell table:formula="of:=IFERROR(SEARCH(&quot;title&quot;;[.$C22]); &quot;&quot;)">
            <text:p/>
          </table:table-cell>
          <table:table-cell table:formula="of:=IFERROR(SEARCH(&quot;type&quot;;[.$C22]); &quot;&quot;)">
            <text:p/>
          </table:table-cell>
          <table:table-cell table:number-columns-repeated="2"/>
          <table:table-cell table:formula="of:=IFERROR(SEARCH(&quot;condition&quot;;[.$C22]); &quot;&quot;)">
            <text:p/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150.5896059438" calcext:value-type="float">
            <text:p>2150.5896059438</text:p>
          </table:table-cell>
          <table:table-cell office:value-type="string" calcext:value-type="string">
            <text:p>manufacturer_audi</text:p>
          </table:table-cell>
          <table:table-cell table:formula="of:=IFERROR(SEARCH(&quot;manufacturer&quot;;[.C23]); &quot;&quot;)" office:value-type="float" office:value="1" calcext:value-type="float">
            <text:p>1</text:p>
          </table:table-cell>
          <table:table-cell table:formula="of:=IFERROR(SEARCH(&quot;fuel&quot;;[.$C23]); &quot;&quot;)">
            <text:p/>
          </table:table-cell>
          <table:table-cell table:formula="of:=IFERROR(SEARCH(&quot;cylinder&quot;;[.$C23]); &quot;&quot;)">
            <text:p/>
          </table:table-cell>
          <table:table-cell table:formula="of:=IFERROR(SEARCH(&quot;state&quot;;[.$C23]); &quot;&quot;)">
            <text:p/>
          </table:table-cell>
          <table:table-cell table:formula="of:=IFERROR(SEARCH(&quot;title&quot;;[.$C23]); &quot;&quot;)">
            <text:p/>
          </table:table-cell>
          <table:table-cell table:formula="of:=IFERROR(SEARCH(&quot;type&quot;;[.$C23]); &quot;&quot;)">
            <text:p/>
          </table:table-cell>
          <table:table-cell table:number-columns-repeated="2"/>
          <table:table-cell table:formula="of:=IFERROR(SEARCH(&quot;condition&quot;;[.$C23]); &quot;&quot;)">
            <text:p/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2146.37366336798" calcext:value-type="float">
            <text:p>2146.37366336798</text:p>
          </table:table-cell>
          <table:table-cell office:value-type="string" calcext:value-type="string">
            <text:p>paint_color_purple</text:p>
          </table:table-cell>
          <table:table-cell table:formula="of:=IFERROR(SEARCH(&quot;manufacturer&quot;;[.C24]); &quot;&quot;)">
            <text:p/>
          </table:table-cell>
          <table:table-cell table:formula="of:=IFERROR(SEARCH(&quot;fuel&quot;;[.$C24]); &quot;&quot;)">
            <text:p/>
          </table:table-cell>
          <table:table-cell table:formula="of:=IFERROR(SEARCH(&quot;cylinder&quot;;[.$C24]); &quot;&quot;)">
            <text:p/>
          </table:table-cell>
          <table:table-cell table:formula="of:=IFERROR(SEARCH(&quot;state&quot;;[.$C24]); &quot;&quot;)">
            <text:p/>
          </table:table-cell>
          <table:table-cell table:formula="of:=IFERROR(SEARCH(&quot;title&quot;;[.$C24]); &quot;&quot;)">
            <text:p/>
          </table:table-cell>
          <table:table-cell table:formula="of:=IFERROR(SEARCH(&quot;type&quot;;[.$C24]); &quot;&quot;)">
            <text:p/>
          </table:table-cell>
          <table:table-cell table:number-columns-repeated="2"/>
          <table:table-cell table:formula="of:=IFERROR(SEARCH(&quot;condition&quot;;[.$C24]); &quot;&quot;)">
            <text:p/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2015.96304559841" calcext:value-type="float">
            <text:p>2015.96304559841</text:p>
          </table:table-cell>
          <table:table-cell office:value-type="string" calcext:value-type="string">
            <text:p>size_unknown</text:p>
          </table:table-cell>
          <table:table-cell table:formula="of:=IFERROR(SEARCH(&quot;manufacturer&quot;;[.C25]); &quot;&quot;)">
            <text:p/>
          </table:table-cell>
          <table:table-cell table:formula="of:=IFERROR(SEARCH(&quot;fuel&quot;;[.$C25]); &quot;&quot;)">
            <text:p/>
          </table:table-cell>
          <table:table-cell table:formula="of:=IFERROR(SEARCH(&quot;cylinder&quot;;[.$C25]); &quot;&quot;)">
            <text:p/>
          </table:table-cell>
          <table:table-cell table:formula="of:=IFERROR(SEARCH(&quot;state&quot;;[.$C25]); &quot;&quot;)">
            <text:p/>
          </table:table-cell>
          <table:table-cell table:formula="of:=IFERROR(SEARCH(&quot;title&quot;;[.$C25]); &quot;&quot;)">
            <text:p/>
          </table:table-cell>
          <table:table-cell table:formula="of:=IFERROR(SEARCH(&quot;type&quot;;[.$C25]); &quot;&quot;)">
            <text:p/>
          </table:table-cell>
          <table:table-cell table:number-columns-repeated="2"/>
          <table:table-cell table:formula="of:=IFERROR(SEARCH(&quot;condition&quot;;[.$C25]); &quot;&quot;)">
            <text:p/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912.22674668246" calcext:value-type="float">
            <text:p>1912.22674668246</text:p>
          </table:table-cell>
          <table:table-cell office:value-type="string" calcext:value-type="string">
            <text:p>state_nd</text:p>
          </table:table-cell>
          <table:table-cell table:formula="of:=IFERROR(SEARCH(&quot;manufacturer&quot;;[.C26]); &quot;&quot;)">
            <text:p/>
          </table:table-cell>
          <table:table-cell table:formula="of:=IFERROR(SEARCH(&quot;fuel&quot;;[.$C26]); &quot;&quot;)">
            <text:p/>
          </table:table-cell>
          <table:table-cell table:formula="of:=IFERROR(SEARCH(&quot;cylinder&quot;;[.$C26]); &quot;&quot;)">
            <text:p/>
          </table:table-cell>
          <table:table-cell table:formula="of:=IFERROR(SEARCH(&quot;state&quot;;[.$C26]); &quot;&quot;)" office:value-type="float" office:value="1" calcext:value-type="float">
            <text:p>1</text:p>
          </table:table-cell>
          <table:table-cell table:formula="of:=IFERROR(SEARCH(&quot;title&quot;;[.$C26]); &quot;&quot;)">
            <text:p/>
          </table:table-cell>
          <table:table-cell table:formula="of:=IFERROR(SEARCH(&quot;type&quot;;[.$C26]); &quot;&quot;)">
            <text:p/>
          </table:table-cell>
          <table:table-cell table:number-columns-repeated="2"/>
          <table:table-cell table:formula="of:=IFERROR(SEARCH(&quot;condition&quot;;[.$C26]); &quot;&quot;)">
            <text:p/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1833.843070382" calcext:value-type="float">
            <text:p>1833.843070382</text:p>
          </table:table-cell>
          <table:table-cell office:value-type="string" calcext:value-type="string">
            <text:p>state_nv</text:p>
          </table:table-cell>
          <table:table-cell table:formula="of:=IFERROR(SEARCH(&quot;manufacturer&quot;;[.C27]); &quot;&quot;)">
            <text:p/>
          </table:table-cell>
          <table:table-cell table:formula="of:=IFERROR(SEARCH(&quot;fuel&quot;;[.$C27]); &quot;&quot;)">
            <text:p/>
          </table:table-cell>
          <table:table-cell table:formula="of:=IFERROR(SEARCH(&quot;cylinder&quot;;[.$C27]); &quot;&quot;)">
            <text:p/>
          </table:table-cell>
          <table:table-cell table:formula="of:=IFERROR(SEARCH(&quot;state&quot;;[.$C27]); &quot;&quot;)" office:value-type="float" office:value="1" calcext:value-type="float">
            <text:p>1</text:p>
          </table:table-cell>
          <table:table-cell table:formula="of:=IFERROR(SEARCH(&quot;title&quot;;[.$C27]); &quot;&quot;)">
            <text:p/>
          </table:table-cell>
          <table:table-cell table:formula="of:=IFERROR(SEARCH(&quot;type&quot;;[.$C27]); &quot;&quot;)">
            <text:p/>
          </table:table-cell>
          <table:table-cell table:number-columns-repeated="2"/>
          <table:table-cell table:formula="of:=IFERROR(SEARCH(&quot;condition&quot;;[.$C27]); &quot;&quot;)">
            <text:p/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754.279441832" calcext:value-type="float">
            <text:p>1754.279441832</text:p>
          </table:table-cell>
          <table:table-cell office:value-type="string" calcext:value-type="string">
            <text:p>manufacturer_morgan</text:p>
          </table:table-cell>
          <table:table-cell table:formula="of:=IFERROR(SEARCH(&quot;manufacturer&quot;;[.C28]); &quot;&quot;)" office:value-type="float" office:value="1" calcext:value-type="float">
            <text:p>1</text:p>
          </table:table-cell>
          <table:table-cell table:formula="of:=IFERROR(SEARCH(&quot;fuel&quot;;[.$C28]); &quot;&quot;)">
            <text:p/>
          </table:table-cell>
          <table:table-cell table:formula="of:=IFERROR(SEARCH(&quot;cylinder&quot;;[.$C28]); &quot;&quot;)">
            <text:p/>
          </table:table-cell>
          <table:table-cell table:formula="of:=IFERROR(SEARCH(&quot;state&quot;;[.$C28]); &quot;&quot;)">
            <text:p/>
          </table:table-cell>
          <table:table-cell table:formula="of:=IFERROR(SEARCH(&quot;title&quot;;[.$C28]); &quot;&quot;)">
            <text:p/>
          </table:table-cell>
          <table:table-cell table:formula="of:=IFERROR(SEARCH(&quot;type&quot;;[.$C28]); &quot;&quot;)">
            <text:p/>
          </table:table-cell>
          <table:table-cell table:number-columns-repeated="2"/>
          <table:table-cell table:formula="of:=IFERROR(SEARCH(&quot;condition&quot;;[.$C28]); 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67.42380880002" calcext:value-type="float">
            <text:p>1667.42380880002</text:p>
          </table:table-cell>
          <table:table-cell office:value-type="string" calcext:value-type="string">
            <text:p>condition_like new</text:p>
          </table:table-cell>
          <table:table-cell table:formula="of:=IFERROR(SEARCH(&quot;manufacturer&quot;;[.C29]); &quot;&quot;)">
            <text:p/>
          </table:table-cell>
          <table:table-cell table:formula="of:=IFERROR(SEARCH(&quot;fuel&quot;;[.$C29]); &quot;&quot;)">
            <text:p/>
          </table:table-cell>
          <table:table-cell table:formula="of:=IFERROR(SEARCH(&quot;cylinder&quot;;[.$C29]); &quot;&quot;)">
            <text:p/>
          </table:table-cell>
          <table:table-cell table:formula="of:=IFERROR(SEARCH(&quot;state&quot;;[.$C29]); &quot;&quot;)">
            <text:p/>
          </table:table-cell>
          <table:table-cell table:formula="of:=IFERROR(SEARCH(&quot;title&quot;;[.$C29]); &quot;&quot;)">
            <text:p/>
          </table:table-cell>
          <table:table-cell table:formula="of:=IFERROR(SEARCH(&quot;type&quot;;[.$C29]); &quot;&quot;)">
            <text:p/>
          </table:table-cell>
          <table:table-cell table:number-columns-repeated="2"/>
          <table:table-cell table:formula="of:=IFERROR(SEARCH(&quot;condition&quot;;[.$C29]); &quot;&quot;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1543.98141288614" calcext:value-type="float">
            <text:p>1543.98141288614</text:p>
          </table:table-cell>
          <table:table-cell office:value-type="string" calcext:value-type="string">
            <text:p>type_truck</text:p>
          </table:table-cell>
          <table:table-cell table:formula="of:=IFERROR(SEARCH(&quot;manufacturer&quot;;[.C30]); &quot;&quot;)">
            <text:p/>
          </table:table-cell>
          <table:table-cell table:formula="of:=IFERROR(SEARCH(&quot;fuel&quot;;[.$C30]); &quot;&quot;)">
            <text:p/>
          </table:table-cell>
          <table:table-cell table:formula="of:=IFERROR(SEARCH(&quot;cylinder&quot;;[.$C30]); &quot;&quot;)">
            <text:p/>
          </table:table-cell>
          <table:table-cell table:formula="of:=IFERROR(SEARCH(&quot;state&quot;;[.$C30]); &quot;&quot;)">
            <text:p/>
          </table:table-cell>
          <table:table-cell table:formula="of:=IFERROR(SEARCH(&quot;title&quot;;[.$C30]); &quot;&quot;)">
            <text:p/>
          </table:table-cell>
          <table:table-cell table:formula="of:=IFERROR(SEARCH(&quot;type&quot;;[.$C30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30]); &quot;&quot;)">
            <text:p/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1528.47961466537" calcext:value-type="float">
            <text:p>1528.47961466537</text:p>
          </table:table-cell>
          <table:table-cell office:value-type="string" calcext:value-type="string">
            <text:p>state_ks</text:p>
          </table:table-cell>
          <table:table-cell table:formula="of:=IFERROR(SEARCH(&quot;manufacturer&quot;;[.C31]); &quot;&quot;)">
            <text:p/>
          </table:table-cell>
          <table:table-cell table:formula="of:=IFERROR(SEARCH(&quot;fuel&quot;;[.$C31]); &quot;&quot;)">
            <text:p/>
          </table:table-cell>
          <table:table-cell table:formula="of:=IFERROR(SEARCH(&quot;cylinder&quot;;[.$C31]); &quot;&quot;)">
            <text:p/>
          </table:table-cell>
          <table:table-cell table:formula="of:=IFERROR(SEARCH(&quot;state&quot;;[.$C31]); &quot;&quot;)" office:value-type="float" office:value="1" calcext:value-type="float">
            <text:p>1</text:p>
          </table:table-cell>
          <table:table-cell table:formula="of:=IFERROR(SEARCH(&quot;title&quot;;[.$C31]); &quot;&quot;)">
            <text:p/>
          </table:table-cell>
          <table:table-cell table:formula="of:=IFERROR(SEARCH(&quot;type&quot;;[.$C31]); &quot;&quot;)">
            <text:p/>
          </table:table-cell>
          <table:table-cell table:number-columns-repeated="2"/>
          <table:table-cell table:formula="of:=IFERROR(SEARCH(&quot;condition&quot;;[.$C31]); &quot;&quot;)">
            <text:p/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508.08910024508" calcext:value-type="float">
            <text:p>1508.08910024508</text:p>
          </table:table-cell>
          <table:table-cell office:value-type="string" calcext:value-type="string">
            <text:p>type_van</text:p>
          </table:table-cell>
          <table:table-cell table:formula="of:=IFERROR(SEARCH(&quot;manufacturer&quot;;[.C32]); &quot;&quot;)">
            <text:p/>
          </table:table-cell>
          <table:table-cell table:formula="of:=IFERROR(SEARCH(&quot;fuel&quot;;[.$C32]); &quot;&quot;)">
            <text:p/>
          </table:table-cell>
          <table:table-cell table:formula="of:=IFERROR(SEARCH(&quot;cylinder&quot;;[.$C32]); &quot;&quot;)">
            <text:p/>
          </table:table-cell>
          <table:table-cell table:formula="of:=IFERROR(SEARCH(&quot;state&quot;;[.$C32]); &quot;&quot;)">
            <text:p/>
          </table:table-cell>
          <table:table-cell table:formula="of:=IFERROR(SEARCH(&quot;title&quot;;[.$C32]); &quot;&quot;)">
            <text:p/>
          </table:table-cell>
          <table:table-cell table:formula="of:=IFERROR(SEARCH(&quot;type&quot;;[.$C32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32]); &quot;&quot;)">
            <text:p/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464.01412087098" calcext:value-type="float">
            <text:p>1464.01412087098</text:p>
          </table:table-cell>
          <table:table-cell office:value-type="string" calcext:value-type="string">
            <text:p>state_wy</text:p>
          </table:table-cell>
          <table:table-cell table:formula="of:=IFERROR(SEARCH(&quot;manufacturer&quot;;[.C33]); &quot;&quot;)">
            <text:p/>
          </table:table-cell>
          <table:table-cell table:formula="of:=IFERROR(SEARCH(&quot;fuel&quot;;[.$C33]); &quot;&quot;)">
            <text:p/>
          </table:table-cell>
          <table:table-cell table:formula="of:=IFERROR(SEARCH(&quot;cylinder&quot;;[.$C33]); &quot;&quot;)">
            <text:p/>
          </table:table-cell>
          <table:table-cell table:formula="of:=IFERROR(SEARCH(&quot;state&quot;;[.$C33]); &quot;&quot;)" office:value-type="float" office:value="1" calcext:value-type="float">
            <text:p>1</text:p>
          </table:table-cell>
          <table:table-cell table:formula="of:=IFERROR(SEARCH(&quot;title&quot;;[.$C33]); &quot;&quot;)">
            <text:p/>
          </table:table-cell>
          <table:table-cell table:formula="of:=IFERROR(SEARCH(&quot;type&quot;;[.$C33]); &quot;&quot;)">
            <text:p/>
          </table:table-cell>
          <table:table-cell table:number-columns-repeated="2"/>
          <table:table-cell table:formula="of:=IFERROR(SEARCH(&quot;condition&quot;;[.$C33]); &quot;&quot;)">
            <text:p/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1442.10127107846" calcext:value-type="float">
            <text:p>1442.10127107846</text:p>
          </table:table-cell>
          <table:table-cell office:value-type="string" calcext:value-type="string">
            <text:p>state_mo</text:p>
          </table:table-cell>
          <table:table-cell table:formula="of:=IFERROR(SEARCH(&quot;manufacturer&quot;;[.C34]); &quot;&quot;)">
            <text:p/>
          </table:table-cell>
          <table:table-cell table:formula="of:=IFERROR(SEARCH(&quot;fuel&quot;;[.$C34]); &quot;&quot;)">
            <text:p/>
          </table:table-cell>
          <table:table-cell table:formula="of:=IFERROR(SEARCH(&quot;cylinder&quot;;[.$C34]); &quot;&quot;)">
            <text:p/>
          </table:table-cell>
          <table:table-cell table:formula="of:=IFERROR(SEARCH(&quot;state&quot;;[.$C34]); &quot;&quot;)" office:value-type="float" office:value="1" calcext:value-type="float">
            <text:p>1</text:p>
          </table:table-cell>
          <table:table-cell table:formula="of:=IFERROR(SEARCH(&quot;title&quot;;[.$C34]); &quot;&quot;)">
            <text:p/>
          </table:table-cell>
          <table:table-cell table:formula="of:=IFERROR(SEARCH(&quot;type&quot;;[.$C34]); &quot;&quot;)">
            <text:p/>
          </table:table-cell>
          <table:table-cell table:number-columns-repeated="2"/>
          <table:table-cell table:formula="of:=IFERROR(SEARCH(&quot;condition&quot;;[.$C34]); &quot;&quot;)">
            <text:p/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1356.00439122872" calcext:value-type="float">
            <text:p>1356.00439122872</text:p>
          </table:table-cell>
          <table:table-cell office:value-type="string" calcext:value-type="string">
            <text:p>state_id</text:p>
          </table:table-cell>
          <table:table-cell table:formula="of:=IFERROR(SEARCH(&quot;manufacturer&quot;;[.C35]); &quot;&quot;)">
            <text:p/>
          </table:table-cell>
          <table:table-cell table:formula="of:=IFERROR(SEARCH(&quot;fuel&quot;;[.$C35]); &quot;&quot;)">
            <text:p/>
          </table:table-cell>
          <table:table-cell table:formula="of:=IFERROR(SEARCH(&quot;cylinder&quot;;[.$C35]); &quot;&quot;)">
            <text:p/>
          </table:table-cell>
          <table:table-cell table:formula="of:=IFERROR(SEARCH(&quot;state&quot;;[.$C35]); &quot;&quot;)" office:value-type="float" office:value="1" calcext:value-type="float">
            <text:p>1</text:p>
          </table:table-cell>
          <table:table-cell table:formula="of:=IFERROR(SEARCH(&quot;title&quot;;[.$C35]); &quot;&quot;)">
            <text:p/>
          </table:table-cell>
          <table:table-cell table:formula="of:=IFERROR(SEARCH(&quot;type&quot;;[.$C35]); &quot;&quot;)">
            <text:p/>
          </table:table-cell>
          <table:table-cell table:number-columns-repeated="2"/>
          <table:table-cell table:formula="of:=IFERROR(SEARCH(&quot;condition&quot;;[.$C35]); &quot;&quot;)">
            <text:p/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339.48399689043" calcext:value-type="float">
            <text:p>1339.48399689043</text:p>
          </table:table-cell>
          <table:table-cell office:value-type="string" calcext:value-type="string">
            <text:p>transmission_other</text:p>
          </table:table-cell>
          <table:table-cell table:formula="of:=IFERROR(SEARCH(&quot;manufacturer&quot;;[.C36]); &quot;&quot;)">
            <text:p/>
          </table:table-cell>
          <table:table-cell table:formula="of:=IFERROR(SEARCH(&quot;fuel&quot;;[.$C36]); &quot;&quot;)">
            <text:p/>
          </table:table-cell>
          <table:table-cell table:formula="of:=IFERROR(SEARCH(&quot;cylinder&quot;;[.$C36]); &quot;&quot;)">
            <text:p/>
          </table:table-cell>
          <table:table-cell table:formula="of:=IFERROR(SEARCH(&quot;state&quot;;[.$C36]); &quot;&quot;)">
            <text:p/>
          </table:table-cell>
          <table:table-cell table:formula="of:=IFERROR(SEARCH(&quot;title&quot;;[.$C36]); &quot;&quot;)">
            <text:p/>
          </table:table-cell>
          <table:table-cell table:formula="of:=IFERROR(SEARCH(&quot;type&quot;;[.$C36]); &quot;&quot;)">
            <text:p/>
          </table:table-cell>
          <table:table-cell table:number-columns-repeated="2"/>
          <table:table-cell table:formula="of:=IFERROR(SEARCH(&quot;condition&quot;;[.$C36]); &quot;&quot;)">
            <text:p/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1339.05308929284" calcext:value-type="float">
            <text:p>1339.05308929284</text:p>
          </table:table-cell>
          <table:table-cell office:value-type="string" calcext:value-type="string">
            <text:p>state_al</text:p>
          </table:table-cell>
          <table:table-cell table:formula="of:=IFERROR(SEARCH(&quot;manufacturer&quot;;[.C37]); &quot;&quot;)">
            <text:p/>
          </table:table-cell>
          <table:table-cell table:formula="of:=IFERROR(SEARCH(&quot;fuel&quot;;[.$C37]); &quot;&quot;)">
            <text:p/>
          </table:table-cell>
          <table:table-cell table:formula="of:=IFERROR(SEARCH(&quot;cylinder&quot;;[.$C37]); &quot;&quot;)">
            <text:p/>
          </table:table-cell>
          <table:table-cell table:formula="of:=IFERROR(SEARCH(&quot;state&quot;;[.$C37]); &quot;&quot;)" office:value-type="float" office:value="1" calcext:value-type="float">
            <text:p>1</text:p>
          </table:table-cell>
          <table:table-cell table:formula="of:=IFERROR(SEARCH(&quot;title&quot;;[.$C37]); &quot;&quot;)">
            <text:p/>
          </table:table-cell>
          <table:table-cell table:formula="of:=IFERROR(SEARCH(&quot;type&quot;;[.$C37]); &quot;&quot;)">
            <text:p/>
          </table:table-cell>
          <table:table-cell table:number-columns-repeated="2"/>
          <table:table-cell table:formula="of:=IFERROR(SEARCH(&quot;condition&quot;;[.$C37]); &quot;&quot;)">
            <text:p/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1336.98452429218" calcext:value-type="float">
            <text:p>1336.98452429218</text:p>
          </table:table-cell>
          <table:table-cell office:value-type="string" calcext:value-type="string">
            <text:p>state_sd</text:p>
          </table:table-cell>
          <table:table-cell table:formula="of:=IFERROR(SEARCH(&quot;manufacturer&quot;;[.C38]); &quot;&quot;)">
            <text:p/>
          </table:table-cell>
          <table:table-cell table:formula="of:=IFERROR(SEARCH(&quot;fuel&quot;;[.$C38]); &quot;&quot;)">
            <text:p/>
          </table:table-cell>
          <table:table-cell table:formula="of:=IFERROR(SEARCH(&quot;cylinder&quot;;[.$C38]); &quot;&quot;)">
            <text:p/>
          </table:table-cell>
          <table:table-cell table:formula="of:=IFERROR(SEARCH(&quot;state&quot;;[.$C38]); &quot;&quot;)" office:value-type="float" office:value="1" calcext:value-type="float">
            <text:p>1</text:p>
          </table:table-cell>
          <table:table-cell table:formula="of:=IFERROR(SEARCH(&quot;title&quot;;[.$C38]); &quot;&quot;)">
            <text:p/>
          </table:table-cell>
          <table:table-cell table:formula="of:=IFERROR(SEARCH(&quot;type&quot;;[.$C38]); &quot;&quot;)">
            <text:p/>
          </table:table-cell>
          <table:table-cell table:number-columns-repeated="2"/>
          <table:table-cell table:formula="of:=IFERROR(SEARCH(&quot;condition&quot;;[.$C38]); &quot;&quot;)">
            <text:p/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1324.63752284858" calcext:value-type="float">
            <text:p>1324.63752284858</text:p>
          </table:table-cell>
          <table:table-cell office:value-type="string" calcext:value-type="string">
            <text:p>state_tn</text:p>
          </table:table-cell>
          <table:table-cell table:formula="of:=IFERROR(SEARCH(&quot;manufacturer&quot;;[.C39]); &quot;&quot;)">
            <text:p/>
          </table:table-cell>
          <table:table-cell table:formula="of:=IFERROR(SEARCH(&quot;fuel&quot;;[.$C39]); &quot;&quot;)">
            <text:p/>
          </table:table-cell>
          <table:table-cell table:formula="of:=IFERROR(SEARCH(&quot;cylinder&quot;;[.$C39]); &quot;&quot;)">
            <text:p/>
          </table:table-cell>
          <table:table-cell table:formula="of:=IFERROR(SEARCH(&quot;state&quot;;[.$C39]); &quot;&quot;)" office:value-type="float" office:value="1" calcext:value-type="float">
            <text:p>1</text:p>
          </table:table-cell>
          <table:table-cell table:formula="of:=IFERROR(SEARCH(&quot;title&quot;;[.$C39]); &quot;&quot;)">
            <text:p/>
          </table:table-cell>
          <table:table-cell table:formula="of:=IFERROR(SEARCH(&quot;type&quot;;[.$C39]); &quot;&quot;)">
            <text:p/>
          </table:table-cell>
          <table:table-cell table:number-columns-repeated="2"/>
          <table:table-cell table:formula="of:=IFERROR(SEARCH(&quot;condition&quot;;[.$C39]); &quot;&quot;)">
            <text:p/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298.17738589772" calcext:value-type="float">
            <text:p>1298.17738589772</text:p>
          </table:table-cell>
          <table:table-cell office:value-type="string" calcext:value-type="string">
            <text:p>manufacturer_lexus</text:p>
          </table:table-cell>
          <table:table-cell table:formula="of:=IFERROR(SEARCH(&quot;manufacturer&quot;;[.C40]); &quot;&quot;)" office:value-type="float" office:value="1" calcext:value-type="float">
            <text:p>1</text:p>
          </table:table-cell>
          <table:table-cell table:formula="of:=IFERROR(SEARCH(&quot;fuel&quot;;[.$C40]); &quot;&quot;)">
            <text:p/>
          </table:table-cell>
          <table:table-cell table:formula="of:=IFERROR(SEARCH(&quot;cylinder&quot;;[.$C40]); &quot;&quot;)">
            <text:p/>
          </table:table-cell>
          <table:table-cell table:formula="of:=IFERROR(SEARCH(&quot;state&quot;;[.$C40]); &quot;&quot;)">
            <text:p/>
          </table:table-cell>
          <table:table-cell table:formula="of:=IFERROR(SEARCH(&quot;title&quot;;[.$C40]); &quot;&quot;)">
            <text:p/>
          </table:table-cell>
          <table:table-cell table:formula="of:=IFERROR(SEARCH(&quot;type&quot;;[.$C40]); &quot;&quot;)">
            <text:p/>
          </table:table-cell>
          <table:table-cell table:number-columns-repeated="2"/>
          <table:table-cell table:formula="of:=IFERROR(SEARCH(&quot;condition&quot;;[.$C40]); &quot;&quot;)">
            <text:p/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292.68128542436" calcext:value-type="float">
            <text:p>1292.68128542436</text:p>
          </table:table-cell>
          <table:table-cell office:value-type="string" calcext:value-type="string">
            <text:p>manufacturer_jaguar</text:p>
          </table:table-cell>
          <table:table-cell table:formula="of:=IFERROR(SEARCH(&quot;manufacturer&quot;;[.C41]); &quot;&quot;)" office:value-type="float" office:value="1" calcext:value-type="float">
            <text:p>1</text:p>
          </table:table-cell>
          <table:table-cell table:formula="of:=IFERROR(SEARCH(&quot;fuel&quot;;[.$C41]); &quot;&quot;)">
            <text:p/>
          </table:table-cell>
          <table:table-cell table:formula="of:=IFERROR(SEARCH(&quot;cylinder&quot;;[.$C41]); &quot;&quot;)">
            <text:p/>
          </table:table-cell>
          <table:table-cell table:formula="of:=IFERROR(SEARCH(&quot;state&quot;;[.$C41]); &quot;&quot;)">
            <text:p/>
          </table:table-cell>
          <table:table-cell table:formula="of:=IFERROR(SEARCH(&quot;title&quot;;[.$C41]); &quot;&quot;)">
            <text:p/>
          </table:table-cell>
          <table:table-cell table:formula="of:=IFERROR(SEARCH(&quot;type&quot;;[.$C41]); &quot;&quot;)">
            <text:p/>
          </table:table-cell>
          <table:table-cell table:number-columns-repeated="2"/>
          <table:table-cell table:formula="of:=IFERROR(SEARCH(&quot;condition&quot;;[.$C41]); &quot;&quot;)">
            <text:p/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235.08662732956" calcext:value-type="float">
            <text:p>1235.08662732956</text:p>
          </table:table-cell>
          <table:table-cell office:value-type="string" calcext:value-type="string">
            <text:p>state_ne</text:p>
          </table:table-cell>
          <table:table-cell table:formula="of:=IFERROR(SEARCH(&quot;manufacturer&quot;;[.C42]); &quot;&quot;)">
            <text:p/>
          </table:table-cell>
          <table:table-cell table:formula="of:=IFERROR(SEARCH(&quot;fuel&quot;;[.$C42]); &quot;&quot;)">
            <text:p/>
          </table:table-cell>
          <table:table-cell table:formula="of:=IFERROR(SEARCH(&quot;cylinder&quot;;[.$C42]); &quot;&quot;)">
            <text:p/>
          </table:table-cell>
          <table:table-cell table:formula="of:=IFERROR(SEARCH(&quot;state&quot;;[.$C42]); &quot;&quot;)" office:value-type="float" office:value="1" calcext:value-type="float">
            <text:p>1</text:p>
          </table:table-cell>
          <table:table-cell table:formula="of:=IFERROR(SEARCH(&quot;title&quot;;[.$C42]); &quot;&quot;)">
            <text:p/>
          </table:table-cell>
          <table:table-cell table:formula="of:=IFERROR(SEARCH(&quot;type&quot;;[.$C42]); &quot;&quot;)">
            <text:p/>
          </table:table-cell>
          <table:table-cell table:number-columns-repeated="2"/>
          <table:table-cell table:formula="of:=IFERROR(SEARCH(&quot;condition&quot;;[.$C42]); &quot;&quot;)">
            <text:p/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143.12642573393" calcext:value-type="float">
            <text:p>1143.12642573393</text:p>
          </table:table-cell>
          <table:table-cell office:value-type="string" calcext:value-type="string">
            <text:p>state_wv</text:p>
          </table:table-cell>
          <table:table-cell table:formula="of:=IFERROR(SEARCH(&quot;manufacturer&quot;;[.C43]); &quot;&quot;)">
            <text:p/>
          </table:table-cell>
          <table:table-cell table:formula="of:=IFERROR(SEARCH(&quot;fuel&quot;;[.$C43]); &quot;&quot;)">
            <text:p/>
          </table:table-cell>
          <table:table-cell table:formula="of:=IFERROR(SEARCH(&quot;cylinder&quot;;[.$C43]); &quot;&quot;)">
            <text:p/>
          </table:table-cell>
          <table:table-cell table:formula="of:=IFERROR(SEARCH(&quot;state&quot;;[.$C43]); &quot;&quot;)" office:value-type="float" office:value="1" calcext:value-type="float">
            <text:p>1</text:p>
          </table:table-cell>
          <table:table-cell table:formula="of:=IFERROR(SEARCH(&quot;title&quot;;[.$C43]); &quot;&quot;)">
            <text:p/>
          </table:table-cell>
          <table:table-cell table:formula="of:=IFERROR(SEARCH(&quot;type&quot;;[.$C43]); &quot;&quot;)">
            <text:p/>
          </table:table-cell>
          <table:table-cell table:number-columns-repeated="2"/>
          <table:table-cell table:formula="of:=IFERROR(SEARCH(&quot;condition&quot;;[.$C43]); &quot;&quot;)">
            <text:p/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1127.36317252743" calcext:value-type="float">
            <text:p>1127.36317252743</text:p>
          </table:table-cell>
          <table:table-cell office:value-type="string" calcext:value-type="string">
            <text:p>state_hi</text:p>
          </table:table-cell>
          <table:table-cell table:formula="of:=IFERROR(SEARCH(&quot;manufacturer&quot;;[.C44]); &quot;&quot;)">
            <text:p/>
          </table:table-cell>
          <table:table-cell table:formula="of:=IFERROR(SEARCH(&quot;fuel&quot;;[.$C44]); &quot;&quot;)">
            <text:p/>
          </table:table-cell>
          <table:table-cell table:formula="of:=IFERROR(SEARCH(&quot;cylinder&quot;;[.$C44]); &quot;&quot;)">
            <text:p/>
          </table:table-cell>
          <table:table-cell table:formula="of:=IFERROR(SEARCH(&quot;state&quot;;[.$C44]); &quot;&quot;)" office:value-type="float" office:value="1" calcext:value-type="float">
            <text:p>1</text:p>
          </table:table-cell>
          <table:table-cell table:formula="of:=IFERROR(SEARCH(&quot;title&quot;;[.$C44]); &quot;&quot;)">
            <text:p/>
          </table:table-cell>
          <table:table-cell table:formula="of:=IFERROR(SEARCH(&quot;type&quot;;[.$C44]); &quot;&quot;)">
            <text:p/>
          </table:table-cell>
          <table:table-cell table:number-columns-repeated="2"/>
          <table:table-cell table:formula="of:=IFERROR(SEARCH(&quot;condition&quot;;[.$C44]); &quot;&quot;)">
            <text:p/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093.06104640298" calcext:value-type="float">
            <text:p>1093.06104640298</text:p>
          </table:table-cell>
          <table:table-cell office:value-type="string" calcext:value-type="string">
            <text:p>state_tx</text:p>
          </table:table-cell>
          <table:table-cell table:formula="of:=IFERROR(SEARCH(&quot;manufacturer&quot;;[.C45]); &quot;&quot;)">
            <text:p/>
          </table:table-cell>
          <table:table-cell table:formula="of:=IFERROR(SEARCH(&quot;fuel&quot;;[.$C45]); &quot;&quot;)">
            <text:p/>
          </table:table-cell>
          <table:table-cell table:formula="of:=IFERROR(SEARCH(&quot;cylinder&quot;;[.$C45]); &quot;&quot;)">
            <text:p/>
          </table:table-cell>
          <table:table-cell table:formula="of:=IFERROR(SEARCH(&quot;state&quot;;[.$C45]); &quot;&quot;)" office:value-type="float" office:value="1" calcext:value-type="float">
            <text:p>1</text:p>
          </table:table-cell>
          <table:table-cell table:formula="of:=IFERROR(SEARCH(&quot;title&quot;;[.$C45]); &quot;&quot;)">
            <text:p/>
          </table:table-cell>
          <table:table-cell table:formula="of:=IFERROR(SEARCH(&quot;type&quot;;[.$C45]); &quot;&quot;)">
            <text:p/>
          </table:table-cell>
          <table:table-cell table:number-columns-repeated="2"/>
          <table:table-cell table:formula="of:=IFERROR(SEARCH(&quot;condition&quot;;[.$C45]); &quot;&quot;)">
            <text:p/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890.436490418386" calcext:value-type="float">
            <text:p>890.436490418386</text:p>
          </table:table-cell>
          <table:table-cell office:value-type="string" calcext:value-type="string">
            <text:p>paint_color_black</text:p>
          </table:table-cell>
          <table:table-cell table:formula="of:=IFERROR(SEARCH(&quot;manufacturer&quot;;[.C46]); &quot;&quot;)">
            <text:p/>
          </table:table-cell>
          <table:table-cell table:formula="of:=IFERROR(SEARCH(&quot;fuel&quot;;[.$C46]); &quot;&quot;)">
            <text:p/>
          </table:table-cell>
          <table:table-cell table:formula="of:=IFERROR(SEARCH(&quot;cylinder&quot;;[.$C46]); &quot;&quot;)">
            <text:p/>
          </table:table-cell>
          <table:table-cell table:formula="of:=IFERROR(SEARCH(&quot;state&quot;;[.$C46]); &quot;&quot;)">
            <text:p/>
          </table:table-cell>
          <table:table-cell table:formula="of:=IFERROR(SEARCH(&quot;title&quot;;[.$C46]); &quot;&quot;)">
            <text:p/>
          </table:table-cell>
          <table:table-cell table:formula="of:=IFERROR(SEARCH(&quot;type&quot;;[.$C46]); &quot;&quot;)">
            <text:p/>
          </table:table-cell>
          <table:table-cell table:number-columns-repeated="2"/>
          <table:table-cell table:formula="of:=IFERROR(SEARCH(&quot;condition&quot;;[.$C46]); &quot;&quot;)">
            <text:p/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864.457158736502" calcext:value-type="float">
            <text:p>864.457158736502</text:p>
          </table:table-cell>
          <table:table-cell office:value-type="string" calcext:value-type="string">
            <text:p>manufacturer_volvo</text:p>
          </table:table-cell>
          <table:table-cell table:formula="of:=IFERROR(SEARCH(&quot;manufacturer&quot;;[.C47]); &quot;&quot;)" office:value-type="float" office:value="1" calcext:value-type="float">
            <text:p>1</text:p>
          </table:table-cell>
          <table:table-cell table:formula="of:=IFERROR(SEARCH(&quot;fuel&quot;;[.$C47]); &quot;&quot;)">
            <text:p/>
          </table:table-cell>
          <table:table-cell table:formula="of:=IFERROR(SEARCH(&quot;cylinder&quot;;[.$C47]); &quot;&quot;)">
            <text:p/>
          </table:table-cell>
          <table:table-cell table:formula="of:=IFERROR(SEARCH(&quot;state&quot;;[.$C47]); &quot;&quot;)">
            <text:p/>
          </table:table-cell>
          <table:table-cell table:formula="of:=IFERROR(SEARCH(&quot;title&quot;;[.$C47]); &quot;&quot;)">
            <text:p/>
          </table:table-cell>
          <table:table-cell table:formula="of:=IFERROR(SEARCH(&quot;type&quot;;[.$C47]); &quot;&quot;)">
            <text:p/>
          </table:table-cell>
          <table:table-cell table:number-columns-repeated="2"/>
          <table:table-cell table:formula="of:=IFERROR(SEARCH(&quot;condition&quot;;[.$C47]); &quot;&quot;)">
            <text:p/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805.148888721176" calcext:value-type="float">
            <text:p>805.148888721176</text:p>
          </table:table-cell>
          <table:table-cell office:value-type="string" calcext:value-type="string">
            <text:p>title_status_unknown</text:p>
          </table:table-cell>
          <table:table-cell table:formula="of:=IFERROR(SEARCH(&quot;manufacturer&quot;;[.C48]); &quot;&quot;)">
            <text:p/>
          </table:table-cell>
          <table:table-cell table:formula="of:=IFERROR(SEARCH(&quot;fuel&quot;;[.$C48]); &quot;&quot;)">
            <text:p/>
          </table:table-cell>
          <table:table-cell table:formula="of:=IFERROR(SEARCH(&quot;cylinder&quot;;[.$C48]); &quot;&quot;)">
            <text:p/>
          </table:table-cell>
          <table:table-cell table:formula="of:=IFERROR(SEARCH(&quot;state&quot;;[.$C48]); &quot;&quot;)">
            <text:p/>
          </table:table-cell>
          <table:table-cell table:formula="of:=IFERROR(SEARCH(&quot;title&quot;;[.$C48]); &quot;&quot;)" office:value-type="float" office:value="1" calcext:value-type="float">
            <text:p>1</text:p>
          </table:table-cell>
          <table:table-cell table:formula="of:=IFERROR(SEARCH(&quot;type&quot;;[.$C48]); &quot;&quot;)">
            <text:p/>
          </table:table-cell>
          <table:table-cell table:number-columns-repeated="2"/>
          <table:table-cell table:formula="of:=IFERROR(SEARCH(&quot;condition&quot;;[.$C48]); &quot;&quot;)">
            <text:p/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788.965516358776" calcext:value-type="float">
            <text:p>788.965516358776</text:p>
          </table:table-cell>
          <table:table-cell office:value-type="string" calcext:value-type="string">
            <text:p>drive_rwd</text:p>
          </table:table-cell>
          <table:table-cell table:formula="of:=IFERROR(SEARCH(&quot;manufacturer&quot;;[.C49]); &quot;&quot;)">
            <text:p/>
          </table:table-cell>
          <table:table-cell table:formula="of:=IFERROR(SEARCH(&quot;fuel&quot;;[.$C49]); &quot;&quot;)">
            <text:p/>
          </table:table-cell>
          <table:table-cell table:formula="of:=IFERROR(SEARCH(&quot;cylinder&quot;;[.$C49]); &quot;&quot;)">
            <text:p/>
          </table:table-cell>
          <table:table-cell table:formula="of:=IFERROR(SEARCH(&quot;state&quot;;[.$C49]); &quot;&quot;)">
            <text:p/>
          </table:table-cell>
          <table:table-cell table:formula="of:=IFERROR(SEARCH(&quot;title&quot;;[.$C49]); &quot;&quot;)">
            <text:p/>
          </table:table-cell>
          <table:table-cell table:formula="of:=IFERROR(SEARCH(&quot;type&quot;;[.$C49]); &quot;&quot;)">
            <text:p/>
          </table:table-cell>
          <table:table-cell table:number-columns-repeated="2"/>
          <table:table-cell table:formula="of:=IFERROR(SEARCH(&quot;condition&quot;;[.$C49]); 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6.380183035669" calcext:value-type="float">
            <text:p>766.380183035669</text:p>
          </table:table-cell>
          <table:table-cell office:value-type="string" calcext:value-type="string">
            <text:p>condition_good</text:p>
          </table:table-cell>
          <table:table-cell table:formula="of:=IFERROR(SEARCH(&quot;manufacturer&quot;;[.C50]); &quot;&quot;)">
            <text:p/>
          </table:table-cell>
          <table:table-cell table:formula="of:=IFERROR(SEARCH(&quot;fuel&quot;;[.$C50]); &quot;&quot;)">
            <text:p/>
          </table:table-cell>
          <table:table-cell table:formula="of:=IFERROR(SEARCH(&quot;cylinder&quot;;[.$C50]); &quot;&quot;)">
            <text:p/>
          </table:table-cell>
          <table:table-cell table:formula="of:=IFERROR(SEARCH(&quot;state&quot;;[.$C50]); &quot;&quot;)">
            <text:p/>
          </table:table-cell>
          <table:table-cell table:formula="of:=IFERROR(SEARCH(&quot;title&quot;;[.$C50]); &quot;&quot;)">
            <text:p/>
          </table:table-cell>
          <table:table-cell table:formula="of:=IFERROR(SEARCH(&quot;type&quot;;[.$C50]); &quot;&quot;)">
            <text:p/>
          </table:table-cell>
          <table:table-cell table:number-columns-repeated="2"/>
          <table:table-cell table:formula="of:=IFERROR(SEARCH(&quot;condition&quot;;[.$C50]); &quot;&quot;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761.52611569039" calcext:value-type="float">
            <text:p>761.52611569039</text:p>
          </table:table-cell>
          <table:table-cell office:value-type="string" calcext:value-type="string">
            <text:p>type_offroad</text:p>
          </table:table-cell>
          <table:table-cell table:formula="of:=IFERROR(SEARCH(&quot;manufacturer&quot;;[.C51]); &quot;&quot;)">
            <text:p/>
          </table:table-cell>
          <table:table-cell table:formula="of:=IFERROR(SEARCH(&quot;fuel&quot;;[.$C51]); &quot;&quot;)">
            <text:p/>
          </table:table-cell>
          <table:table-cell table:formula="of:=IFERROR(SEARCH(&quot;cylinder&quot;;[.$C51]); &quot;&quot;)">
            <text:p/>
          </table:table-cell>
          <table:table-cell table:formula="of:=IFERROR(SEARCH(&quot;state&quot;;[.$C51]); &quot;&quot;)">
            <text:p/>
          </table:table-cell>
          <table:table-cell table:formula="of:=IFERROR(SEARCH(&quot;title&quot;;[.$C51]); &quot;&quot;)">
            <text:p/>
          </table:table-cell>
          <table:table-cell table:formula="of:=IFERROR(SEARCH(&quot;type&quot;;[.$C51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51]); &quot;&quot;)">
            <text:p/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674.196730648488" calcext:value-type="float">
            <text:p>674.196730648488</text:p>
          </table:table-cell>
          <table:table-cell office:value-type="string" calcext:value-type="string">
            <text:p>cylinders_8 cylinders</text:p>
          </table:table-cell>
          <table:table-cell table:formula="of:=IFERROR(SEARCH(&quot;manufacturer&quot;;[.C52]); &quot;&quot;)">
            <text:p/>
          </table:table-cell>
          <table:table-cell table:formula="of:=IFERROR(SEARCH(&quot;fuel&quot;;[.$C52]); &quot;&quot;)">
            <text:p/>
          </table:table-cell>
          <table:table-cell table:formula="of:=IFERROR(SEARCH(&quot;cylinder&quot;;[.$C52]); &quot;&quot;)" office:value-type="float" office:value="1" calcext:value-type="float">
            <text:p>1</text:p>
          </table:table-cell>
          <table:table-cell table:formula="of:=IFERROR(SEARCH(&quot;state&quot;;[.$C52]); &quot;&quot;)">
            <text:p/>
          </table:table-cell>
          <table:table-cell table:formula="of:=IFERROR(SEARCH(&quot;title&quot;;[.$C52]); &quot;&quot;)">
            <text:p/>
          </table:table-cell>
          <table:table-cell table:formula="of:=IFERROR(SEARCH(&quot;type&quot;;[.$C52]); &quot;&quot;)">
            <text:p/>
          </table:table-cell>
          <table:table-cell table:number-columns-repeated="2"/>
          <table:table-cell table:formula="of:=IFERROR(SEARCH(&quot;condition&quot;;[.$C52]); &quot;&quot;)">
            <text:p/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58.464564661551" calcext:value-type="float">
            <text:p>658.464564661551</text:p>
          </table:table-cell>
          <table:table-cell office:value-type="string" calcext:value-type="string">
            <text:p>paint_color_yellow</text:p>
          </table:table-cell>
          <table:table-cell table:formula="of:=IFERROR(SEARCH(&quot;manufacturer&quot;;[.C53]); &quot;&quot;)">
            <text:p/>
          </table:table-cell>
          <table:table-cell table:formula="of:=IFERROR(SEARCH(&quot;fuel&quot;;[.$C53]); &quot;&quot;)">
            <text:p/>
          </table:table-cell>
          <table:table-cell table:formula="of:=IFERROR(SEARCH(&quot;cylinder&quot;;[.$C53]); &quot;&quot;)">
            <text:p/>
          </table:table-cell>
          <table:table-cell table:formula="of:=IFERROR(SEARCH(&quot;state&quot;;[.$C53]); &quot;&quot;)">
            <text:p/>
          </table:table-cell>
          <table:table-cell table:formula="of:=IFERROR(SEARCH(&quot;title&quot;;[.$C53]); &quot;&quot;)">
            <text:p/>
          </table:table-cell>
          <table:table-cell table:formula="of:=IFERROR(SEARCH(&quot;type&quot;;[.$C53]); &quot;&quot;)">
            <text:p/>
          </table:table-cell>
          <table:table-cell table:number-columns-repeated="2"/>
          <table:table-cell table:formula="of:=IFERROR(SEARCH(&quot;condition&quot;;[.$C53]); &quot;&quot;)">
            <text:p/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533.913077230981" calcext:value-type="float">
            <text:p>533.913077230981</text:p>
          </table:table-cell>
          <table:table-cell office:value-type="string" calcext:value-type="string">
            <text:p>state_co</text:p>
          </table:table-cell>
          <table:table-cell table:formula="of:=IFERROR(SEARCH(&quot;manufacturer&quot;;[.C54]); &quot;&quot;)">
            <text:p/>
          </table:table-cell>
          <table:table-cell table:formula="of:=IFERROR(SEARCH(&quot;fuel&quot;;[.$C54]); &quot;&quot;)">
            <text:p/>
          </table:table-cell>
          <table:table-cell table:formula="of:=IFERROR(SEARCH(&quot;cylinder&quot;;[.$C54]); &quot;&quot;)">
            <text:p/>
          </table:table-cell>
          <table:table-cell table:formula="of:=IFERROR(SEARCH(&quot;state&quot;;[.$C54]); &quot;&quot;)" office:value-type="float" office:value="1" calcext:value-type="float">
            <text:p>1</text:p>
          </table:table-cell>
          <table:table-cell table:formula="of:=IFERROR(SEARCH(&quot;title&quot;;[.$C54]); &quot;&quot;)">
            <text:p/>
          </table:table-cell>
          <table:table-cell table:formula="of:=IFERROR(SEARCH(&quot;type&quot;;[.$C54]); &quot;&quot;)">
            <text:p/>
          </table:table-cell>
          <table:table-cell table:number-columns-repeated="2"/>
          <table:table-cell table:formula="of:=IFERROR(SEARCH(&quot;condition&quot;;[.$C54]); &quot;&quot;)">
            <text:p/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493.584426053352" calcext:value-type="float">
            <text:p>493.584426053352</text:p>
          </table:table-cell>
          <table:table-cell office:value-type="string" calcext:value-type="string">
            <text:p>state_ky</text:p>
          </table:table-cell>
          <table:table-cell table:formula="of:=IFERROR(SEARCH(&quot;manufacturer&quot;;[.C55]); &quot;&quot;)">
            <text:p/>
          </table:table-cell>
          <table:table-cell table:formula="of:=IFERROR(SEARCH(&quot;fuel&quot;;[.$C55]); &quot;&quot;)">
            <text:p/>
          </table:table-cell>
          <table:table-cell table:formula="of:=IFERROR(SEARCH(&quot;cylinder&quot;;[.$C55]); &quot;&quot;)">
            <text:p/>
          </table:table-cell>
          <table:table-cell table:formula="of:=IFERROR(SEARCH(&quot;state&quot;;[.$C55]); &quot;&quot;)" office:value-type="float" office:value="1" calcext:value-type="float">
            <text:p>1</text:p>
          </table:table-cell>
          <table:table-cell table:formula="of:=IFERROR(SEARCH(&quot;title&quot;;[.$C55]); &quot;&quot;)">
            <text:p/>
          </table:table-cell>
          <table:table-cell table:formula="of:=IFERROR(SEARCH(&quot;type&quot;;[.$C55]); &quot;&quot;)">
            <text:p/>
          </table:table-cell>
          <table:table-cell table:number-columns-repeated="2"/>
          <table:table-cell table:formula="of:=IFERROR(SEARCH(&quot;condition&quot;;[.$C55]); &quot;&quot;)">
            <text:p/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416.711962019109" calcext:value-type="float">
            <text:p>416.711962019109</text:p>
          </table:table-cell>
          <table:table-cell office:value-type="string" calcext:value-type="string">
            <text:p>paint_color_custom</text:p>
          </table:table-cell>
          <table:table-cell table:formula="of:=IFERROR(SEARCH(&quot;manufacturer&quot;;[.C56]); &quot;&quot;)">
            <text:p/>
          </table:table-cell>
          <table:table-cell table:formula="of:=IFERROR(SEARCH(&quot;fuel&quot;;[.$C56]); &quot;&quot;)">
            <text:p/>
          </table:table-cell>
          <table:table-cell table:formula="of:=IFERROR(SEARCH(&quot;cylinder&quot;;[.$C56]); &quot;&quot;)">
            <text:p/>
          </table:table-cell>
          <table:table-cell table:formula="of:=IFERROR(SEARCH(&quot;state&quot;;[.$C56]); &quot;&quot;)">
            <text:p/>
          </table:table-cell>
          <table:table-cell table:formula="of:=IFERROR(SEARCH(&quot;title&quot;;[.$C56]); &quot;&quot;)">
            <text:p/>
          </table:table-cell>
          <table:table-cell table:formula="of:=IFERROR(SEARCH(&quot;type&quot;;[.$C56]); &quot;&quot;)">
            <text:p/>
          </table:table-cell>
          <table:table-cell table:number-columns-repeated="2"/>
          <table:table-cell table:formula="of:=IFERROR(SEARCH(&quot;condition&quot;;[.$C56]); &quot;&quot;)">
            <text:p/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401.954421288852" calcext:value-type="float">
            <text:p>401.954421288852</text:p>
          </table:table-cell>
          <table:table-cell office:value-type="string" calcext:value-type="string">
            <text:p>state_az</text:p>
          </table:table-cell>
          <table:table-cell table:formula="of:=IFERROR(SEARCH(&quot;manufacturer&quot;;[.C57]); &quot;&quot;)">
            <text:p/>
          </table:table-cell>
          <table:table-cell table:formula="of:=IFERROR(SEARCH(&quot;fuel&quot;;[.$C57]); &quot;&quot;)">
            <text:p/>
          </table:table-cell>
          <table:table-cell table:formula="of:=IFERROR(SEARCH(&quot;cylinder&quot;;[.$C57]); &quot;&quot;)">
            <text:p/>
          </table:table-cell>
          <table:table-cell table:formula="of:=IFERROR(SEARCH(&quot;state&quot;;[.$C57]); &quot;&quot;)" office:value-type="float" office:value="1" calcext:value-type="float">
            <text:p>1</text:p>
          </table:table-cell>
          <table:table-cell table:formula="of:=IFERROR(SEARCH(&quot;title&quot;;[.$C57]); &quot;&quot;)">
            <text:p/>
          </table:table-cell>
          <table:table-cell table:formula="of:=IFERROR(SEARCH(&quot;type&quot;;[.$C57]); &quot;&quot;)">
            <text:p/>
          </table:table-cell>
          <table:table-cell table:number-columns-repeated="2"/>
          <table:table-cell table:formula="of:=IFERROR(SEARCH(&quot;condition&quot;;[.$C57]); &quot;&quot;)">
            <text:p/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394.686562318094" calcext:value-type="float">
            <text:p>394.686562318094</text:p>
          </table:table-cell>
          <table:table-cell office:value-type="string" calcext:value-type="string">
            <text:p>type_mini-van</text:p>
          </table:table-cell>
          <table:table-cell table:formula="of:=IFERROR(SEARCH(&quot;manufacturer&quot;;[.C58]); &quot;&quot;)">
            <text:p/>
          </table:table-cell>
          <table:table-cell table:formula="of:=IFERROR(SEARCH(&quot;fuel&quot;;[.$C58]); &quot;&quot;)">
            <text:p/>
          </table:table-cell>
          <table:table-cell table:formula="of:=IFERROR(SEARCH(&quot;cylinder&quot;;[.$C58]); &quot;&quot;)">
            <text:p/>
          </table:table-cell>
          <table:table-cell table:formula="of:=IFERROR(SEARCH(&quot;state&quot;;[.$C58]); &quot;&quot;)">
            <text:p/>
          </table:table-cell>
          <table:table-cell table:formula="of:=IFERROR(SEARCH(&quot;title&quot;;[.$C58]); &quot;&quot;)">
            <text:p/>
          </table:table-cell>
          <table:table-cell table:formula="of:=IFERROR(SEARCH(&quot;type&quot;;[.$C58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58]); &quot;&quot;)">
            <text:p/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71.224629531598" calcext:value-type="float">
            <text:p>371.224629531598</text:p>
          </table:table-cell>
          <table:table-cell office:value-type="string" calcext:value-type="string">
            <text:p>type_other</text:p>
          </table:table-cell>
          <table:table-cell table:formula="of:=IFERROR(SEARCH(&quot;manufacturer&quot;;[.C59]); &quot;&quot;)">
            <text:p/>
          </table:table-cell>
          <table:table-cell table:formula="of:=IFERROR(SEARCH(&quot;fuel&quot;;[.$C59]); &quot;&quot;)">
            <text:p/>
          </table:table-cell>
          <table:table-cell table:formula="of:=IFERROR(SEARCH(&quot;cylinder&quot;;[.$C59]); &quot;&quot;)">
            <text:p/>
          </table:table-cell>
          <table:table-cell table:formula="of:=IFERROR(SEARCH(&quot;state&quot;;[.$C59]); &quot;&quot;)">
            <text:p/>
          </table:table-cell>
          <table:table-cell table:formula="of:=IFERROR(SEARCH(&quot;title&quot;;[.$C59]); &quot;&quot;)">
            <text:p/>
          </table:table-cell>
          <table:table-cell table:formula="of:=IFERROR(SEARCH(&quot;type&quot;;[.$C59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59]); &quot;&quot;)">
            <text:p/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360.94454665223" calcext:value-type="float">
            <text:p>360.94454665223</text:p>
          </table:table-cell>
          <table:table-cell office:value-type="string" calcext:value-type="string">
            <text:p>cylinders_10 cylinders</text:p>
          </table:table-cell>
          <table:table-cell table:formula="of:=IFERROR(SEARCH(&quot;manufacturer&quot;;[.C60]); &quot;&quot;)">
            <text:p/>
          </table:table-cell>
          <table:table-cell table:formula="of:=IFERROR(SEARCH(&quot;fuel&quot;;[.$C60]); &quot;&quot;)">
            <text:p/>
          </table:table-cell>
          <table:table-cell table:formula="of:=IFERROR(SEARCH(&quot;cylinder&quot;;[.$C60]); &quot;&quot;)" office:value-type="float" office:value="1" calcext:value-type="float">
            <text:p>1</text:p>
          </table:table-cell>
          <table:table-cell table:formula="of:=IFERROR(SEARCH(&quot;state&quot;;[.$C60]); &quot;&quot;)">
            <text:p/>
          </table:table-cell>
          <table:table-cell table:formula="of:=IFERROR(SEARCH(&quot;title&quot;;[.$C60]); &quot;&quot;)">
            <text:p/>
          </table:table-cell>
          <table:table-cell table:formula="of:=IFERROR(SEARCH(&quot;type&quot;;[.$C60]); &quot;&quot;)">
            <text:p/>
          </table:table-cell>
          <table:table-cell table:number-columns-repeated="2"/>
          <table:table-cell table:formula="of:=IFERROR(SEARCH(&quot;condition&quot;;[.$C60]); &quot;&quot;)">
            <text:p/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325.398297884836" calcext:value-type="float">
            <text:p>325.398297884836</text:p>
          </table:table-cell>
          <table:table-cell office:value-type="string" calcext:value-type="string">
            <text:p>paint_color_white</text:p>
          </table:table-cell>
          <table:table-cell table:formula="of:=IFERROR(SEARCH(&quot;manufacturer&quot;;[.C61]); &quot;&quot;)">
            <text:p/>
          </table:table-cell>
          <table:table-cell table:formula="of:=IFERROR(SEARCH(&quot;fuel&quot;;[.$C61]); &quot;&quot;)">
            <text:p/>
          </table:table-cell>
          <table:table-cell table:formula="of:=IFERROR(SEARCH(&quot;cylinder&quot;;[.$C61]); &quot;&quot;)">
            <text:p/>
          </table:table-cell>
          <table:table-cell table:formula="of:=IFERROR(SEARCH(&quot;state&quot;;[.$C61]); &quot;&quot;)">
            <text:p/>
          </table:table-cell>
          <table:table-cell table:formula="of:=IFERROR(SEARCH(&quot;title&quot;;[.$C61]); &quot;&quot;)">
            <text:p/>
          </table:table-cell>
          <table:table-cell table:formula="of:=IFERROR(SEARCH(&quot;type&quot;;[.$C61]); &quot;&quot;)">
            <text:p/>
          </table:table-cell>
          <table:table-cell table:number-columns-repeated="2"/>
          <table:table-cell table:formula="of:=IFERROR(SEARCH(&quot;condition&quot;;[.$C61]); &quot;&quot;)">
            <text:p/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293.807182943467" calcext:value-type="float">
            <text:p>293.807182943467</text:p>
          </table:table-cell>
          <table:table-cell office:value-type="string" calcext:value-type="string">
            <text:p>paint_color_orange</text:p>
          </table:table-cell>
          <table:table-cell table:formula="of:=IFERROR(SEARCH(&quot;manufacturer&quot;;[.C62]); &quot;&quot;)">
            <text:p/>
          </table:table-cell>
          <table:table-cell table:formula="of:=IFERROR(SEARCH(&quot;fuel&quot;;[.$C62]); &quot;&quot;)">
            <text:p/>
          </table:table-cell>
          <table:table-cell table:formula="of:=IFERROR(SEARCH(&quot;cylinder&quot;;[.$C62]); &quot;&quot;)">
            <text:p/>
          </table:table-cell>
          <table:table-cell table:formula="of:=IFERROR(SEARCH(&quot;state&quot;;[.$C62]); &quot;&quot;)">
            <text:p/>
          </table:table-cell>
          <table:table-cell table:formula="of:=IFERROR(SEARCH(&quot;title&quot;;[.$C62]); &quot;&quot;)">
            <text:p/>
          </table:table-cell>
          <table:table-cell table:formula="of:=IFERROR(SEARCH(&quot;type&quot;;[.$C62]); &quot;&quot;)">
            <text:p/>
          </table:table-cell>
          <table:table-cell table:number-columns-repeated="2"/>
          <table:table-cell table:formula="of:=IFERROR(SEARCH(&quot;condition&quot;;[.$C62]); &quot;&quot;)">
            <text:p/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285.725904545812" calcext:value-type="float">
            <text:p>285.725904545812</text:p>
          </table:table-cell>
          <table:table-cell office:value-type="string" calcext:value-type="string">
            <text:p>state_ia</text:p>
          </table:table-cell>
          <table:table-cell table:formula="of:=IFERROR(SEARCH(&quot;manufacturer&quot;;[.C63]); &quot;&quot;)">
            <text:p/>
          </table:table-cell>
          <table:table-cell table:formula="of:=IFERROR(SEARCH(&quot;fuel&quot;;[.$C63]); &quot;&quot;)">
            <text:p/>
          </table:table-cell>
          <table:table-cell table:formula="of:=IFERROR(SEARCH(&quot;cylinder&quot;;[.$C63]); &quot;&quot;)">
            <text:p/>
          </table:table-cell>
          <table:table-cell table:formula="of:=IFERROR(SEARCH(&quot;state&quot;;[.$C63]); &quot;&quot;)" office:value-type="float" office:value="1" calcext:value-type="float">
            <text:p>1</text:p>
          </table:table-cell>
          <table:table-cell table:formula="of:=IFERROR(SEARCH(&quot;title&quot;;[.$C63]); &quot;&quot;)">
            <text:p/>
          </table:table-cell>
          <table:table-cell table:formula="of:=IFERROR(SEARCH(&quot;type&quot;;[.$C63]); &quot;&quot;)">
            <text:p/>
          </table:table-cell>
          <table:table-cell table:number-columns-repeated="2"/>
          <table:table-cell table:formula="of:=IFERROR(SEARCH(&quot;condition&quot;;[.$C63]); &quot;&quot;)">
            <text:p/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92.469775938537" calcext:value-type="float">
            <text:p>192.469775938537</text:p>
          </table:table-cell>
          <table:table-cell office:value-type="string" calcext:value-type="string">
            <text:p>transmission_manual</text:p>
          </table:table-cell>
          <table:table-cell table:formula="of:=IFERROR(SEARCH(&quot;manufacturer&quot;;[.C64]); &quot;&quot;)">
            <text:p/>
          </table:table-cell>
          <table:table-cell table:formula="of:=IFERROR(SEARCH(&quot;fuel&quot;;[.$C64]); &quot;&quot;)">
            <text:p/>
          </table:table-cell>
          <table:table-cell table:formula="of:=IFERROR(SEARCH(&quot;cylinder&quot;;[.$C64]); &quot;&quot;)">
            <text:p/>
          </table:table-cell>
          <table:table-cell table:formula="of:=IFERROR(SEARCH(&quot;state&quot;;[.$C64]); &quot;&quot;)">
            <text:p/>
          </table:table-cell>
          <table:table-cell table:formula="of:=IFERROR(SEARCH(&quot;title&quot;;[.$C64]); &quot;&quot;)">
            <text:p/>
          </table:table-cell>
          <table:table-cell table:formula="of:=IFERROR(SEARCH(&quot;type&quot;;[.$C64]); &quot;&quot;)">
            <text:p/>
          </table:table-cell>
          <table:table-cell table:number-columns-repeated="2"/>
          <table:table-cell table:formula="of:=IFERROR(SEARCH(&quot;condition&quot;;[.$C64]); &quot;&quot;)">
            <text:p/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56.203604524747" calcext:value-type="float">
            <text:p>156.203604524747</text:p>
          </table:table-cell>
          <table:table-cell office:value-type="string" calcext:value-type="string">
            <text:p>manufacturer_acura</text:p>
          </table:table-cell>
          <table:table-cell table:formula="of:=IFERROR(SEARCH(&quot;manufacturer&quot;;[.C65]); &quot;&quot;)" office:value-type="float" office:value="1" calcext:value-type="float">
            <text:p>1</text:p>
          </table:table-cell>
          <table:table-cell table:formula="of:=IFERROR(SEARCH(&quot;fuel&quot;;[.$C65]); &quot;&quot;)">
            <text:p/>
          </table:table-cell>
          <table:table-cell table:formula="of:=IFERROR(SEARCH(&quot;cylinder&quot;;[.$C65]); &quot;&quot;)">
            <text:p/>
          </table:table-cell>
          <table:table-cell table:formula="of:=IFERROR(SEARCH(&quot;state&quot;;[.$C65]); &quot;&quot;)">
            <text:p/>
          </table:table-cell>
          <table:table-cell table:formula="of:=IFERROR(SEARCH(&quot;title&quot;;[.$C65]); &quot;&quot;)">
            <text:p/>
          </table:table-cell>
          <table:table-cell table:formula="of:=IFERROR(SEARCH(&quot;type&quot;;[.$C65]); &quot;&quot;)">
            <text:p/>
          </table:table-cell>
          <table:table-cell table:number-columns-repeated="2"/>
          <table:table-cell table:formula="of:=IFERROR(SEARCH(&quot;condition&quot;;[.$C65]); 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2.882015548433" calcext:value-type="float">
            <text:p>152.882015548433</text:p>
          </table:table-cell>
          <table:table-cell office:value-type="string" calcext:value-type="string">
            <text:p>condition_excellent</text:p>
          </table:table-cell>
          <table:table-cell table:formula="of:=IFERROR(SEARCH(&quot;manufacturer&quot;;[.C66]); &quot;&quot;)">
            <text:p/>
          </table:table-cell>
          <table:table-cell table:formula="of:=IFERROR(SEARCH(&quot;fuel&quot;;[.$C66]); &quot;&quot;)">
            <text:p/>
          </table:table-cell>
          <table:table-cell table:formula="of:=IFERROR(SEARCH(&quot;cylinder&quot;;[.$C66]); &quot;&quot;)">
            <text:p/>
          </table:table-cell>
          <table:table-cell table:formula="of:=IFERROR(SEARCH(&quot;state&quot;;[.$C66]); &quot;&quot;)">
            <text:p/>
          </table:table-cell>
          <table:table-cell table:formula="of:=IFERROR(SEARCH(&quot;title&quot;;[.$C66]); &quot;&quot;)">
            <text:p/>
          </table:table-cell>
          <table:table-cell table:formula="of:=IFERROR(SEARCH(&quot;type&quot;;[.$C66]); &quot;&quot;)">
            <text:p/>
          </table:table-cell>
          <table:table-cell table:number-columns-repeated="2"/>
          <table:table-cell table:formula="of:=IFERROR(SEARCH(&quot;condition&quot;;[.$C66]); &quot;&quot;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26.5104278669887" calcext:value-type="float">
            <text:p>26.5104278669887</text:p>
          </table:table-cell>
          <table:table-cell office:value-type="string" calcext:value-type="string">
            <text:p>paint_color_grey</text:p>
          </table:table-cell>
          <table:table-cell table:formula="of:=IFERROR(SEARCH(&quot;manufacturer&quot;;[.C67]); &quot;&quot;)">
            <text:p/>
          </table:table-cell>
          <table:table-cell table:formula="of:=IFERROR(SEARCH(&quot;fuel&quot;;[.$C67]); &quot;&quot;)">
            <text:p/>
          </table:table-cell>
          <table:table-cell table:formula="of:=IFERROR(SEARCH(&quot;cylinder&quot;;[.$C67]); &quot;&quot;)">
            <text:p/>
          </table:table-cell>
          <table:table-cell table:formula="of:=IFERROR(SEARCH(&quot;state&quot;;[.$C67]); &quot;&quot;)">
            <text:p/>
          </table:table-cell>
          <table:table-cell table:formula="of:=IFERROR(SEARCH(&quot;title&quot;;[.$C67]); &quot;&quot;)">
            <text:p/>
          </table:table-cell>
          <table:table-cell table:formula="of:=IFERROR(SEARCH(&quot;type&quot;;[.$C67]); &quot;&quot;)">
            <text:p/>
          </table:table-cell>
          <table:table-cell table:number-columns-repeated="2"/>
          <table:table-cell table:formula="of:=IFERROR(SEARCH(&quot;condition&quot;;[.$C67]); &quot;&quot;)">
            <text:p/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-19.2974462372237" calcext:value-type="float">
            <text:p>-19.2974462372237</text:p>
          </table:table-cell>
          <table:table-cell office:value-type="string" calcext:value-type="string">
            <text:p>manufacturer_cadillac</text:p>
          </table:table-cell>
          <table:table-cell table:formula="of:=IFERROR(SEARCH(&quot;manufacturer&quot;;[.C68]); &quot;&quot;)" office:value-type="float" office:value="1" calcext:value-type="float">
            <text:p>1</text:p>
          </table:table-cell>
          <table:table-cell table:formula="of:=IFERROR(SEARCH(&quot;fuel&quot;;[.$C68]); &quot;&quot;)">
            <text:p/>
          </table:table-cell>
          <table:table-cell table:formula="of:=IFERROR(SEARCH(&quot;cylinder&quot;;[.$C68]); &quot;&quot;)">
            <text:p/>
          </table:table-cell>
          <table:table-cell table:formula="of:=IFERROR(SEARCH(&quot;state&quot;;[.$C68]); &quot;&quot;)">
            <text:p/>
          </table:table-cell>
          <table:table-cell table:formula="of:=IFERROR(SEARCH(&quot;title&quot;;[.$C68]); &quot;&quot;)">
            <text:p/>
          </table:table-cell>
          <table:table-cell table:formula="of:=IFERROR(SEARCH(&quot;type&quot;;[.$C68]); &quot;&quot;)">
            <text:p/>
          </table:table-cell>
          <table:table-cell table:number-columns-repeated="2"/>
          <table:table-cell table:formula="of:=IFERROR(SEARCH(&quot;condition&quot;;[.$C68]); &quot;&quot;)">
            <text:p/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-20.6796668316034" calcext:value-type="float">
            <text:p>-20.6796668316034</text:p>
          </table:table-cell>
          <table:table-cell office:value-type="string" calcext:value-type="string">
            <text:p>manufacturer_lincoln</text:p>
          </table:table-cell>
          <table:table-cell table:formula="of:=IFERROR(SEARCH(&quot;manufacturer&quot;;[.C69]); &quot;&quot;)" office:value-type="float" office:value="1" calcext:value-type="float">
            <text:p>1</text:p>
          </table:table-cell>
          <table:table-cell table:formula="of:=IFERROR(SEARCH(&quot;fuel&quot;;[.$C69]); &quot;&quot;)">
            <text:p/>
          </table:table-cell>
          <table:table-cell table:formula="of:=IFERROR(SEARCH(&quot;cylinder&quot;;[.$C69]); &quot;&quot;)">
            <text:p/>
          </table:table-cell>
          <table:table-cell table:formula="of:=IFERROR(SEARCH(&quot;state&quot;;[.$C69]); &quot;&quot;)">
            <text:p/>
          </table:table-cell>
          <table:table-cell table:formula="of:=IFERROR(SEARCH(&quot;title&quot;;[.$C69]); &quot;&quot;)">
            <text:p/>
          </table:table-cell>
          <table:table-cell table:formula="of:=IFERROR(SEARCH(&quot;type&quot;;[.$C69]); &quot;&quot;)">
            <text:p/>
          </table:table-cell>
          <table:table-cell table:number-columns-repeated="2"/>
          <table:table-cell table:formula="of:=IFERROR(SEARCH(&quot;condition&quot;;[.$C69]); 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59.7811268240401" calcext:value-type="float">
            <text:p>-59.7811268240401</text:p>
          </table:table-cell>
          <table:table-cell office:value-type="string" calcext:value-type="string">
            <text:p>condition_unknown</text:p>
          </table:table-cell>
          <table:table-cell table:formula="of:=IFERROR(SEARCH(&quot;manufacturer&quot;;[.C70]); &quot;&quot;)">
            <text:p/>
          </table:table-cell>
          <table:table-cell table:formula="of:=IFERROR(SEARCH(&quot;fuel&quot;;[.$C70]); &quot;&quot;)">
            <text:p/>
          </table:table-cell>
          <table:table-cell table:formula="of:=IFERROR(SEARCH(&quot;cylinder&quot;;[.$C70]); &quot;&quot;)">
            <text:p/>
          </table:table-cell>
          <table:table-cell table:formula="of:=IFERROR(SEARCH(&quot;state&quot;;[.$C70]); &quot;&quot;)">
            <text:p/>
          </table:table-cell>
          <table:table-cell table:formula="of:=IFERROR(SEARCH(&quot;title&quot;;[.$C70]); &quot;&quot;)">
            <text:p/>
          </table:table-cell>
          <table:table-cell table:formula="of:=IFERROR(SEARCH(&quot;type&quot;;[.$C70]); &quot;&quot;)">
            <text:p/>
          </table:table-cell>
          <table:table-cell table:number-columns-repeated="2"/>
          <table:table-cell table:formula="of:=IFERROR(SEARCH(&quot;condition&quot;;[.$C70]); &quot;&quot;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-60.1202038877549" calcext:value-type="float">
            <text:p>-60.1202038877549</text:p>
          </table:table-cell>
          <table:table-cell office:value-type="string" calcext:value-type="string">
            <text:p>state_in</text:p>
          </table:table-cell>
          <table:table-cell table:formula="of:=IFERROR(SEARCH(&quot;manufacturer&quot;;[.C71]); &quot;&quot;)">
            <text:p/>
          </table:table-cell>
          <table:table-cell table:formula="of:=IFERROR(SEARCH(&quot;fuel&quot;;[.$C71]); &quot;&quot;)">
            <text:p/>
          </table:table-cell>
          <table:table-cell table:formula="of:=IFERROR(SEARCH(&quot;cylinder&quot;;[.$C71]); &quot;&quot;)">
            <text:p/>
          </table:table-cell>
          <table:table-cell table:formula="of:=IFERROR(SEARCH(&quot;state&quot;;[.$C71]); &quot;&quot;)" office:value-type="float" office:value="1" calcext:value-type="float">
            <text:p>1</text:p>
          </table:table-cell>
          <table:table-cell table:formula="of:=IFERROR(SEARCH(&quot;title&quot;;[.$C71]); &quot;&quot;)">
            <text:p/>
          </table:table-cell>
          <table:table-cell table:formula="of:=IFERROR(SEARCH(&quot;type&quot;;[.$C71]); &quot;&quot;)">
            <text:p/>
          </table:table-cell>
          <table:table-cell table:number-columns-repeated="2"/>
          <table:table-cell table:formula="of:=IFERROR(SEARCH(&quot;condition&quot;;[.$C71]); &quot;&quot;)">
            <text:p/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-81.080056364041" calcext:value-type="float">
            <text:p>-81.080056364041</text:p>
          </table:table-cell>
          <table:table-cell office:value-type="string" calcext:value-type="string">
            <text:p>paint_color_red</text:p>
          </table:table-cell>
          <table:table-cell table:formula="of:=IFERROR(SEARCH(&quot;manufacturer&quot;;[.C72]); &quot;&quot;)">
            <text:p/>
          </table:table-cell>
          <table:table-cell table:formula="of:=IFERROR(SEARCH(&quot;fuel&quot;;[.$C72]); &quot;&quot;)">
            <text:p/>
          </table:table-cell>
          <table:table-cell table:formula="of:=IFERROR(SEARCH(&quot;cylinder&quot;;[.$C72]); &quot;&quot;)">
            <text:p/>
          </table:table-cell>
          <table:table-cell table:formula="of:=IFERROR(SEARCH(&quot;state&quot;;[.$C72]); &quot;&quot;)">
            <text:p/>
          </table:table-cell>
          <table:table-cell table:formula="of:=IFERROR(SEARCH(&quot;title&quot;;[.$C72]); &quot;&quot;)">
            <text:p/>
          </table:table-cell>
          <table:table-cell table:formula="of:=IFERROR(SEARCH(&quot;type&quot;;[.$C72]); &quot;&quot;)">
            <text:p/>
          </table:table-cell>
          <table:table-cell table:number-columns-repeated="2"/>
          <table:table-cell table:formula="of:=IFERROR(SEARCH(&quot;condition&quot;;[.$C72]); &quot;&quot;)">
            <text:p/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-98.0800614376311" calcext:value-type="float">
            <text:p>-98.0800614376311</text:p>
          </table:table-cell>
          <table:table-cell office:value-type="string" calcext:value-type="string">
            <text:p>size_mid-size</text:p>
          </table:table-cell>
          <table:table-cell table:formula="of:=IFERROR(SEARCH(&quot;manufacturer&quot;;[.C73]); &quot;&quot;)">
            <text:p/>
          </table:table-cell>
          <table:table-cell table:formula="of:=IFERROR(SEARCH(&quot;fuel&quot;;[.$C73]); &quot;&quot;)">
            <text:p/>
          </table:table-cell>
          <table:table-cell table:formula="of:=IFERROR(SEARCH(&quot;cylinder&quot;;[.$C73]); &quot;&quot;)">
            <text:p/>
          </table:table-cell>
          <table:table-cell table:formula="of:=IFERROR(SEARCH(&quot;state&quot;;[.$C73]); &quot;&quot;)">
            <text:p/>
          </table:table-cell>
          <table:table-cell table:formula="of:=IFERROR(SEARCH(&quot;title&quot;;[.$C73]); &quot;&quot;)">
            <text:p/>
          </table:table-cell>
          <table:table-cell table:formula="of:=IFERROR(SEARCH(&quot;type&quot;;[.$C73]); &quot;&quot;)">
            <text:p/>
          </table:table-cell>
          <table:table-cell table:number-columns-repeated="2"/>
          <table:table-cell table:formula="of:=IFERROR(SEARCH(&quot;condition&quot;;[.$C73]); &quot;&quot;)">
            <text:p/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-180.799913570736" calcext:value-type="float">
            <text:p>-180.799913570736</text:p>
          </table:table-cell>
          <table:table-cell office:value-type="string" calcext:value-type="string">
            <text:p>state_fl</text:p>
          </table:table-cell>
          <table:table-cell table:formula="of:=IFERROR(SEARCH(&quot;manufacturer&quot;;[.C74]); &quot;&quot;)">
            <text:p/>
          </table:table-cell>
          <table:table-cell table:formula="of:=IFERROR(SEARCH(&quot;fuel&quot;;[.$C74]); &quot;&quot;)">
            <text:p/>
          </table:table-cell>
          <table:table-cell table:formula="of:=IFERROR(SEARCH(&quot;cylinder&quot;;[.$C74]); &quot;&quot;)">
            <text:p/>
          </table:table-cell>
          <table:table-cell table:formula="of:=IFERROR(SEARCH(&quot;state&quot;;[.$C74]); &quot;&quot;)" office:value-type="float" office:value="1" calcext:value-type="float">
            <text:p>1</text:p>
          </table:table-cell>
          <table:table-cell table:formula="of:=IFERROR(SEARCH(&quot;title&quot;;[.$C74]); &quot;&quot;)">
            <text:p/>
          </table:table-cell>
          <table:table-cell table:formula="of:=IFERROR(SEARCH(&quot;type&quot;;[.$C74]); &quot;&quot;)">
            <text:p/>
          </table:table-cell>
          <table:table-cell table:number-columns-repeated="2"/>
          <table:table-cell table:formula="of:=IFERROR(SEARCH(&quot;condition&quot;;[.$C74]); &quot;&quot;)">
            <text:p/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-195.728389667219" calcext:value-type="float">
            <text:p>-195.728389667219</text:p>
          </table:table-cell>
          <table:table-cell office:value-type="string" calcext:value-type="string">
            <text:p>paint_color_blue</text:p>
          </table:table-cell>
          <table:table-cell table:formula="of:=IFERROR(SEARCH(&quot;manufacturer&quot;;[.C75]); &quot;&quot;)">
            <text:p/>
          </table:table-cell>
          <table:table-cell table:formula="of:=IFERROR(SEARCH(&quot;fuel&quot;;[.$C75]); &quot;&quot;)">
            <text:p/>
          </table:table-cell>
          <table:table-cell table:formula="of:=IFERROR(SEARCH(&quot;cylinder&quot;;[.$C75]); &quot;&quot;)">
            <text:p/>
          </table:table-cell>
          <table:table-cell table:formula="of:=IFERROR(SEARCH(&quot;state&quot;;[.$C75]); &quot;&quot;)">
            <text:p/>
          </table:table-cell>
          <table:table-cell table:formula="of:=IFERROR(SEARCH(&quot;title&quot;;[.$C75]); &quot;&quot;)">
            <text:p/>
          </table:table-cell>
          <table:table-cell table:formula="of:=IFERROR(SEARCH(&quot;type&quot;;[.$C75]); &quot;&quot;)">
            <text:p/>
          </table:table-cell>
          <table:table-cell table:number-columns-repeated="2"/>
          <table:table-cell table:formula="of:=IFERROR(SEARCH(&quot;condition&quot;;[.$C75]); &quot;&quot;)">
            <text:p/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-196.805045692363" calcext:value-type="float">
            <text:p>-196.805045692363</text:p>
          </table:table-cell>
          <table:table-cell office:value-type="string" calcext:value-type="string">
            <text:p>state_sc</text:p>
          </table:table-cell>
          <table:table-cell table:formula="of:=IFERROR(SEARCH(&quot;manufacturer&quot;;[.C76]); &quot;&quot;)">
            <text:p/>
          </table:table-cell>
          <table:table-cell table:formula="of:=IFERROR(SEARCH(&quot;fuel&quot;;[.$C76]); &quot;&quot;)">
            <text:p/>
          </table:table-cell>
          <table:table-cell table:formula="of:=IFERROR(SEARCH(&quot;cylinder&quot;;[.$C76]); &quot;&quot;)">
            <text:p/>
          </table:table-cell>
          <table:table-cell table:formula="of:=IFERROR(SEARCH(&quot;state&quot;;[.$C76]); &quot;&quot;)" office:value-type="float" office:value="1" calcext:value-type="float">
            <text:p>1</text:p>
          </table:table-cell>
          <table:table-cell table:formula="of:=IFERROR(SEARCH(&quot;title&quot;;[.$C76]); &quot;&quot;)">
            <text:p/>
          </table:table-cell>
          <table:table-cell table:formula="of:=IFERROR(SEARCH(&quot;type&quot;;[.$C76]); &quot;&quot;)">
            <text:p/>
          </table:table-cell>
          <table:table-cell table:number-columns-repeated="2"/>
          <table:table-cell table:formula="of:=IFERROR(SEARCH(&quot;condition&quot;;[.$C76]); &quot;&quot;)">
            <text:p/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-279.954682213879" calcext:value-type="float">
            <text:p>-279.954682213879</text:p>
          </table:table-cell>
          <table:table-cell office:value-type="string" calcext:value-type="string">
            <text:p>state_nm</text:p>
          </table:table-cell>
          <table:table-cell table:formula="of:=IFERROR(SEARCH(&quot;manufacturer&quot;;[.C77]); &quot;&quot;)">
            <text:p/>
          </table:table-cell>
          <table:table-cell table:formula="of:=IFERROR(SEARCH(&quot;fuel&quot;;[.$C77]); &quot;&quot;)">
            <text:p/>
          </table:table-cell>
          <table:table-cell table:formula="of:=IFERROR(SEARCH(&quot;cylinder&quot;;[.$C77]); &quot;&quot;)">
            <text:p/>
          </table:table-cell>
          <table:table-cell table:formula="of:=IFERROR(SEARCH(&quot;state&quot;;[.$C77]); &quot;&quot;)" office:value-type="float" office:value="1" calcext:value-type="float">
            <text:p>1</text:p>
          </table:table-cell>
          <table:table-cell table:formula="of:=IFERROR(SEARCH(&quot;title&quot;;[.$C77]); &quot;&quot;)">
            <text:p/>
          </table:table-cell>
          <table:table-cell table:formula="of:=IFERROR(SEARCH(&quot;type&quot;;[.$C77]); &quot;&quot;)">
            <text:p/>
          </table:table-cell>
          <table:table-cell table:number-columns-repeated="2"/>
          <table:table-cell table:formula="of:=IFERROR(SEARCH(&quot;condition&quot;;[.$C77]); &quot;&quot;)">
            <text:p/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-311.571684270603" calcext:value-type="float">
            <text:p>-311.571684270603</text:p>
          </table:table-cell>
          <table:table-cell office:value-type="string" calcext:value-type="string">
            <text:p>manufacturer_gmc</text:p>
          </table:table-cell>
          <table:table-cell table:formula="of:=IFERROR(SEARCH(&quot;manufacturer&quot;;[.C78]); &quot;&quot;)" office:value-type="float" office:value="1" calcext:value-type="float">
            <text:p>1</text:p>
          </table:table-cell>
          <table:table-cell table:formula="of:=IFERROR(SEARCH(&quot;fuel&quot;;[.$C78]); &quot;&quot;)">
            <text:p/>
          </table:table-cell>
          <table:table-cell table:formula="of:=IFERROR(SEARCH(&quot;cylinder&quot;;[.$C78]); &quot;&quot;)">
            <text:p/>
          </table:table-cell>
          <table:table-cell table:formula="of:=IFERROR(SEARCH(&quot;state&quot;;[.$C78]); &quot;&quot;)">
            <text:p/>
          </table:table-cell>
          <table:table-cell table:formula="of:=IFERROR(SEARCH(&quot;title&quot;;[.$C78]); &quot;&quot;)">
            <text:p/>
          </table:table-cell>
          <table:table-cell table:formula="of:=IFERROR(SEARCH(&quot;type&quot;;[.$C78]); &quot;&quot;)">
            <text:p/>
          </table:table-cell>
          <table:table-cell table:number-columns-repeated="2"/>
          <table:table-cell table:formula="of:=IFERROR(SEARCH(&quot;condition&quot;;[.$C78]); &quot;&quot;)">
            <text:p/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-367.551045306434" calcext:value-type="float">
            <text:p>-367.551045306434</text:p>
          </table:table-cell>
          <table:table-cell office:value-type="string" calcext:value-type="string">
            <text:p>state_ms</text:p>
          </table:table-cell>
          <table:table-cell table:formula="of:=IFERROR(SEARCH(&quot;manufacturer&quot;;[.C79]); &quot;&quot;)">
            <text:p/>
          </table:table-cell>
          <table:table-cell table:formula="of:=IFERROR(SEARCH(&quot;fuel&quot;;[.$C79]); &quot;&quot;)">
            <text:p/>
          </table:table-cell>
          <table:table-cell table:formula="of:=IFERROR(SEARCH(&quot;cylinder&quot;;[.$C79]); &quot;&quot;)">
            <text:p/>
          </table:table-cell>
          <table:table-cell table:formula="of:=IFERROR(SEARCH(&quot;state&quot;;[.$C79]); &quot;&quot;)" office:value-type="float" office:value="1" calcext:value-type="float">
            <text:p>1</text:p>
          </table:table-cell>
          <table:table-cell table:formula="of:=IFERROR(SEARCH(&quot;title&quot;;[.$C79]); &quot;&quot;)">
            <text:p/>
          </table:table-cell>
          <table:table-cell table:formula="of:=IFERROR(SEARCH(&quot;type&quot;;[.$C79]); &quot;&quot;)">
            <text:p/>
          </table:table-cell>
          <table:table-cell table:number-columns-repeated="2"/>
          <table:table-cell table:formula="of:=IFERROR(SEARCH(&quot;condition&quot;;[.$C79]); &quot;&quot;)">
            <text:p/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-419.973331951875" calcext:value-type="float">
            <text:p>-419.973331951875</text:p>
          </table:table-cell>
          <table:table-cell office:value-type="string" calcext:value-type="string">
            <text:p>size_compact</text:p>
          </table:table-cell>
          <table:table-cell table:formula="of:=IFERROR(SEARCH(&quot;manufacturer&quot;;[.C80]); &quot;&quot;)">
            <text:p/>
          </table:table-cell>
          <table:table-cell table:formula="of:=IFERROR(SEARCH(&quot;fuel&quot;;[.$C80]); &quot;&quot;)">
            <text:p/>
          </table:table-cell>
          <table:table-cell table:formula="of:=IFERROR(SEARCH(&quot;cylinder&quot;;[.$C80]); &quot;&quot;)">
            <text:p/>
          </table:table-cell>
          <table:table-cell table:formula="of:=IFERROR(SEARCH(&quot;state&quot;;[.$C80]); &quot;&quot;)">
            <text:p/>
          </table:table-cell>
          <table:table-cell table:formula="of:=IFERROR(SEARCH(&quot;title&quot;;[.$C80]); &quot;&quot;)">
            <text:p/>
          </table:table-cell>
          <table:table-cell table:formula="of:=IFERROR(SEARCH(&quot;type&quot;;[.$C80]); &quot;&quot;)">
            <text:p/>
          </table:table-cell>
          <table:table-cell table:number-columns-repeated="2"/>
          <table:table-cell table:formula="of:=IFERROR(SEARCH(&quot;condition&quot;;[.$C80]); &quot;&quot;)">
            <text:p/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-522.740992691546" calcext:value-type="float">
            <text:p>-522.740992691546</text:p>
          </table:table-cell>
          <table:table-cell office:value-type="string" calcext:value-type="string">
            <text:p>state_ca</text:p>
          </table:table-cell>
          <table:table-cell table:formula="of:=IFERROR(SEARCH(&quot;manufacturer&quot;;[.C81]); &quot;&quot;)">
            <text:p/>
          </table:table-cell>
          <table:table-cell table:formula="of:=IFERROR(SEARCH(&quot;fuel&quot;;[.$C81]); &quot;&quot;)">
            <text:p/>
          </table:table-cell>
          <table:table-cell table:formula="of:=IFERROR(SEARCH(&quot;cylinder&quot;;[.$C81]); &quot;&quot;)">
            <text:p/>
          </table:table-cell>
          <table:table-cell table:formula="of:=IFERROR(SEARCH(&quot;state&quot;;[.$C81]); &quot;&quot;)" office:value-type="float" office:value="1" calcext:value-type="float">
            <text:p>1</text:p>
          </table:table-cell>
          <table:table-cell table:formula="of:=IFERROR(SEARCH(&quot;title&quot;;[.$C81]); &quot;&quot;)">
            <text:p/>
          </table:table-cell>
          <table:table-cell table:formula="of:=IFERROR(SEARCH(&quot;type&quot;;[.$C81]); &quot;&quot;)">
            <text:p/>
          </table:table-cell>
          <table:table-cell table:number-columns-repeated="2"/>
          <table:table-cell table:formula="of:=IFERROR(SEARCH(&quot;condition&quot;;[.$C81]); &quot;&quot;)">
            <text:p/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-544.207377944976" calcext:value-type="float">
            <text:p>-544.207377944976</text:p>
          </table:table-cell>
          <table:table-cell office:value-type="string" calcext:value-type="string">
            <text:p>size_full-size</text:p>
          </table:table-cell>
          <table:table-cell table:formula="of:=IFERROR(SEARCH(&quot;manufacturer&quot;;[.C82]); &quot;&quot;)">
            <text:p/>
          </table:table-cell>
          <table:table-cell table:formula="of:=IFERROR(SEARCH(&quot;fuel&quot;;[.$C82]); &quot;&quot;)">
            <text:p/>
          </table:table-cell>
          <table:table-cell table:formula="of:=IFERROR(SEARCH(&quot;cylinder&quot;;[.$C82]); &quot;&quot;)">
            <text:p/>
          </table:table-cell>
          <table:table-cell table:formula="of:=IFERROR(SEARCH(&quot;state&quot;;[.$C82]); &quot;&quot;)">
            <text:p/>
          </table:table-cell>
          <table:table-cell table:formula="of:=IFERROR(SEARCH(&quot;title&quot;;[.$C82]); &quot;&quot;)">
            <text:p/>
          </table:table-cell>
          <table:table-cell table:formula="of:=IFERROR(SEARCH(&quot;type&quot;;[.$C82]); &quot;&quot;)">
            <text:p/>
          </table:table-cell>
          <table:table-cell table:number-columns-repeated="2"/>
          <table:table-cell table:formula="of:=IFERROR(SEARCH(&quot;condition&quot;;[.$C82]); &quot;&quot;)">
            <text:p/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-569.634347301118" calcext:value-type="float">
            <text:p>-569.634347301118</text:p>
          </table:table-cell>
          <table:table-cell office:value-type="string" calcext:value-type="string">
            <text:p>fuel_other</text:p>
          </table:table-cell>
          <table:table-cell table:formula="of:=IFERROR(SEARCH(&quot;manufacturer&quot;;[.C83]); &quot;&quot;)">
            <text:p/>
          </table:table-cell>
          <table:table-cell table:formula="of:=IFERROR(SEARCH(&quot;fuel&quot;;[.$C83]); &quot;&quot;)" office:value-type="float" office:value="1" calcext:value-type="float">
            <text:p>1</text:p>
          </table:table-cell>
          <table:table-cell table:formula="of:=IFERROR(SEARCH(&quot;cylinder&quot;;[.$C83]); &quot;&quot;)">
            <text:p/>
          </table:table-cell>
          <table:table-cell table:formula="of:=IFERROR(SEARCH(&quot;state&quot;;[.$C83]); &quot;&quot;)">
            <text:p/>
          </table:table-cell>
          <table:table-cell table:formula="of:=IFERROR(SEARCH(&quot;title&quot;;[.$C83]); &quot;&quot;)">
            <text:p/>
          </table:table-cell>
          <table:table-cell table:formula="of:=IFERROR(SEARCH(&quot;type&quot;;[.$C83]); &quot;&quot;)">
            <text:p/>
          </table:table-cell>
          <table:table-cell table:number-columns-repeated="2"/>
          <table:table-cell table:formula="of:=IFERROR(SEARCH(&quot;condition&quot;;[.$C83]); &quot;&quot;)">
            <text:p/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-570.507003653043" calcext:value-type="float">
            <text:p>-570.507003653043</text:p>
          </table:table-cell>
          <table:table-cell office:value-type="string" calcext:value-type="string">
            <text:p>state_ri</text:p>
          </table:table-cell>
          <table:table-cell table:formula="of:=IFERROR(SEARCH(&quot;manufacturer&quot;;[.C84]); &quot;&quot;)">
            <text:p/>
          </table:table-cell>
          <table:table-cell table:formula="of:=IFERROR(SEARCH(&quot;fuel&quot;;[.$C84]); &quot;&quot;)">
            <text:p/>
          </table:table-cell>
          <table:table-cell table:formula="of:=IFERROR(SEARCH(&quot;cylinder&quot;;[.$C84]); &quot;&quot;)">
            <text:p/>
          </table:table-cell>
          <table:table-cell table:formula="of:=IFERROR(SEARCH(&quot;state&quot;;[.$C84]); &quot;&quot;)" office:value-type="float" office:value="1" calcext:value-type="float">
            <text:p>1</text:p>
          </table:table-cell>
          <table:table-cell table:formula="of:=IFERROR(SEARCH(&quot;title&quot;;[.$C84]); &quot;&quot;)">
            <text:p/>
          </table:table-cell>
          <table:table-cell table:formula="of:=IFERROR(SEARCH(&quot;type&quot;;[.$C84]); &quot;&quot;)">
            <text:p/>
          </table:table-cell>
          <table:table-cell table:number-columns-repeated="2"/>
          <table:table-cell table:formula="of:=IFERROR(SEARCH(&quot;condition&quot;;[.$C84]); &quot;&quot;)">
            <text:p/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-615.696308024085" calcext:value-type="float">
            <text:p>-615.696308024085</text:p>
          </table:table-cell>
          <table:table-cell office:value-type="string" calcext:value-type="string">
            <text:p>manufacturer_ram</text:p>
          </table:table-cell>
          <table:table-cell table:formula="of:=IFERROR(SEARCH(&quot;manufacturer&quot;;[.C85]); &quot;&quot;)" office:value-type="float" office:value="1" calcext:value-type="float">
            <text:p>1</text:p>
          </table:table-cell>
          <table:table-cell table:formula="of:=IFERROR(SEARCH(&quot;fuel&quot;;[.$C85]); &quot;&quot;)">
            <text:p/>
          </table:table-cell>
          <table:table-cell table:formula="of:=IFERROR(SEARCH(&quot;cylinder&quot;;[.$C85]); &quot;&quot;)">
            <text:p/>
          </table:table-cell>
          <table:table-cell table:formula="of:=IFERROR(SEARCH(&quot;state&quot;;[.$C85]); &quot;&quot;)">
            <text:p/>
          </table:table-cell>
          <table:table-cell table:formula="of:=IFERROR(SEARCH(&quot;title&quot;;[.$C85]); &quot;&quot;)">
            <text:p/>
          </table:table-cell>
          <table:table-cell table:formula="of:=IFERROR(SEARCH(&quot;type&quot;;[.$C85]); &quot;&quot;)">
            <text:p/>
          </table:table-cell>
          <table:table-cell table:number-columns-repeated="2"/>
          <table:table-cell table:formula="of:=IFERROR(SEARCH(&quot;condition&quot;;[.$C85]); &quot;&quot;)">
            <text:p/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-627.114749980923" calcext:value-type="float">
            <text:p>-627.114749980923</text:p>
          </table:table-cell>
          <table:table-cell office:value-type="string" calcext:value-type="string">
            <text:p>manufacturer_toyota</text:p>
          </table:table-cell>
          <table:table-cell table:formula="of:=IFERROR(SEARCH(&quot;manufacturer&quot;;[.C86]); &quot;&quot;)" office:value-type="float" office:value="1" calcext:value-type="float">
            <text:p>1</text:p>
          </table:table-cell>
          <table:table-cell table:formula="of:=IFERROR(SEARCH(&quot;fuel&quot;;[.$C86]); &quot;&quot;)">
            <text:p/>
          </table:table-cell>
          <table:table-cell table:formula="of:=IFERROR(SEARCH(&quot;cylinder&quot;;[.$C86]); &quot;&quot;)">
            <text:p/>
          </table:table-cell>
          <table:table-cell table:formula="of:=IFERROR(SEARCH(&quot;state&quot;;[.$C86]); &quot;&quot;)">
            <text:p/>
          </table:table-cell>
          <table:table-cell table:formula="of:=IFERROR(SEARCH(&quot;title&quot;;[.$C86]); &quot;&quot;)">
            <text:p/>
          </table:table-cell>
          <table:table-cell table:formula="of:=IFERROR(SEARCH(&quot;type&quot;;[.$C86]); &quot;&quot;)">
            <text:p/>
          </table:table-cell>
          <table:table-cell table:number-columns-repeated="2"/>
          <table:table-cell table:formula="of:=IFERROR(SEARCH(&quot;condition&quot;;[.$C86]); &quot;&quot;)">
            <text:p/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-639.449213164455" calcext:value-type="float">
            <text:p>-639.449213164455</text:p>
          </table:table-cell>
          <table:table-cell office:value-type="string" calcext:value-type="string">
            <text:p>paint_color_brown</text:p>
          </table:table-cell>
          <table:table-cell table:formula="of:=IFERROR(SEARCH(&quot;manufacturer&quot;;[.C87]); &quot;&quot;)">
            <text:p/>
          </table:table-cell>
          <table:table-cell table:formula="of:=IFERROR(SEARCH(&quot;fuel&quot;;[.$C87]); &quot;&quot;)">
            <text:p/>
          </table:table-cell>
          <table:table-cell table:formula="of:=IFERROR(SEARCH(&quot;cylinder&quot;;[.$C87]); &quot;&quot;)">
            <text:p/>
          </table:table-cell>
          <table:table-cell table:formula="of:=IFERROR(SEARCH(&quot;state&quot;;[.$C87]); &quot;&quot;)">
            <text:p/>
          </table:table-cell>
          <table:table-cell table:formula="of:=IFERROR(SEARCH(&quot;title&quot;;[.$C87]); &quot;&quot;)">
            <text:p/>
          </table:table-cell>
          <table:table-cell table:formula="of:=IFERROR(SEARCH(&quot;type&quot;;[.$C87]); &quot;&quot;)">
            <text:p/>
          </table:table-cell>
          <table:table-cell table:number-columns-repeated="2"/>
          <table:table-cell table:formula="of:=IFERROR(SEARCH(&quot;condition&quot;;[.$C87]); &quot;&quot;)">
            <text:p/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-648.310317155229" calcext:value-type="float">
            <text:p>-648.310317155229</text:p>
          </table:table-cell>
          <table:table-cell office:value-type="string" calcext:value-type="string">
            <text:p>state_ga</text:p>
          </table:table-cell>
          <table:table-cell table:formula="of:=IFERROR(SEARCH(&quot;manufacturer&quot;;[.C88]); &quot;&quot;)">
            <text:p/>
          </table:table-cell>
          <table:table-cell table:formula="of:=IFERROR(SEARCH(&quot;fuel&quot;;[.$C88]); &quot;&quot;)">
            <text:p/>
          </table:table-cell>
          <table:table-cell table:formula="of:=IFERROR(SEARCH(&quot;cylinder&quot;;[.$C88]); &quot;&quot;)">
            <text:p/>
          </table:table-cell>
          <table:table-cell table:formula="of:=IFERROR(SEARCH(&quot;state&quot;;[.$C88]); &quot;&quot;)" office:value-type="float" office:value="1" calcext:value-type="float">
            <text:p>1</text:p>
          </table:table-cell>
          <table:table-cell table:formula="of:=IFERROR(SEARCH(&quot;title&quot;;[.$C88]); &quot;&quot;)">
            <text:p/>
          </table:table-cell>
          <table:table-cell table:formula="of:=IFERROR(SEARCH(&quot;type&quot;;[.$C88]); &quot;&quot;)">
            <text:p/>
          </table:table-cell>
          <table:table-cell table:number-columns-repeated="2"/>
          <table:table-cell table:formula="of:=IFERROR(SEARCH(&quot;condition&quot;;[.$C88]); &quot;&quot;)">
            <text:p/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-687.261853981763" calcext:value-type="float">
            <text:p>-687.261853981763</text:p>
          </table:table-cell>
          <table:table-cell office:value-type="string" calcext:value-type="string">
            <text:p>state_mn</text:p>
          </table:table-cell>
          <table:table-cell table:formula="of:=IFERROR(SEARCH(&quot;manufacturer&quot;;[.C89]); &quot;&quot;)">
            <text:p/>
          </table:table-cell>
          <table:table-cell table:formula="of:=IFERROR(SEARCH(&quot;fuel&quot;;[.$C89]); &quot;&quot;)">
            <text:p/>
          </table:table-cell>
          <table:table-cell table:formula="of:=IFERROR(SEARCH(&quot;cylinder&quot;;[.$C89]); &quot;&quot;)">
            <text:p/>
          </table:table-cell>
          <table:table-cell table:formula="of:=IFERROR(SEARCH(&quot;state&quot;;[.$C89]); &quot;&quot;)" office:value-type="float" office:value="1" calcext:value-type="float">
            <text:p>1</text:p>
          </table:table-cell>
          <table:table-cell table:formula="of:=IFERROR(SEARCH(&quot;title&quot;;[.$C89]); &quot;&quot;)">
            <text:p/>
          </table:table-cell>
          <table:table-cell table:formula="of:=IFERROR(SEARCH(&quot;type&quot;;[.$C89]); &quot;&quot;)">
            <text:p/>
          </table:table-cell>
          <table:table-cell table:number-columns-repeated="2"/>
          <table:table-cell table:formula="of:=IFERROR(SEARCH(&quot;condition&quot;;[.$C89]); &quot;&quot;)">
            <text:p/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-703.743830720957" calcext:value-type="float">
            <text:p>-703.743830720957</text:p>
          </table:table-cell>
          <table:table-cell office:value-type="string" calcext:value-type="string">
            <text:p>title_status_missing</text:p>
          </table:table-cell>
          <table:table-cell table:formula="of:=IFERROR(SEARCH(&quot;manufacturer&quot;;[.C90]); &quot;&quot;)">
            <text:p/>
          </table:table-cell>
          <table:table-cell table:formula="of:=IFERROR(SEARCH(&quot;fuel&quot;;[.$C90]); &quot;&quot;)">
            <text:p/>
          </table:table-cell>
          <table:table-cell table:formula="of:=IFERROR(SEARCH(&quot;cylinder&quot;;[.$C90]); &quot;&quot;)">
            <text:p/>
          </table:table-cell>
          <table:table-cell table:formula="of:=IFERROR(SEARCH(&quot;state&quot;;[.$C90]); &quot;&quot;)">
            <text:p/>
          </table:table-cell>
          <table:table-cell table:formula="of:=IFERROR(SEARCH(&quot;title&quot;;[.$C90]); &quot;&quot;)" office:value-type="float" office:value="1" calcext:value-type="float">
            <text:p>1</text:p>
          </table:table-cell>
          <table:table-cell table:formula="of:=IFERROR(SEARCH(&quot;type&quot;;[.$C90]); &quot;&quot;)">
            <text:p/>
          </table:table-cell>
          <table:table-cell table:number-columns-repeated="2"/>
          <table:table-cell table:formula="of:=IFERROR(SEARCH(&quot;condition&quot;;[.$C90]); &quot;&quot;)">
            <text:p/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-750.109882572327" calcext:value-type="float">
            <text:p>-750.109882572327</text:p>
          </table:table-cell>
          <table:table-cell office:value-type="string" calcext:value-type="string">
            <text:p>paint_color_green</text:p>
          </table:table-cell>
          <table:table-cell table:formula="of:=IFERROR(SEARCH(&quot;manufacturer&quot;;[.C91]); &quot;&quot;)">
            <text:p/>
          </table:table-cell>
          <table:table-cell table:formula="of:=IFERROR(SEARCH(&quot;fuel&quot;;[.$C91]); &quot;&quot;)">
            <text:p/>
          </table:table-cell>
          <table:table-cell table:formula="of:=IFERROR(SEARCH(&quot;cylinder&quot;;[.$C91]); &quot;&quot;)">
            <text:p/>
          </table:table-cell>
          <table:table-cell table:formula="of:=IFERROR(SEARCH(&quot;state&quot;;[.$C91]); &quot;&quot;)">
            <text:p/>
          </table:table-cell>
          <table:table-cell table:formula="of:=IFERROR(SEARCH(&quot;title&quot;;[.$C91]); &quot;&quot;)">
            <text:p/>
          </table:table-cell>
          <table:table-cell table:formula="of:=IFERROR(SEARCH(&quot;type&quot;;[.$C91]); &quot;&quot;)">
            <text:p/>
          </table:table-cell>
          <table:table-cell table:number-columns-repeated="2"/>
          <table:table-cell table:formula="of:=IFERROR(SEARCH(&quot;condition&quot;;[.$C91]); &quot;&quot;)">
            <text:p/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-756.291300607245" calcext:value-type="float">
            <text:p>-756.291300607245</text:p>
          </table:table-cell>
          <table:table-cell office:value-type="string" calcext:value-type="string">
            <text:p>title_status_rebuilt</text:p>
          </table:table-cell>
          <table:table-cell table:formula="of:=IFERROR(SEARCH(&quot;manufacturer&quot;;[.C92]); &quot;&quot;)">
            <text:p/>
          </table:table-cell>
          <table:table-cell table:formula="of:=IFERROR(SEARCH(&quot;fuel&quot;;[.$C92]); &quot;&quot;)">
            <text:p/>
          </table:table-cell>
          <table:table-cell table:formula="of:=IFERROR(SEARCH(&quot;cylinder&quot;;[.$C92]); &quot;&quot;)">
            <text:p/>
          </table:table-cell>
          <table:table-cell table:formula="of:=IFERROR(SEARCH(&quot;state&quot;;[.$C92]); &quot;&quot;)">
            <text:p/>
          </table:table-cell>
          <table:table-cell table:formula="of:=IFERROR(SEARCH(&quot;title&quot;;[.$C92]); &quot;&quot;)" office:value-type="float" office:value="1" calcext:value-type="float">
            <text:p>1</text:p>
          </table:table-cell>
          <table:table-cell table:formula="of:=IFERROR(SEARCH(&quot;type&quot;;[.$C92]); &quot;&quot;)">
            <text:p/>
          </table:table-cell>
          <table:table-cell table:number-columns-repeated="2"/>
          <table:table-cell table:formula="of:=IFERROR(SEARCH(&quot;condition&quot;;[.$C92]); &quot;&quot;)">
            <text:p/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-764.58418826797" calcext:value-type="float">
            <text:p>-764.58418826797</text:p>
          </table:table-cell>
          <table:table-cell office:value-type="string" calcext:value-type="string">
            <text:p>state_mi</text:p>
          </table:table-cell>
          <table:table-cell table:formula="of:=IFERROR(SEARCH(&quot;manufacturer&quot;;[.C93]); &quot;&quot;)">
            <text:p/>
          </table:table-cell>
          <table:table-cell table:formula="of:=IFERROR(SEARCH(&quot;fuel&quot;;[.$C93]); &quot;&quot;)">
            <text:p/>
          </table:table-cell>
          <table:table-cell table:formula="of:=IFERROR(SEARCH(&quot;cylinder&quot;;[.$C93]); &quot;&quot;)">
            <text:p/>
          </table:table-cell>
          <table:table-cell table:formula="of:=IFERROR(SEARCH(&quot;state&quot;;[.$C93]); &quot;&quot;)" office:value-type="float" office:value="1" calcext:value-type="float">
            <text:p>1</text:p>
          </table:table-cell>
          <table:table-cell table:formula="of:=IFERROR(SEARCH(&quot;title&quot;;[.$C93]); &quot;&quot;)">
            <text:p/>
          </table:table-cell>
          <table:table-cell table:formula="of:=IFERROR(SEARCH(&quot;type&quot;;[.$C93]); &quot;&quot;)">
            <text:p/>
          </table:table-cell>
          <table:table-cell table:number-columns-repeated="2"/>
          <table:table-cell table:formula="of:=IFERROR(SEARCH(&quot;condition&quot;;[.$C93]); &quot;&quot;)">
            <text:p/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-786.887477683138" calcext:value-type="float">
            <text:p>-786.887477683138</text:p>
          </table:table-cell>
          <table:table-cell office:value-type="string" calcext:value-type="string">
            <text:p>state_ar</text:p>
          </table:table-cell>
          <table:table-cell table:formula="of:=IFERROR(SEARCH(&quot;manufacturer&quot;;[.C94]); &quot;&quot;)">
            <text:p/>
          </table:table-cell>
          <table:table-cell table:formula="of:=IFERROR(SEARCH(&quot;fuel&quot;;[.$C94]); &quot;&quot;)">
            <text:p/>
          </table:table-cell>
          <table:table-cell table:formula="of:=IFERROR(SEARCH(&quot;cylinder&quot;;[.$C94]); &quot;&quot;)">
            <text:p/>
          </table:table-cell>
          <table:table-cell table:formula="of:=IFERROR(SEARCH(&quot;state&quot;;[.$C94]); &quot;&quot;)" office:value-type="float" office:value="1" calcext:value-type="float">
            <text:p>1</text:p>
          </table:table-cell>
          <table:table-cell table:formula="of:=IFERROR(SEARCH(&quot;title&quot;;[.$C94]); &quot;&quot;)">
            <text:p/>
          </table:table-cell>
          <table:table-cell table:formula="of:=IFERROR(SEARCH(&quot;type&quot;;[.$C94]); &quot;&quot;)">
            <text:p/>
          </table:table-cell>
          <table:table-cell table:number-columns-repeated="2"/>
          <table:table-cell table:formula="of:=IFERROR(SEARCH(&quot;condition&quot;;[.$C94]); &quot;&quot;)">
            <text:p/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-790.456060885509" calcext:value-type="float">
            <text:p>-790.456060885509</text:p>
          </table:table-cell>
          <table:table-cell office:value-type="string" calcext:value-type="string">
            <text:p>paint_color_silver</text:p>
          </table:table-cell>
          <table:table-cell table:formula="of:=IFERROR(SEARCH(&quot;manufacturer&quot;;[.C95]); &quot;&quot;)">
            <text:p/>
          </table:table-cell>
          <table:table-cell table:formula="of:=IFERROR(SEARCH(&quot;fuel&quot;;[.$C95]); &quot;&quot;)">
            <text:p/>
          </table:table-cell>
          <table:table-cell table:formula="of:=IFERROR(SEARCH(&quot;cylinder&quot;;[.$C95]); &quot;&quot;)">
            <text:p/>
          </table:table-cell>
          <table:table-cell table:formula="of:=IFERROR(SEARCH(&quot;state&quot;;[.$C95]); &quot;&quot;)">
            <text:p/>
          </table:table-cell>
          <table:table-cell table:formula="of:=IFERROR(SEARCH(&quot;title&quot;;[.$C95]); &quot;&quot;)">
            <text:p/>
          </table:table-cell>
          <table:table-cell table:formula="of:=IFERROR(SEARCH(&quot;type&quot;;[.$C95]); &quot;&quot;)">
            <text:p/>
          </table:table-cell>
          <table:table-cell table:number-columns-repeated="2"/>
          <table:table-cell table:formula="of:=IFERROR(SEARCH(&quot;condition&quot;;[.$C95]); &quot;&quot;)">
            <text:p/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-824.586545038376" calcext:value-type="float">
            <text:p>-824.586545038376</text:p>
          </table:table-cell>
          <table:table-cell office:value-type="string" calcext:value-type="string">
            <text:p>drive_unknown</text:p>
          </table:table-cell>
          <table:table-cell table:formula="of:=IFERROR(SEARCH(&quot;manufacturer&quot;;[.C96]); &quot;&quot;)">
            <text:p/>
          </table:table-cell>
          <table:table-cell table:formula="of:=IFERROR(SEARCH(&quot;fuel&quot;;[.$C96]); &quot;&quot;)">
            <text:p/>
          </table:table-cell>
          <table:table-cell table:formula="of:=IFERROR(SEARCH(&quot;cylinder&quot;;[.$C96]); &quot;&quot;)">
            <text:p/>
          </table:table-cell>
          <table:table-cell table:formula="of:=IFERROR(SEARCH(&quot;state&quot;;[.$C96]); &quot;&quot;)">
            <text:p/>
          </table:table-cell>
          <table:table-cell table:formula="of:=IFERROR(SEARCH(&quot;title&quot;;[.$C96]); &quot;&quot;)">
            <text:p/>
          </table:table-cell>
          <table:table-cell table:formula="of:=IFERROR(SEARCH(&quot;type&quot;;[.$C96]); &quot;&quot;)">
            <text:p/>
          </table:table-cell>
          <table:table-cell table:number-columns-repeated="2"/>
          <table:table-cell table:formula="of:=IFERROR(SEARCH(&quot;condition&quot;;[.$C96]); &quot;&quot;)">
            <text:p/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-869.123070695746" calcext:value-type="float">
            <text:p>-869.123070695746</text:p>
          </table:table-cell>
          <table:table-cell office:value-type="string" calcext:value-type="string">
            <text:p>state_de</text:p>
          </table:table-cell>
          <table:table-cell table:formula="of:=IFERROR(SEARCH(&quot;manufacturer&quot;;[.C97]); &quot;&quot;)">
            <text:p/>
          </table:table-cell>
          <table:table-cell table:formula="of:=IFERROR(SEARCH(&quot;fuel&quot;;[.$C97]); &quot;&quot;)">
            <text:p/>
          </table:table-cell>
          <table:table-cell table:formula="of:=IFERROR(SEARCH(&quot;cylinder&quot;;[.$C97]); &quot;&quot;)">
            <text:p/>
          </table:table-cell>
          <table:table-cell table:formula="of:=IFERROR(SEARCH(&quot;state&quot;;[.$C97]); &quot;&quot;)" office:value-type="float" office:value="1" calcext:value-type="float">
            <text:p>1</text:p>
          </table:table-cell>
          <table:table-cell table:formula="of:=IFERROR(SEARCH(&quot;title&quot;;[.$C97]); &quot;&quot;)">
            <text:p/>
          </table:table-cell>
          <table:table-cell table:formula="of:=IFERROR(SEARCH(&quot;type&quot;;[.$C97]); &quot;&quot;)">
            <text:p/>
          </table:table-cell>
          <table:table-cell table:number-columns-repeated="2"/>
          <table:table-cell table:formula="of:=IFERROR(SEARCH(&quot;condition&quot;;[.$C97]); &quot;&quot;)">
            <text:p/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-883.90308968395" calcext:value-type="float">
            <text:p>-883.90308968395</text:p>
          </table:table-cell>
          <table:table-cell office:value-type="string" calcext:value-type="string">
            <text:p>state_vt</text:p>
          </table:table-cell>
          <table:table-cell table:formula="of:=IFERROR(SEARCH(&quot;manufacturer&quot;;[.C98]); &quot;&quot;)">
            <text:p/>
          </table:table-cell>
          <table:table-cell table:formula="of:=IFERROR(SEARCH(&quot;fuel&quot;;[.$C98]); &quot;&quot;)">
            <text:p/>
          </table:table-cell>
          <table:table-cell table:formula="of:=IFERROR(SEARCH(&quot;cylinder&quot;;[.$C98]); &quot;&quot;)">
            <text:p/>
          </table:table-cell>
          <table:table-cell table:formula="of:=IFERROR(SEARCH(&quot;state&quot;;[.$C98]); &quot;&quot;)" office:value-type="float" office:value="1" calcext:value-type="float">
            <text:p>1</text:p>
          </table:table-cell>
          <table:table-cell table:formula="of:=IFERROR(SEARCH(&quot;title&quot;;[.$C98]); &quot;&quot;)">
            <text:p/>
          </table:table-cell>
          <table:table-cell table:formula="of:=IFERROR(SEARCH(&quot;type&quot;;[.$C98]); &quot;&quot;)">
            <text:p/>
          </table:table-cell>
          <table:table-cell table:number-columns-repeated="2"/>
          <table:table-cell table:formula="of:=IFERROR(SEARCH(&quot;condition&quot;;[.$C98]); &quot;&quot;)">
            <text:p/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-941.285950605434" calcext:value-type="float">
            <text:p>-941.285950605434</text:p>
          </table:table-cell>
          <table:table-cell office:value-type="string" calcext:value-type="string">
            <text:p>state_ok</text:p>
          </table:table-cell>
          <table:table-cell table:formula="of:=IFERROR(SEARCH(&quot;manufacturer&quot;;[.C99]); &quot;&quot;)">
            <text:p/>
          </table:table-cell>
          <table:table-cell table:formula="of:=IFERROR(SEARCH(&quot;fuel&quot;;[.$C99]); &quot;&quot;)">
            <text:p/>
          </table:table-cell>
          <table:table-cell table:formula="of:=IFERROR(SEARCH(&quot;cylinder&quot;;[.$C99]); &quot;&quot;)">
            <text:p/>
          </table:table-cell>
          <table:table-cell table:formula="of:=IFERROR(SEARCH(&quot;state&quot;;[.$C99]); &quot;&quot;)" office:value-type="float" office:value="1" calcext:value-type="float">
            <text:p>1</text:p>
          </table:table-cell>
          <table:table-cell table:formula="of:=IFERROR(SEARCH(&quot;title&quot;;[.$C99]); &quot;&quot;)">
            <text:p/>
          </table:table-cell>
          <table:table-cell table:formula="of:=IFERROR(SEARCH(&quot;type&quot;;[.$C99]); &quot;&quot;)">
            <text:p/>
          </table:table-cell>
          <table:table-cell table:number-columns-repeated="2"/>
          <table:table-cell table:formula="of:=IFERROR(SEARCH(&quot;condition&quot;;[.$C99]); &quot;&quot;)">
            <text:p/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-951.375841343655" calcext:value-type="float">
            <text:p>-951.375841343655</text:p>
          </table:table-cell>
          <table:table-cell office:value-type="string" calcext:value-type="string">
            <text:p>state_la</text:p>
          </table:table-cell>
          <table:table-cell table:formula="of:=IFERROR(SEARCH(&quot;manufacturer&quot;;[.C100]); &quot;&quot;)">
            <text:p/>
          </table:table-cell>
          <table:table-cell table:formula="of:=IFERROR(SEARCH(&quot;fuel&quot;;[.$C100]); &quot;&quot;)">
            <text:p/>
          </table:table-cell>
          <table:table-cell table:formula="of:=IFERROR(SEARCH(&quot;cylinder&quot;;[.$C100]); &quot;&quot;)">
            <text:p/>
          </table:table-cell>
          <table:table-cell table:formula="of:=IFERROR(SEARCH(&quot;state&quot;;[.$C100]); &quot;&quot;)" office:value-type="float" office:value="1" calcext:value-type="float">
            <text:p>1</text:p>
          </table:table-cell>
          <table:table-cell table:formula="of:=IFERROR(SEARCH(&quot;title&quot;;[.$C100]); &quot;&quot;)">
            <text:p/>
          </table:table-cell>
          <table:table-cell table:formula="of:=IFERROR(SEARCH(&quot;type&quot;;[.$C100]); &quot;&quot;)">
            <text:p/>
          </table:table-cell>
          <table:table-cell table:number-columns-repeated="2"/>
          <table:table-cell table:formula="of:=IFERROR(SEARCH(&quot;condition&quot;;[.$C100]); &quot;&quot;)">
            <text:p/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-953.702275056667" calcext:value-type="float">
            <text:p>-953.702275056667</text:p>
          </table:table-cell>
          <table:table-cell office:value-type="string" calcext:value-type="string">
            <text:p>size_sub-compact</text:p>
          </table:table-cell>
          <table:table-cell table:formula="of:=IFERROR(SEARCH(&quot;manufacturer&quot;;[.C101]); &quot;&quot;)">
            <text:p/>
          </table:table-cell>
          <table:table-cell table:formula="of:=IFERROR(SEARCH(&quot;fuel&quot;;[.$C101]); &quot;&quot;)">
            <text:p/>
          </table:table-cell>
          <table:table-cell table:formula="of:=IFERROR(SEARCH(&quot;cylinder&quot;;[.$C101]); &quot;&quot;)">
            <text:p/>
          </table:table-cell>
          <table:table-cell table:formula="of:=IFERROR(SEARCH(&quot;state&quot;;[.$C101]); &quot;&quot;)">
            <text:p/>
          </table:table-cell>
          <table:table-cell table:formula="of:=IFERROR(SEARCH(&quot;title&quot;;[.$C101]); &quot;&quot;)">
            <text:p/>
          </table:table-cell>
          <table:table-cell table:formula="of:=IFERROR(SEARCH(&quot;type&quot;;[.$C101]); &quot;&quot;)">
            <text:p/>
          </table:table-cell>
          <table:table-cell table:number-columns-repeated="2"/>
          <table:table-cell table:formula="of:=IFERROR(SEARCH(&quot;condition&quot;;[.$C101]); &quot;&quot;)">
            <text:p/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-1013.90618270506" calcext:value-type="float">
            <text:p>-1013.90618270506</text:p>
          </table:table-cell>
          <table:table-cell office:value-type="string" calcext:value-type="string">
            <text:p>manufacturer_mercedes-benz</text:p>
          </table:table-cell>
          <table:table-cell table:formula="of:=IFERROR(SEARCH(&quot;manufacturer&quot;;[.C102]); &quot;&quot;)" office:value-type="float" office:value="1" calcext:value-type="float">
            <text:p>1</text:p>
          </table:table-cell>
          <table:table-cell table:formula="of:=IFERROR(SEARCH(&quot;fuel&quot;;[.$C102]); &quot;&quot;)">
            <text:p/>
          </table:table-cell>
          <table:table-cell table:formula="of:=IFERROR(SEARCH(&quot;cylinder&quot;;[.$C102]); &quot;&quot;)">
            <text:p/>
          </table:table-cell>
          <table:table-cell table:formula="of:=IFERROR(SEARCH(&quot;state&quot;;[.$C102]); &quot;&quot;)">
            <text:p/>
          </table:table-cell>
          <table:table-cell table:formula="of:=IFERROR(SEARCH(&quot;title&quot;;[.$C102]); &quot;&quot;)">
            <text:p/>
          </table:table-cell>
          <table:table-cell table:formula="of:=IFERROR(SEARCH(&quot;type&quot;;[.$C102]); &quot;&quot;)">
            <text:p/>
          </table:table-cell>
          <table:table-cell table:number-columns-repeated="2"/>
          <table:table-cell table:formula="of:=IFERROR(SEARCH(&quot;condition&quot;;[.$C102]); &quot;&quot;)">
            <text:p/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-1037.25498454794" calcext:value-type="float">
            <text:p>-1037.25498454794</text:p>
          </table:table-cell>
          <table:table-cell office:value-type="string" calcext:value-type="string">
            <text:p>state_nc</text:p>
          </table:table-cell>
          <table:table-cell table:formula="of:=IFERROR(SEARCH(&quot;manufacturer&quot;;[.C103]); &quot;&quot;)">
            <text:p/>
          </table:table-cell>
          <table:table-cell table:formula="of:=IFERROR(SEARCH(&quot;fuel&quot;;[.$C103]); &quot;&quot;)">
            <text:p/>
          </table:table-cell>
          <table:table-cell table:formula="of:=IFERROR(SEARCH(&quot;cylinder&quot;;[.$C103]); &quot;&quot;)">
            <text:p/>
          </table:table-cell>
          <table:table-cell table:formula="of:=IFERROR(SEARCH(&quot;state&quot;;[.$C103]); &quot;&quot;)" office:value-type="float" office:value="1" calcext:value-type="float">
            <text:p>1</text:p>
          </table:table-cell>
          <table:table-cell table:formula="of:=IFERROR(SEARCH(&quot;title&quot;;[.$C103]); &quot;&quot;)">
            <text:p/>
          </table:table-cell>
          <table:table-cell table:formula="of:=IFERROR(SEARCH(&quot;type&quot;;[.$C103]); &quot;&quot;)">
            <text:p/>
          </table:table-cell>
          <table:table-cell table:number-columns-repeated="2"/>
          <table:table-cell table:formula="of:=IFERROR(SEARCH(&quot;condition&quot;;[.$C103]); &quot;&quot;)">
            <text:p/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-1098.63316127757" calcext:value-type="float">
            <text:p>-1098.63316127757</text:p>
          </table:table-cell>
          <table:table-cell office:value-type="string" calcext:value-type="string">
            <text:p>state_wi</text:p>
          </table:table-cell>
          <table:table-cell table:formula="of:=IFERROR(SEARCH(&quot;manufacturer&quot;;[.C104]); &quot;&quot;)">
            <text:p/>
          </table:table-cell>
          <table:table-cell table:formula="of:=IFERROR(SEARCH(&quot;fuel&quot;;[.$C104]); &quot;&quot;)">
            <text:p/>
          </table:table-cell>
          <table:table-cell table:formula="of:=IFERROR(SEARCH(&quot;cylinder&quot;;[.$C104]); &quot;&quot;)">
            <text:p/>
          </table:table-cell>
          <table:table-cell table:formula="of:=IFERROR(SEARCH(&quot;state&quot;;[.$C104]); &quot;&quot;)" office:value-type="float" office:value="1" calcext:value-type="float">
            <text:p>1</text:p>
          </table:table-cell>
          <table:table-cell table:formula="of:=IFERROR(SEARCH(&quot;title&quot;;[.$C104]); &quot;&quot;)">
            <text:p/>
          </table:table-cell>
          <table:table-cell table:formula="of:=IFERROR(SEARCH(&quot;type&quot;;[.$C104]); &quot;&quot;)">
            <text:p/>
          </table:table-cell>
          <table:table-cell table:number-columns-repeated="2"/>
          <table:table-cell table:formula="of:=IFERROR(SEARCH(&quot;condition&quot;;[.$C104]); &quot;&quot;)">
            <text:p/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-1147.45061927535" calcext:value-type="float">
            <text:p>-1147.45061927535</text:p>
          </table:table-cell>
          <table:table-cell office:value-type="string" calcext:value-type="string">
            <text:p>type_SUV</text:p>
          </table:table-cell>
          <table:table-cell table:formula="of:=IFERROR(SEARCH(&quot;manufacturer&quot;;[.C105]); &quot;&quot;)">
            <text:p/>
          </table:table-cell>
          <table:table-cell table:formula="of:=IFERROR(SEARCH(&quot;fuel&quot;;[.$C105]); &quot;&quot;)">
            <text:p/>
          </table:table-cell>
          <table:table-cell table:formula="of:=IFERROR(SEARCH(&quot;cylinder&quot;;[.$C105]); &quot;&quot;)">
            <text:p/>
          </table:table-cell>
          <table:table-cell table:formula="of:=IFERROR(SEARCH(&quot;state&quot;;[.$C105]); &quot;&quot;)">
            <text:p/>
          </table:table-cell>
          <table:table-cell table:formula="of:=IFERROR(SEARCH(&quot;title&quot;;[.$C105]); &quot;&quot;)">
            <text:p/>
          </table:table-cell>
          <table:table-cell table:formula="of:=IFERROR(SEARCH(&quot;type&quot;;[.$C105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105]); &quot;&quot;)">
            <text:p/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-1244.84108864897" calcext:value-type="float">
            <text:p>-1244.84108864897</text:p>
          </table:table-cell>
          <table:table-cell office:value-type="string" calcext:value-type="string">
            <text:p>state_oh</text:p>
          </table:table-cell>
          <table:table-cell table:formula="of:=IFERROR(SEARCH(&quot;manufacturer&quot;;[.C106]); &quot;&quot;)">
            <text:p/>
          </table:table-cell>
          <table:table-cell table:formula="of:=IFERROR(SEARCH(&quot;fuel&quot;;[.$C106]); &quot;&quot;)">
            <text:p/>
          </table:table-cell>
          <table:table-cell table:formula="of:=IFERROR(SEARCH(&quot;cylinder&quot;;[.$C106]); &quot;&quot;)">
            <text:p/>
          </table:table-cell>
          <table:table-cell table:formula="of:=IFERROR(SEARCH(&quot;state&quot;;[.$C106]); &quot;&quot;)" office:value-type="float" office:value="1" calcext:value-type="float">
            <text:p>1</text:p>
          </table:table-cell>
          <table:table-cell table:formula="of:=IFERROR(SEARCH(&quot;title&quot;;[.$C106]); &quot;&quot;)">
            <text:p/>
          </table:table-cell>
          <table:table-cell table:formula="of:=IFERROR(SEARCH(&quot;type&quot;;[.$C106]); &quot;&quot;)">
            <text:p/>
          </table:table-cell>
          <table:table-cell table:number-columns-repeated="2"/>
          <table:table-cell table:formula="of:=IFERROR(SEARCH(&quot;condition&quot;;[.$C106]); &quot;&quot;)">
            <text:p/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-1260.00963496479" calcext:value-type="float">
            <text:p>-1260.00963496479</text:p>
          </table:table-cell>
          <table:table-cell office:value-type="string" calcext:value-type="string">
            <text:p>state_nj</text:p>
          </table:table-cell>
          <table:table-cell table:formula="of:=IFERROR(SEARCH(&quot;manufacturer&quot;;[.C107]); &quot;&quot;)">
            <text:p/>
          </table:table-cell>
          <table:table-cell table:formula="of:=IFERROR(SEARCH(&quot;fuel&quot;;[.$C107]); &quot;&quot;)">
            <text:p/>
          </table:table-cell>
          <table:table-cell table:formula="of:=IFERROR(SEARCH(&quot;cylinder&quot;;[.$C107]); &quot;&quot;)">
            <text:p/>
          </table:table-cell>
          <table:table-cell table:formula="of:=IFERROR(SEARCH(&quot;state&quot;;[.$C107]); &quot;&quot;)" office:value-type="float" office:value="1" calcext:value-type="float">
            <text:p>1</text:p>
          </table:table-cell>
          <table:table-cell table:formula="of:=IFERROR(SEARCH(&quot;title&quot;;[.$C107]); &quot;&quot;)">
            <text:p/>
          </table:table-cell>
          <table:table-cell table:formula="of:=IFERROR(SEARCH(&quot;type&quot;;[.$C107]); &quot;&quot;)">
            <text:p/>
          </table:table-cell>
          <table:table-cell table:number-columns-repeated="2"/>
          <table:table-cell table:formula="of:=IFERROR(SEARCH(&quot;condition&quot;;[.$C107]); &quot;&quot;)">
            <text:p/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-1391.49100742344" calcext:value-type="float">
            <text:p>-1391.49100742344</text:p>
          </table:table-cell>
          <table:table-cell office:value-type="string" calcext:value-type="string">
            <text:p>manufacturer_bmw</text:p>
          </table:table-cell>
          <table:table-cell table:formula="of:=IFERROR(SEARCH(&quot;manufacturer&quot;;[.C108]); &quot;&quot;)" office:value-type="float" office:value="1" calcext:value-type="float">
            <text:p>1</text:p>
          </table:table-cell>
          <table:table-cell table:formula="of:=IFERROR(SEARCH(&quot;fuel&quot;;[.$C108]); &quot;&quot;)">
            <text:p/>
          </table:table-cell>
          <table:table-cell table:formula="of:=IFERROR(SEARCH(&quot;cylinder&quot;;[.$C108]); &quot;&quot;)">
            <text:p/>
          </table:table-cell>
          <table:table-cell table:formula="of:=IFERROR(SEARCH(&quot;state&quot;;[.$C108]); &quot;&quot;)">
            <text:p/>
          </table:table-cell>
          <table:table-cell table:formula="of:=IFERROR(SEARCH(&quot;title&quot;;[.$C108]); &quot;&quot;)">
            <text:p/>
          </table:table-cell>
          <table:table-cell table:formula="of:=IFERROR(SEARCH(&quot;type&quot;;[.$C108]); &quot;&quot;)">
            <text:p/>
          </table:table-cell>
          <table:table-cell table:number-columns-repeated="2"/>
          <table:table-cell table:formula="of:=IFERROR(SEARCH(&quot;condition&quot;;[.$C108]); &quot;&quot;)">
            <text:p/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-1479.234289928" calcext:value-type="float">
            <text:p>-1479.234289928</text:p>
          </table:table-cell>
          <table:table-cell office:value-type="string" calcext:value-type="string">
            <text:p>state_md</text:p>
          </table:table-cell>
          <table:table-cell table:formula="of:=IFERROR(SEARCH(&quot;manufacturer&quot;;[.C109]); &quot;&quot;)">
            <text:p/>
          </table:table-cell>
          <table:table-cell table:formula="of:=IFERROR(SEARCH(&quot;fuel&quot;;[.$C109]); &quot;&quot;)">
            <text:p/>
          </table:table-cell>
          <table:table-cell table:formula="of:=IFERROR(SEARCH(&quot;cylinder&quot;;[.$C109]); &quot;&quot;)">
            <text:p/>
          </table:table-cell>
          <table:table-cell table:formula="of:=IFERROR(SEARCH(&quot;state&quot;;[.$C109]); &quot;&quot;)" office:value-type="float" office:value="1" calcext:value-type="float">
            <text:p>1</text:p>
          </table:table-cell>
          <table:table-cell table:formula="of:=IFERROR(SEARCH(&quot;title&quot;;[.$C109]); &quot;&quot;)">
            <text:p/>
          </table:table-cell>
          <table:table-cell table:formula="of:=IFERROR(SEARCH(&quot;type&quot;;[.$C109]); &quot;&quot;)">
            <text:p/>
          </table:table-cell>
          <table:table-cell table:number-columns-repeated="2"/>
          <table:table-cell table:formula="of:=IFERROR(SEARCH(&quot;condition&quot;;[.$C109]); &quot;&quot;)">
            <text:p/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-1495.30138711978" calcext:value-type="float">
            <text:p>-1495.30138711978</text:p>
          </table:table-cell>
          <table:table-cell office:value-type="string" calcext:value-type="string">
            <text:p>manufacturer_infiniti</text:p>
          </table:table-cell>
          <table:table-cell table:formula="of:=IFERROR(SEARCH(&quot;manufacturer&quot;;[.C110]); &quot;&quot;)" office:value-type="float" office:value="1" calcext:value-type="float">
            <text:p>1</text:p>
          </table:table-cell>
          <table:table-cell table:formula="of:=IFERROR(SEARCH(&quot;fuel&quot;;[.$C110]); &quot;&quot;)">
            <text:p/>
          </table:table-cell>
          <table:table-cell table:formula="of:=IFERROR(SEARCH(&quot;cylinder&quot;;[.$C110]); &quot;&quot;)">
            <text:p/>
          </table:table-cell>
          <table:table-cell table:formula="of:=IFERROR(SEARCH(&quot;state&quot;;[.$C110]); &quot;&quot;)">
            <text:p/>
          </table:table-cell>
          <table:table-cell table:formula="of:=IFERROR(SEARCH(&quot;title&quot;;[.$C110]); &quot;&quot;)">
            <text:p/>
          </table:table-cell>
          <table:table-cell table:formula="of:=IFERROR(SEARCH(&quot;type&quot;;[.$C110]); &quot;&quot;)">
            <text:p/>
          </table:table-cell>
          <table:table-cell table:number-columns-repeated="2"/>
          <table:table-cell table:formula="of:=IFERROR(SEARCH(&quot;condition&quot;;[.$C110]); &quot;&quot;)">
            <text:p/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-1531.95375971422" calcext:value-type="float">
            <text:p>-1531.95375971422</text:p>
          </table:table-cell>
          <table:table-cell office:value-type="string" calcext:value-type="string">
            <text:p>transmission_automatic</text:p>
          </table:table-cell>
          <table:table-cell table:formula="of:=IFERROR(SEARCH(&quot;manufacturer&quot;;[.C111]); &quot;&quot;)">
            <text:p/>
          </table:table-cell>
          <table:table-cell table:formula="of:=IFERROR(SEARCH(&quot;fuel&quot;;[.$C111]); &quot;&quot;)">
            <text:p/>
          </table:table-cell>
          <table:table-cell table:formula="of:=IFERROR(SEARCH(&quot;cylinder&quot;;[.$C111]); &quot;&quot;)">
            <text:p/>
          </table:table-cell>
          <table:table-cell table:formula="of:=IFERROR(SEARCH(&quot;state&quot;;[.$C111]); &quot;&quot;)">
            <text:p/>
          </table:table-cell>
          <table:table-cell table:formula="of:=IFERROR(SEARCH(&quot;title&quot;;[.$C111]); &quot;&quot;)">
            <text:p/>
          </table:table-cell>
          <table:table-cell table:formula="of:=IFERROR(SEARCH(&quot;type&quot;;[.$C111]); &quot;&quot;)">
            <text:p/>
          </table:table-cell>
          <table:table-cell table:number-columns-repeated="2"/>
          <table:table-cell table:formula="of:=IFERROR(SEARCH(&quot;condition&quot;;[.$C111]); &quot;&quot;)">
            <text:p/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-1566.06710952752" calcext:value-type="float">
            <text:p>-1566.06710952752</text:p>
          </table:table-cell>
          <table:table-cell office:value-type="string" calcext:value-type="string">
            <text:p>state_ct</text:p>
          </table:table-cell>
          <table:table-cell table:formula="of:=IFERROR(SEARCH(&quot;manufacturer&quot;;[.C112]); &quot;&quot;)">
            <text:p/>
          </table:table-cell>
          <table:table-cell table:formula="of:=IFERROR(SEARCH(&quot;fuel&quot;;[.$C112]); &quot;&quot;)">
            <text:p/>
          </table:table-cell>
          <table:table-cell table:formula="of:=IFERROR(SEARCH(&quot;cylinder&quot;;[.$C112]); &quot;&quot;)">
            <text:p/>
          </table:table-cell>
          <table:table-cell table:formula="of:=IFERROR(SEARCH(&quot;state&quot;;[.$C112]); &quot;&quot;)" office:value-type="float" office:value="1" calcext:value-type="float">
            <text:p>1</text:p>
          </table:table-cell>
          <table:table-cell table:formula="of:=IFERROR(SEARCH(&quot;title&quot;;[.$C112]); &quot;&quot;)">
            <text:p/>
          </table:table-cell>
          <table:table-cell table:formula="of:=IFERROR(SEARCH(&quot;type&quot;;[.$C112]); &quot;&quot;)">
            <text:p/>
          </table:table-cell>
          <table:table-cell table:number-columns-repeated="2"/>
          <table:table-cell table:formula="of:=IFERROR(SEARCH(&quot;condition&quot;;[.$C112]); &quot;&quot;)">
            <text:p/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-1625.87519766704" calcext:value-type="float">
            <text:p>-1625.87519766704</text:p>
          </table:table-cell>
          <table:table-cell office:value-type="string" calcext:value-type="string">
            <text:p>state_il</text:p>
          </table:table-cell>
          <table:table-cell table:formula="of:=IFERROR(SEARCH(&quot;manufacturer&quot;;[.C113]); &quot;&quot;)">
            <text:p/>
          </table:table-cell>
          <table:table-cell table:formula="of:=IFERROR(SEARCH(&quot;fuel&quot;;[.$C113]); &quot;&quot;)">
            <text:p/>
          </table:table-cell>
          <table:table-cell table:formula="of:=IFERROR(SEARCH(&quot;cylinder&quot;;[.$C113]); &quot;&quot;)">
            <text:p/>
          </table:table-cell>
          <table:table-cell table:formula="of:=IFERROR(SEARCH(&quot;state&quot;;[.$C113]); &quot;&quot;)" office:value-type="float" office:value="1" calcext:value-type="float">
            <text:p>1</text:p>
          </table:table-cell>
          <table:table-cell table:formula="of:=IFERROR(SEARCH(&quot;title&quot;;[.$C113]); &quot;&quot;)">
            <text:p/>
          </table:table-cell>
          <table:table-cell table:formula="of:=IFERROR(SEARCH(&quot;type&quot;;[.$C113]); &quot;&quot;)">
            <text:p/>
          </table:table-cell>
          <table:table-cell table:number-columns-repeated="2"/>
          <table:table-cell table:formula="of:=IFERROR(SEARCH(&quot;condition&quot;;[.$C113]); &quot;&quot;)">
            <text:p/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-1672.2672339888" calcext:value-type="float">
            <text:p>-1672.2672339888</text:p>
          </table:table-cell>
          <table:table-cell office:value-type="string" calcext:value-type="string">
            <text:p>title_status_salvage</text:p>
          </table:table-cell>
          <table:table-cell table:formula="of:=IFERROR(SEARCH(&quot;manufacturer&quot;;[.C114]); &quot;&quot;)">
            <text:p/>
          </table:table-cell>
          <table:table-cell table:formula="of:=IFERROR(SEARCH(&quot;fuel&quot;;[.$C114]); &quot;&quot;)">
            <text:p/>
          </table:table-cell>
          <table:table-cell table:formula="of:=IFERROR(SEARCH(&quot;cylinder&quot;;[.$C114]); &quot;&quot;)">
            <text:p/>
          </table:table-cell>
          <table:table-cell table:formula="of:=IFERROR(SEARCH(&quot;state&quot;;[.$C114]); &quot;&quot;)">
            <text:p/>
          </table:table-cell>
          <table:table-cell table:formula="of:=IFERROR(SEARCH(&quot;title&quot;;[.$C114]); &quot;&quot;)" office:value-type="float" office:value="1" calcext:value-type="float">
            <text:p>1</text:p>
          </table:table-cell>
          <table:table-cell table:formula="of:=IFERROR(SEARCH(&quot;type&quot;;[.$C114]); &quot;&quot;)">
            <text:p/>
          </table:table-cell>
          <table:table-cell table:number-columns-repeated="2"/>
          <table:table-cell table:formula="of:=IFERROR(SEARCH(&quot;condition&quot;;[.$C114]); &quot;&quot;)">
            <text:p/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-1687.51893114646" calcext:value-type="float">
            <text:p>-1687.51893114646</text:p>
          </table:table-cell>
          <table:table-cell office:value-type="string" calcext:value-type="string">
            <text:p>manufacturer_chevrolet</text:p>
          </table:table-cell>
          <table:table-cell table:formula="of:=IFERROR(SEARCH(&quot;manufacturer&quot;;[.C115]); &quot;&quot;)" office:value-type="float" office:value="1" calcext:value-type="float">
            <text:p>1</text:p>
          </table:table-cell>
          <table:table-cell table:formula="of:=IFERROR(SEARCH(&quot;fuel&quot;;[.$C115]); &quot;&quot;)">
            <text:p/>
          </table:table-cell>
          <table:table-cell table:formula="of:=IFERROR(SEARCH(&quot;cylinder&quot;;[.$C115]); &quot;&quot;)">
            <text:p/>
          </table:table-cell>
          <table:table-cell table:formula="of:=IFERROR(SEARCH(&quot;state&quot;;[.$C115]); &quot;&quot;)">
            <text:p/>
          </table:table-cell>
          <table:table-cell table:formula="of:=IFERROR(SEARCH(&quot;title&quot;;[.$C115]); &quot;&quot;)">
            <text:p/>
          </table:table-cell>
          <table:table-cell table:formula="of:=IFERROR(SEARCH(&quot;type&quot;;[.$C115]); &quot;&quot;)">
            <text:p/>
          </table:table-cell>
          <table:table-cell table:number-columns-repeated="2"/>
          <table:table-cell table:formula="of:=IFERROR(SEARCH(&quot;condition&quot;;[.$C115]); &quot;&quot;)">
            <text:p/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-1721.11302112984" calcext:value-type="float">
            <text:p>-1721.11302112984</text:p>
          </table:table-cell>
          <table:table-cell office:value-type="string" calcext:value-type="string">
            <text:p>state_ny</text:p>
          </table:table-cell>
          <table:table-cell table:formula="of:=IFERROR(SEARCH(&quot;manufacturer&quot;;[.C116]); &quot;&quot;)">
            <text:p/>
          </table:table-cell>
          <table:table-cell table:formula="of:=IFERROR(SEARCH(&quot;fuel&quot;;[.$C116]); &quot;&quot;)">
            <text:p/>
          </table:table-cell>
          <table:table-cell table:formula="of:=IFERROR(SEARCH(&quot;cylinder&quot;;[.$C116]); &quot;&quot;)">
            <text:p/>
          </table:table-cell>
          <table:table-cell table:formula="of:=IFERROR(SEARCH(&quot;state&quot;;[.$C116]); &quot;&quot;)" office:value-type="float" office:value="1" calcext:value-type="float">
            <text:p>1</text:p>
          </table:table-cell>
          <table:table-cell table:formula="of:=IFERROR(SEARCH(&quot;title&quot;;[.$C116]); &quot;&quot;)">
            <text:p/>
          </table:table-cell>
          <table:table-cell table:formula="of:=IFERROR(SEARCH(&quot;type&quot;;[.$C116]); &quot;&quot;)">
            <text:p/>
          </table:table-cell>
          <table:table-cell table:number-columns-repeated="2"/>
          <table:table-cell table:formula="of:=IFERROR(SEARCH(&quot;condition&quot;;[.$C116]); &quot;&quot;)">
            <text:p/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-1768.07651109113" calcext:value-type="float">
            <text:p>-1768.07651109113</text:p>
          </table:table-cell>
          <table:table-cell office:value-type="string" calcext:value-type="string">
            <text:p>state_pa</text:p>
          </table:table-cell>
          <table:table-cell table:formula="of:=IFERROR(SEARCH(&quot;manufacturer&quot;;[.C117]); &quot;&quot;)">
            <text:p/>
          </table:table-cell>
          <table:table-cell table:formula="of:=IFERROR(SEARCH(&quot;fuel&quot;;[.$C117]); &quot;&quot;)">
            <text:p/>
          </table:table-cell>
          <table:table-cell table:formula="of:=IFERROR(SEARCH(&quot;cylinder&quot;;[.$C117]); &quot;&quot;)">
            <text:p/>
          </table:table-cell>
          <table:table-cell table:formula="of:=IFERROR(SEARCH(&quot;state&quot;;[.$C117]); &quot;&quot;)" office:value-type="float" office:value="1" calcext:value-type="float">
            <text:p>1</text:p>
          </table:table-cell>
          <table:table-cell table:formula="of:=IFERROR(SEARCH(&quot;title&quot;;[.$C117]); &quot;&quot;)">
            <text:p/>
          </table:table-cell>
          <table:table-cell table:formula="of:=IFERROR(SEARCH(&quot;type&quot;;[.$C117]); &quot;&quot;)">
            <text:p/>
          </table:table-cell>
          <table:table-cell table:number-columns-repeated="2"/>
          <table:table-cell table:formula="of:=IFERROR(SEARCH(&quot;condition&quot;;[.$C117]); &quot;&quot;)">
            <text:p/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-1777.72510838595" calcext:value-type="float">
            <text:p>-1777.72510838595</text:p>
          </table:table-cell>
          <table:table-cell office:value-type="string" calcext:value-type="string">
            <text:p>manufacturer_ford</text:p>
          </table:table-cell>
          <table:table-cell table:formula="of:=IFERROR(SEARCH(&quot;manufacturer&quot;;[.C118]); &quot;&quot;)" office:value-type="float" office:value="1" calcext:value-type="float">
            <text:p>1</text:p>
          </table:table-cell>
          <table:table-cell table:formula="of:=IFERROR(SEARCH(&quot;fuel&quot;;[.$C118]); &quot;&quot;)">
            <text:p/>
          </table:table-cell>
          <table:table-cell table:formula="of:=IFERROR(SEARCH(&quot;cylinder&quot;;[.$C118]); &quot;&quot;)">
            <text:p/>
          </table:table-cell>
          <table:table-cell table:formula="of:=IFERROR(SEARCH(&quot;state&quot;;[.$C118]); &quot;&quot;)">
            <text:p/>
          </table:table-cell>
          <table:table-cell table:formula="of:=IFERROR(SEARCH(&quot;title&quot;;[.$C118]); &quot;&quot;)">
            <text:p/>
          </table:table-cell>
          <table:table-cell table:formula="of:=IFERROR(SEARCH(&quot;type&quot;;[.$C118]); &quot;&quot;)">
            <text:p/>
          </table:table-cell>
          <table:table-cell table:number-columns-repeated="2"/>
          <table:table-cell table:formula="of:=IFERROR(SEARCH(&quot;condition&quot;;[.$C118]); &quot;&quot;)">
            <text:p/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-1799.03293137556" calcext:value-type="float">
            <text:p>-1799.03293137556</text:p>
          </table:table-cell>
          <table:table-cell office:value-type="string" calcext:value-type="string">
            <text:p>cylinders_other</text:p>
          </table:table-cell>
          <table:table-cell table:formula="of:=IFERROR(SEARCH(&quot;manufacturer&quot;;[.C119]); &quot;&quot;)">
            <text:p/>
          </table:table-cell>
          <table:table-cell table:formula="of:=IFERROR(SEARCH(&quot;fuel&quot;;[.$C119]); &quot;&quot;)">
            <text:p/>
          </table:table-cell>
          <table:table-cell table:formula="of:=IFERROR(SEARCH(&quot;cylinder&quot;;[.$C119]); &quot;&quot;)" office:value-type="float" office:value="1" calcext:value-type="float">
            <text:p>1</text:p>
          </table:table-cell>
          <table:table-cell table:formula="of:=IFERROR(SEARCH(&quot;state&quot;;[.$C119]); &quot;&quot;)">
            <text:p/>
          </table:table-cell>
          <table:table-cell table:formula="of:=IFERROR(SEARCH(&quot;title&quot;;[.$C119]); &quot;&quot;)">
            <text:p/>
          </table:table-cell>
          <table:table-cell table:formula="of:=IFERROR(SEARCH(&quot;type&quot;;[.$C119]); &quot;&quot;)">
            <text:p/>
          </table:table-cell>
          <table:table-cell table:number-columns-repeated="2"/>
          <table:table-cell table:formula="of:=IFERROR(SEARCH(&quot;condition&quot;;[.$C119]); &quot;&quot;)">
            <text:p/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-1899.30600569662" calcext:value-type="float">
            <text:p>-1899.30600569662</text:p>
          </table:table-cell>
          <table:table-cell office:value-type="string" calcext:value-type="string">
            <text:p>fuel_hybrid</text:p>
          </table:table-cell>
          <table:table-cell table:formula="of:=IFERROR(SEARCH(&quot;manufacturer&quot;;[.C120]); &quot;&quot;)">
            <text:p/>
          </table:table-cell>
          <table:table-cell table:formula="of:=IFERROR(SEARCH(&quot;fuel&quot;;[.$C120]); &quot;&quot;)" office:value-type="float" office:value="1" calcext:value-type="float">
            <text:p>1</text:p>
          </table:table-cell>
          <table:table-cell table:formula="of:=IFERROR(SEARCH(&quot;cylinder&quot;;[.$C120]); &quot;&quot;)">
            <text:p/>
          </table:table-cell>
          <table:table-cell table:formula="of:=IFERROR(SEARCH(&quot;state&quot;;[.$C120]); &quot;&quot;)">
            <text:p/>
          </table:table-cell>
          <table:table-cell table:formula="of:=IFERROR(SEARCH(&quot;title&quot;;[.$C120]); &quot;&quot;)">
            <text:p/>
          </table:table-cell>
          <table:table-cell table:formula="of:=IFERROR(SEARCH(&quot;type&quot;;[.$C120]); &quot;&quot;)">
            <text:p/>
          </table:table-cell>
          <table:table-cell table:number-columns-repeated="2"/>
          <table:table-cell table:formula="of:=IFERROR(SEARCH(&quot;condition&quot;;[.$C120]); &quot;&quot;)">
            <text:p/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-1931.79284193694" calcext:value-type="float">
            <text:p>-1931.79284193694</text:p>
          </table:table-cell>
          <table:table-cell office:value-type="string" calcext:value-type="string">
            <text:p>state_ma</text:p>
          </table:table-cell>
          <table:table-cell table:formula="of:=IFERROR(SEARCH(&quot;manufacturer&quot;;[.C121]); &quot;&quot;)">
            <text:p/>
          </table:table-cell>
          <table:table-cell table:formula="of:=IFERROR(SEARCH(&quot;fuel&quot;;[.$C121]); &quot;&quot;)">
            <text:p/>
          </table:table-cell>
          <table:table-cell table:formula="of:=IFERROR(SEARCH(&quot;cylinder&quot;;[.$C121]); &quot;&quot;)">
            <text:p/>
          </table:table-cell>
          <table:table-cell table:formula="of:=IFERROR(SEARCH(&quot;state&quot;;[.$C121]); &quot;&quot;)" office:value-type="float" office:value="1" calcext:value-type="float">
            <text:p>1</text:p>
          </table:table-cell>
          <table:table-cell table:formula="of:=IFERROR(SEARCH(&quot;title&quot;;[.$C121]); &quot;&quot;)">
            <text:p/>
          </table:table-cell>
          <table:table-cell table:formula="of:=IFERROR(SEARCH(&quot;type&quot;;[.$C121]); &quot;&quot;)">
            <text:p/>
          </table:table-cell>
          <table:table-cell table:number-columns-repeated="2"/>
          <table:table-cell table:formula="of:=IFERROR(SEARCH(&quot;condition&quot;;[.$C121]); &quot;&quot;)">
            <text:p/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-1943.15299095983" calcext:value-type="float">
            <text:p>-1943.15299095983</text:p>
          </table:table-cell>
          <table:table-cell office:value-type="string" calcext:value-type="string">
            <text:p>state_nh</text:p>
          </table:table-cell>
          <table:table-cell table:formula="of:=IFERROR(SEARCH(&quot;manufacturer&quot;;[.C122]); &quot;&quot;)">
            <text:p/>
          </table:table-cell>
          <table:table-cell table:formula="of:=IFERROR(SEARCH(&quot;fuel&quot;;[.$C122]); &quot;&quot;)">
            <text:p/>
          </table:table-cell>
          <table:table-cell table:formula="of:=IFERROR(SEARCH(&quot;cylinder&quot;;[.$C122]); &quot;&quot;)">
            <text:p/>
          </table:table-cell>
          <table:table-cell table:formula="of:=IFERROR(SEARCH(&quot;state&quot;;[.$C122]); &quot;&quot;)" office:value-type="float" office:value="1" calcext:value-type="float">
            <text:p>1</text:p>
          </table:table-cell>
          <table:table-cell table:formula="of:=IFERROR(SEARCH(&quot;title&quot;;[.$C122]); &quot;&quot;)">
            <text:p/>
          </table:table-cell>
          <table:table-cell table:formula="of:=IFERROR(SEARCH(&quot;type&quot;;[.$C122]); &quot;&quot;)">
            <text:p/>
          </table:table-cell>
          <table:table-cell table:number-columns-repeated="2"/>
          <table:table-cell table:formula="of:=IFERROR(SEARCH(&quot;condition&quot;;[.$C122]); &quot;&quot;)">
            <text:p/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-1960.76714953066" calcext:value-type="float">
            <text:p>-1960.76714953066</text:p>
          </table:table-cell>
          <table:table-cell office:value-type="string" calcext:value-type="string">
            <text:p>cylinders_6 cylinders</text:p>
          </table:table-cell>
          <table:table-cell table:formula="of:=IFERROR(SEARCH(&quot;manufacturer&quot;;[.C123]); &quot;&quot;)">
            <text:p/>
          </table:table-cell>
          <table:table-cell table:formula="of:=IFERROR(SEARCH(&quot;fuel&quot;;[.$C123]); &quot;&quot;)">
            <text:p/>
          </table:table-cell>
          <table:table-cell table:formula="of:=IFERROR(SEARCH(&quot;cylinder&quot;;[.$C123]); &quot;&quot;)" office:value-type="float" office:value="1" calcext:value-type="float">
            <text:p>1</text:p>
          </table:table-cell>
          <table:table-cell table:formula="of:=IFERROR(SEARCH(&quot;state&quot;;[.$C123]); &quot;&quot;)">
            <text:p/>
          </table:table-cell>
          <table:table-cell table:formula="of:=IFERROR(SEARCH(&quot;title&quot;;[.$C123]); &quot;&quot;)">
            <text:p/>
          </table:table-cell>
          <table:table-cell table:formula="of:=IFERROR(SEARCH(&quot;type&quot;;[.$C123]); &quot;&quot;)">
            <text:p/>
          </table:table-cell>
          <table:table-cell table:number-columns-repeated="2"/>
          <table:table-cell table:formula="of:=IFERROR(SEARCH(&quot;condition&quot;;[.$C123]); &quot;&quot;)">
            <text:p/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-2276.54695343934" calcext:value-type="float">
            <text:p>-2276.54695343934</text:p>
          </table:table-cell>
          <table:table-cell office:value-type="string" calcext:value-type="string">
            <text:p>state_dc</text:p>
          </table:table-cell>
          <table:table-cell table:formula="of:=IFERROR(SEARCH(&quot;manufacturer&quot;;[.C124]); &quot;&quot;)">
            <text:p/>
          </table:table-cell>
          <table:table-cell table:formula="of:=IFERROR(SEARCH(&quot;fuel&quot;;[.$C124]); &quot;&quot;)">
            <text:p/>
          </table:table-cell>
          <table:table-cell table:formula="of:=IFERROR(SEARCH(&quot;cylinder&quot;;[.$C124]); &quot;&quot;)">
            <text:p/>
          </table:table-cell>
          <table:table-cell table:formula="of:=IFERROR(SEARCH(&quot;state&quot;;[.$C124]); &quot;&quot;)" office:value-type="float" office:value="1" calcext:value-type="float">
            <text:p>1</text:p>
          </table:table-cell>
          <table:table-cell table:formula="of:=IFERROR(SEARCH(&quot;title&quot;;[.$C124]); &quot;&quot;)">
            <text:p/>
          </table:table-cell>
          <table:table-cell table:formula="of:=IFERROR(SEARCH(&quot;type&quot;;[.$C124]); &quot;&quot;)">
            <text:p/>
          </table:table-cell>
          <table:table-cell table:number-columns-repeated="2"/>
          <table:table-cell table:formula="of:=IFERROR(SEARCH(&quot;condition&quot;;[.$C124]); &quot;&quot;)">
            <text:p/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-2300.87897413672" calcext:value-type="float">
            <text:p>-2300.87897413672</text:p>
          </table:table-cell>
          <table:table-cell office:value-type="string" calcext:value-type="string">
            <text:p>paint_color_unknown</text:p>
          </table:table-cell>
          <table:table-cell table:formula="of:=IFERROR(SEARCH(&quot;manufacturer&quot;;[.C125]); &quot;&quot;)">
            <text:p/>
          </table:table-cell>
          <table:table-cell table:formula="of:=IFERROR(SEARCH(&quot;fuel&quot;;[.$C125]); &quot;&quot;)">
            <text:p/>
          </table:table-cell>
          <table:table-cell table:formula="of:=IFERROR(SEARCH(&quot;cylinder&quot;;[.$C125]); &quot;&quot;)">
            <text:p/>
          </table:table-cell>
          <table:table-cell table:formula="of:=IFERROR(SEARCH(&quot;state&quot;;[.$C125]); &quot;&quot;)">
            <text:p/>
          </table:table-cell>
          <table:table-cell table:formula="of:=IFERROR(SEARCH(&quot;title&quot;;[.$C125]); &quot;&quot;)">
            <text:p/>
          </table:table-cell>
          <table:table-cell table:formula="of:=IFERROR(SEARCH(&quot;type&quot;;[.$C125]); &quot;&quot;)">
            <text:p/>
          </table:table-cell>
          <table:table-cell table:number-columns-repeated="2"/>
          <table:table-cell table:formula="of:=IFERROR(SEARCH(&quot;condition&quot;;[.$C125]); &quot;&quot;)">
            <text:p/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-2323.53237460814" calcext:value-type="float">
            <text:p>-2323.53237460814</text:p>
          </table:table-cell>
          <table:table-cell office:value-type="string" calcext:value-type="string">
            <text:p>type_wagon</text:p>
          </table:table-cell>
          <table:table-cell table:formula="of:=IFERROR(SEARCH(&quot;manufacturer&quot;;[.C126]); &quot;&quot;)">
            <text:p/>
          </table:table-cell>
          <table:table-cell table:formula="of:=IFERROR(SEARCH(&quot;fuel&quot;;[.$C126]); &quot;&quot;)">
            <text:p/>
          </table:table-cell>
          <table:table-cell table:formula="of:=IFERROR(SEARCH(&quot;cylinder&quot;;[.$C126]); &quot;&quot;)">
            <text:p/>
          </table:table-cell>
          <table:table-cell table:formula="of:=IFERROR(SEARCH(&quot;state&quot;;[.$C126]); &quot;&quot;)">
            <text:p/>
          </table:table-cell>
          <table:table-cell table:formula="of:=IFERROR(SEARCH(&quot;title&quot;;[.$C126]); &quot;&quot;)">
            <text:p/>
          </table:table-cell>
          <table:table-cell table:formula="of:=IFERROR(SEARCH(&quot;type&quot;;[.$C126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126]); &quot;&quot;)">
            <text:p/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-2329.94184879937" calcext:value-type="float">
            <text:p>-2329.94184879937</text:p>
          </table:table-cell>
          <table:table-cell office:value-type="string" calcext:value-type="string">
            <text:p>fuel_gas</text:p>
          </table:table-cell>
          <table:table-cell table:formula="of:=IFERROR(SEARCH(&quot;manufacturer&quot;;[.C127]); &quot;&quot;)">
            <text:p/>
          </table:table-cell>
          <table:table-cell table:formula="of:=IFERROR(SEARCH(&quot;fuel&quot;;[.$C127]); &quot;&quot;)" office:value-type="float" office:value="1" calcext:value-type="float">
            <text:p>1</text:p>
          </table:table-cell>
          <table:table-cell table:formula="of:=IFERROR(SEARCH(&quot;cylinder&quot;;[.$C127]); &quot;&quot;)">
            <text:p/>
          </table:table-cell>
          <table:table-cell table:formula="of:=IFERROR(SEARCH(&quot;state&quot;;[.$C127]); &quot;&quot;)">
            <text:p/>
          </table:table-cell>
          <table:table-cell table:formula="of:=IFERROR(SEARCH(&quot;title&quot;;[.$C127]); &quot;&quot;)">
            <text:p/>
          </table:table-cell>
          <table:table-cell table:formula="of:=IFERROR(SEARCH(&quot;type&quot;;[.$C127]); &quot;&quot;)">
            <text:p/>
          </table:table-cell>
          <table:table-cell table:number-columns-repeated="2"/>
          <table:table-cell table:formula="of:=IFERROR(SEARCH(&quot;condition&quot;;[.$C127]); &quot;&quot;)">
            <text:p/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-2381.1884320721" calcext:value-type="float">
            <text:p>-2381.1884320721</text:p>
          </table:table-cell>
          <table:table-cell office:value-type="string" calcext:value-type="string">
            <text:p>drive_fwd</text:p>
          </table:table-cell>
          <table:table-cell table:formula="of:=IFERROR(SEARCH(&quot;manufacturer&quot;;[.C128]); &quot;&quot;)">
            <text:p/>
          </table:table-cell>
          <table:table-cell table:formula="of:=IFERROR(SEARCH(&quot;fuel&quot;;[.$C128]); &quot;&quot;)">
            <text:p/>
          </table:table-cell>
          <table:table-cell table:formula="of:=IFERROR(SEARCH(&quot;cylinder&quot;;[.$C128]); &quot;&quot;)">
            <text:p/>
          </table:table-cell>
          <table:table-cell table:formula="of:=IFERROR(SEARCH(&quot;state&quot;;[.$C128]); &quot;&quot;)">
            <text:p/>
          </table:table-cell>
          <table:table-cell table:formula="of:=IFERROR(SEARCH(&quot;title&quot;;[.$C128]); &quot;&quot;)">
            <text:p/>
          </table:table-cell>
          <table:table-cell table:formula="of:=IFERROR(SEARCH(&quot;type&quot;;[.$C128]); &quot;&quot;)">
            <text:p/>
          </table:table-cell>
          <table:table-cell table:number-columns-repeated="2"/>
          <table:table-cell table:formula="of:=IFERROR(SEARCH(&quot;condition&quot;;[.$C128]); &quot;&quot;)">
            <text:p/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-2390.98109597458" calcext:value-type="float">
            <text:p>-2390.98109597458</text:p>
          </table:table-cell>
          <table:table-cell office:value-type="string" calcext:value-type="string">
            <text:p>manufacturer_jeep</text:p>
          </table:table-cell>
          <table:table-cell table:formula="of:=IFERROR(SEARCH(&quot;manufacturer&quot;;[.C129]); &quot;&quot;)" office:value-type="float" office:value="1" calcext:value-type="float">
            <text:p>1</text:p>
          </table:table-cell>
          <table:table-cell table:formula="of:=IFERROR(SEARCH(&quot;fuel&quot;;[.$C129]); &quot;&quot;)">
            <text:p/>
          </table:table-cell>
          <table:table-cell table:formula="of:=IFERROR(SEARCH(&quot;cylinder&quot;;[.$C129]); &quot;&quot;)">
            <text:p/>
          </table:table-cell>
          <table:table-cell table:formula="of:=IFERROR(SEARCH(&quot;state&quot;;[.$C129]); &quot;&quot;)">
            <text:p/>
          </table:table-cell>
          <table:table-cell table:formula="of:=IFERROR(SEARCH(&quot;title&quot;;[.$C129]); &quot;&quot;)">
            <text:p/>
          </table:table-cell>
          <table:table-cell table:formula="of:=IFERROR(SEARCH(&quot;type&quot;;[.$C129]); &quot;&quot;)">
            <text:p/>
          </table:table-cell>
          <table:table-cell table:number-columns-repeated="2"/>
          <table:table-cell table:formula="of:=IFERROR(SEARCH(&quot;condition&quot;;[.$C129]); &quot;&quot;)">
            <text:p/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-2435.77186233429" calcext:value-type="float">
            <text:p>-2435.77186233429</text:p>
          </table:table-cell>
          <table:table-cell office:value-type="string" calcext:value-type="string">
            <text:p>state_or</text:p>
          </table:table-cell>
          <table:table-cell table:formula="of:=IFERROR(SEARCH(&quot;manufacturer&quot;;[.C130]); &quot;&quot;)">
            <text:p/>
          </table:table-cell>
          <table:table-cell table:formula="of:=IFERROR(SEARCH(&quot;fuel&quot;;[.$C130]); &quot;&quot;)">
            <text:p/>
          </table:table-cell>
          <table:table-cell table:formula="of:=IFERROR(SEARCH(&quot;cylinder&quot;;[.$C130]); &quot;&quot;)">
            <text:p/>
          </table:table-cell>
          <table:table-cell table:formula="of:=IFERROR(SEARCH(&quot;state&quot;;[.$C130]); &quot;&quot;)" office:value-type="float" office:value="1" calcext:value-type="float">
            <text:p>1</text:p>
          </table:table-cell>
          <table:table-cell table:formula="of:=IFERROR(SEARCH(&quot;title&quot;;[.$C130]); &quot;&quot;)">
            <text:p/>
          </table:table-cell>
          <table:table-cell table:formula="of:=IFERROR(SEARCH(&quot;type&quot;;[.$C130]); &quot;&quot;)">
            <text:p/>
          </table:table-cell>
          <table:table-cell table:number-columns-repeated="2"/>
          <table:table-cell table:formula="of:=IFERROR(SEARCH(&quot;condition&quot;;[.$C130]); &quot;&quot;)">
            <text:p/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-2469.60269617675" calcext:value-type="float">
            <text:p>-2469.60269617675</text:p>
          </table:table-cell>
          <table:table-cell office:value-type="string" calcext:value-type="string">
            <text:p>type_sedan</text:p>
          </table:table-cell>
          <table:table-cell table:formula="of:=IFERROR(SEARCH(&quot;manufacturer&quot;;[.C131]); &quot;&quot;)">
            <text:p/>
          </table:table-cell>
          <table:table-cell table:formula="of:=IFERROR(SEARCH(&quot;fuel&quot;;[.$C131]); &quot;&quot;)">
            <text:p/>
          </table:table-cell>
          <table:table-cell table:formula="of:=IFERROR(SEARCH(&quot;cylinder&quot;;[.$C131]); &quot;&quot;)">
            <text:p/>
          </table:table-cell>
          <table:table-cell table:formula="of:=IFERROR(SEARCH(&quot;state&quot;;[.$C131]); &quot;&quot;)">
            <text:p/>
          </table:table-cell>
          <table:table-cell table:formula="of:=IFERROR(SEARCH(&quot;title&quot;;[.$C131]); &quot;&quot;)">
            <text:p/>
          </table:table-cell>
          <table:table-cell table:formula="of:=IFERROR(SEARCH(&quot;type&quot;;[.$C131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131]); &quot;&quot;)">
            <text:p/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-2483.19993753635" calcext:value-type="float">
            <text:p>-2483.19993753635</text:p>
          </table:table-cell>
          <table:table-cell office:value-type="string" calcext:value-type="string">
            <text:p>manufacturer_honda</text:p>
          </table:table-cell>
          <table:table-cell table:formula="of:=IFERROR(SEARCH(&quot;manufacturer&quot;;[.C132]); &quot;&quot;)" office:value-type="float" office:value="1" calcext:value-type="float">
            <text:p>1</text:p>
          </table:table-cell>
          <table:table-cell table:formula="of:=IFERROR(SEARCH(&quot;fuel&quot;;[.$C132]); &quot;&quot;)">
            <text:p/>
          </table:table-cell>
          <table:table-cell table:formula="of:=IFERROR(SEARCH(&quot;cylinder&quot;;[.$C132]); &quot;&quot;)">
            <text:p/>
          </table:table-cell>
          <table:table-cell table:formula="of:=IFERROR(SEARCH(&quot;state&quot;;[.$C132]); &quot;&quot;)">
            <text:p/>
          </table:table-cell>
          <table:table-cell table:formula="of:=IFERROR(SEARCH(&quot;title&quot;;[.$C132]); &quot;&quot;)">
            <text:p/>
          </table:table-cell>
          <table:table-cell table:formula="of:=IFERROR(SEARCH(&quot;type&quot;;[.$C132]); &quot;&quot;)">
            <text:p/>
          </table:table-cell>
          <table:table-cell table:number-columns-repeated="2"/>
          <table:table-cell table:formula="of:=IFERROR(SEARCH(&quot;condition&quot;;[.$C132]); &quot;&quot;)">
            <text:p/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-2484.73775774832" calcext:value-type="float">
            <text:p>-2484.73775774832</text:p>
          </table:table-cell>
          <table:table-cell office:value-type="string" calcext:value-type="string">
            <text:p>manufacturer_pontiac</text:p>
          </table:table-cell>
          <table:table-cell table:formula="of:=IFERROR(SEARCH(&quot;manufacturer&quot;;[.C133]); &quot;&quot;)" office:value-type="float" office:value="1" calcext:value-type="float">
            <text:p>1</text:p>
          </table:table-cell>
          <table:table-cell table:formula="of:=IFERROR(SEARCH(&quot;fuel&quot;;[.$C133]); &quot;&quot;)">
            <text:p/>
          </table:table-cell>
          <table:table-cell table:formula="of:=IFERROR(SEARCH(&quot;cylinder&quot;;[.$C133]); &quot;&quot;)">
            <text:p/>
          </table:table-cell>
          <table:table-cell table:formula="of:=IFERROR(SEARCH(&quot;state&quot;;[.$C133]); &quot;&quot;)">
            <text:p/>
          </table:table-cell>
          <table:table-cell table:formula="of:=IFERROR(SEARCH(&quot;title&quot;;[.$C133]); &quot;&quot;)">
            <text:p/>
          </table:table-cell>
          <table:table-cell table:formula="of:=IFERROR(SEARCH(&quot;type&quot;;[.$C133]); &quot;&quot;)">
            <text:p/>
          </table:table-cell>
          <table:table-cell table:number-columns-repeated="2"/>
          <table:table-cell table:formula="of:=IFERROR(SEARCH(&quot;condition&quot;;[.$C133]); &quot;&quot;)">
            <text:p/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-2525.1749853855" calcext:value-type="float">
            <text:p>-2525.1749853855</text:p>
          </table:table-cell>
          <table:table-cell office:value-type="string" calcext:value-type="string">
            <text:p>manufacturer_unknown</text:p>
          </table:table-cell>
          <table:table-cell table:formula="of:=IFERROR(SEARCH(&quot;manufacturer&quot;;[.C134]); &quot;&quot;)" office:value-type="float" office:value="1" calcext:value-type="float">
            <text:p>1</text:p>
          </table:table-cell>
          <table:table-cell table:formula="of:=IFERROR(SEARCH(&quot;fuel&quot;;[.$C134]); &quot;&quot;)">
            <text:p/>
          </table:table-cell>
          <table:table-cell table:formula="of:=IFERROR(SEARCH(&quot;cylinder&quot;;[.$C134]); &quot;&quot;)">
            <text:p/>
          </table:table-cell>
          <table:table-cell table:formula="of:=IFERROR(SEARCH(&quot;state&quot;;[.$C134]); &quot;&quot;)">
            <text:p/>
          </table:table-cell>
          <table:table-cell table:formula="of:=IFERROR(SEARCH(&quot;title&quot;;[.$C134]); &quot;&quot;)">
            <text:p/>
          </table:table-cell>
          <table:table-cell table:formula="of:=IFERROR(SEARCH(&quot;type&quot;;[.$C134]); &quot;&quot;)">
            <text:p/>
          </table:table-cell>
          <table:table-cell table:number-columns-repeated="2"/>
          <table:table-cell table:formula="of:=IFERROR(SEARCH(&quot;condition&quot;;[.$C134]); 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808.08286666275" calcext:value-type="float">
            <text:p>-2808.08286666275</text:p>
          </table:table-cell>
          <table:table-cell office:value-type="string" calcext:value-type="string">
            <text:p>condition_salvage</text:p>
          </table:table-cell>
          <table:table-cell table:formula="of:=IFERROR(SEARCH(&quot;manufacturer&quot;;[.C135]); &quot;&quot;)">
            <text:p/>
          </table:table-cell>
          <table:table-cell table:formula="of:=IFERROR(SEARCH(&quot;fuel&quot;;[.$C135]); &quot;&quot;)">
            <text:p/>
          </table:table-cell>
          <table:table-cell table:formula="of:=IFERROR(SEARCH(&quot;cylinder&quot;;[.$C135]); &quot;&quot;)">
            <text:p/>
          </table:table-cell>
          <table:table-cell table:formula="of:=IFERROR(SEARCH(&quot;state&quot;;[.$C135]); &quot;&quot;)">
            <text:p/>
          </table:table-cell>
          <table:table-cell table:formula="of:=IFERROR(SEARCH(&quot;title&quot;;[.$C135]); &quot;&quot;)">
            <text:p/>
          </table:table-cell>
          <table:table-cell table:formula="of:=IFERROR(SEARCH(&quot;type&quot;;[.$C135]); &quot;&quot;)">
            <text:p/>
          </table:table-cell>
          <table:table-cell table:number-columns-repeated="2"/>
          <table:table-cell table:formula="of:=IFERROR(SEARCH(&quot;condition&quot;;[.$C135]); &quot;&quot;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-3061.27037046739" calcext:value-type="float">
            <text:p>-3061.27037046739</text:p>
          </table:table-cell>
          <table:table-cell office:value-type="string" calcext:value-type="string">
            <text:p>manufacturer_buick</text:p>
          </table:table-cell>
          <table:table-cell table:formula="of:=IFERROR(SEARCH(&quot;manufacturer&quot;;[.C136]); &quot;&quot;)" office:value-type="float" office:value="1" calcext:value-type="float">
            <text:p>1</text:p>
          </table:table-cell>
          <table:table-cell table:formula="of:=IFERROR(SEARCH(&quot;fuel&quot;;[.$C136]); &quot;&quot;)">
            <text:p/>
          </table:table-cell>
          <table:table-cell table:formula="of:=IFERROR(SEARCH(&quot;cylinder&quot;;[.$C136]); &quot;&quot;)">
            <text:p/>
          </table:table-cell>
          <table:table-cell table:formula="of:=IFERROR(SEARCH(&quot;state&quot;;[.$C136]); &quot;&quot;)">
            <text:p/>
          </table:table-cell>
          <table:table-cell table:formula="of:=IFERROR(SEARCH(&quot;title&quot;;[.$C136]); &quot;&quot;)">
            <text:p/>
          </table:table-cell>
          <table:table-cell table:formula="of:=IFERROR(SEARCH(&quot;type&quot;;[.$C136]); &quot;&quot;)">
            <text:p/>
          </table:table-cell>
          <table:table-cell table:number-columns-repeated="2"/>
          <table:table-cell table:formula="of:=IFERROR(SEARCH(&quot;condition&quot;;[.$C136]); &quot;&quot;)">
            <text:p/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-3109.21694822376" calcext:value-type="float">
            <text:p>-3109.21694822376</text:p>
          </table:table-cell>
          <table:table-cell office:value-type="string" calcext:value-type="string">
            <text:p>state_me</text:p>
          </table:table-cell>
          <table:table-cell table:formula="of:=IFERROR(SEARCH(&quot;manufacturer&quot;;[.C137]); &quot;&quot;)">
            <text:p/>
          </table:table-cell>
          <table:table-cell table:formula="of:=IFERROR(SEARCH(&quot;fuel&quot;;[.$C137]); &quot;&quot;)">
            <text:p/>
          </table:table-cell>
          <table:table-cell table:formula="of:=IFERROR(SEARCH(&quot;cylinder&quot;;[.$C137]); &quot;&quot;)">
            <text:p/>
          </table:table-cell>
          <table:table-cell table:formula="of:=IFERROR(SEARCH(&quot;state&quot;;[.$C137]); &quot;&quot;)" office:value-type="float" office:value="1" calcext:value-type="float">
            <text:p>1</text:p>
          </table:table-cell>
          <table:table-cell table:formula="of:=IFERROR(SEARCH(&quot;title&quot;;[.$C137]); &quot;&quot;)">
            <text:p/>
          </table:table-cell>
          <table:table-cell table:formula="of:=IFERROR(SEARCH(&quot;type&quot;;[.$C137]); &quot;&quot;)">
            <text:p/>
          </table:table-cell>
          <table:table-cell table:number-columns-repeated="2"/>
          <table:table-cell table:formula="of:=IFERROR(SEARCH(&quot;condition&quot;;[.$C137]); &quot;&quot;)">
            <text:p/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-3170.65064661255" calcext:value-type="float">
            <text:p>-3170.65064661255</text:p>
          </table:table-cell>
          <table:table-cell office:value-type="string" calcext:value-type="string">
            <text:p>type_hatchback</text:p>
          </table:table-cell>
          <table:table-cell table:formula="of:=IFERROR(SEARCH(&quot;manufacturer&quot;;[.C138]); &quot;&quot;)">
            <text:p/>
          </table:table-cell>
          <table:table-cell table:formula="of:=IFERROR(SEARCH(&quot;fuel&quot;;[.$C138]); &quot;&quot;)">
            <text:p/>
          </table:table-cell>
          <table:table-cell table:formula="of:=IFERROR(SEARCH(&quot;cylinder&quot;;[.$C138]); &quot;&quot;)">
            <text:p/>
          </table:table-cell>
          <table:table-cell table:formula="of:=IFERROR(SEARCH(&quot;state&quot;;[.$C138]); &quot;&quot;)">
            <text:p/>
          </table:table-cell>
          <table:table-cell table:formula="of:=IFERROR(SEARCH(&quot;title&quot;;[.$C138]); &quot;&quot;)">
            <text:p/>
          </table:table-cell>
          <table:table-cell table:formula="of:=IFERROR(SEARCH(&quot;type&quot;;[.$C138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138]); 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171.05736401776" calcext:value-type="float">
            <text:p>-3171.05736401776</text:p>
          </table:table-cell>
          <table:table-cell office:value-type="string" calcext:value-type="string">
            <text:p>condition_fair</text:p>
          </table:table-cell>
          <table:table-cell table:formula="of:=IFERROR(SEARCH(&quot;manufacturer&quot;;[.C139]); &quot;&quot;)">
            <text:p/>
          </table:table-cell>
          <table:table-cell table:formula="of:=IFERROR(SEARCH(&quot;fuel&quot;;[.$C139]); &quot;&quot;)">
            <text:p/>
          </table:table-cell>
          <table:table-cell table:formula="of:=IFERROR(SEARCH(&quot;cylinder&quot;;[.$C139]); &quot;&quot;)">
            <text:p/>
          </table:table-cell>
          <table:table-cell table:formula="of:=IFERROR(SEARCH(&quot;state&quot;;[.$C139]); &quot;&quot;)">
            <text:p/>
          </table:table-cell>
          <table:table-cell table:formula="of:=IFERROR(SEARCH(&quot;title&quot;;[.$C139]); &quot;&quot;)">
            <text:p/>
          </table:table-cell>
          <table:table-cell table:formula="of:=IFERROR(SEARCH(&quot;type&quot;;[.$C139]); &quot;&quot;)">
            <text:p/>
          </table:table-cell>
          <table:table-cell table:number-columns-repeated="2"/>
          <table:table-cell table:formula="of:=IFERROR(SEARCH(&quot;condition&quot;;[.$C139]); &quot;&quot;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-3189.16508963782" calcext:value-type="float">
            <text:p>-3189.16508963782</text:p>
          </table:table-cell>
          <table:table-cell office:value-type="string" calcext:value-type="string">
            <text:p>state_va</text:p>
          </table:table-cell>
          <table:table-cell table:formula="of:=IFERROR(SEARCH(&quot;manufacturer&quot;;[.C140]); &quot;&quot;)">
            <text:p/>
          </table:table-cell>
          <table:table-cell table:formula="of:=IFERROR(SEARCH(&quot;fuel&quot;;[.$C140]); &quot;&quot;)">
            <text:p/>
          </table:table-cell>
          <table:table-cell table:formula="of:=IFERROR(SEARCH(&quot;cylinder&quot;;[.$C140]); &quot;&quot;)">
            <text:p/>
          </table:table-cell>
          <table:table-cell table:formula="of:=IFERROR(SEARCH(&quot;state&quot;;[.$C140]); &quot;&quot;)" office:value-type="float" office:value="1" calcext:value-type="float">
            <text:p>1</text:p>
          </table:table-cell>
          <table:table-cell table:formula="of:=IFERROR(SEARCH(&quot;title&quot;;[.$C140]); &quot;&quot;)">
            <text:p/>
          </table:table-cell>
          <table:table-cell table:formula="of:=IFERROR(SEARCH(&quot;type&quot;;[.$C140]); &quot;&quot;)">
            <text:p/>
          </table:table-cell>
          <table:table-cell table:number-columns-repeated="2"/>
          <table:table-cell table:formula="of:=IFERROR(SEARCH(&quot;condition&quot;;[.$C140]); &quot;&quot;)">
            <text:p/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-3528.80747991378" calcext:value-type="float">
            <text:p>-3528.80747991378</text:p>
          </table:table-cell>
          <table:table-cell office:value-type="string" calcext:value-type="string">
            <text:p>manufacturer_subaru</text:p>
          </table:table-cell>
          <table:table-cell table:formula="of:=IFERROR(SEARCH(&quot;manufacturer&quot;;[.C141]); &quot;&quot;)" office:value-type="float" office:value="1" calcext:value-type="float">
            <text:p>1</text:p>
          </table:table-cell>
          <table:table-cell table:formula="of:=IFERROR(SEARCH(&quot;fuel&quot;;[.$C141]); &quot;&quot;)">
            <text:p/>
          </table:table-cell>
          <table:table-cell table:formula="of:=IFERROR(SEARCH(&quot;cylinder&quot;;[.$C141]); &quot;&quot;)">
            <text:p/>
          </table:table-cell>
          <table:table-cell table:formula="of:=IFERROR(SEARCH(&quot;state&quot;;[.$C141]); &quot;&quot;)">
            <text:p/>
          </table:table-cell>
          <table:table-cell table:formula="of:=IFERROR(SEARCH(&quot;title&quot;;[.$C141]); &quot;&quot;)">
            <text:p/>
          </table:table-cell>
          <table:table-cell table:formula="of:=IFERROR(SEARCH(&quot;type&quot;;[.$C141]); &quot;&quot;)">
            <text:p/>
          </table:table-cell>
          <table:table-cell table:number-columns-repeated="2"/>
          <table:table-cell table:formula="of:=IFERROR(SEARCH(&quot;condition&quot;;[.$C141]); &quot;&quot;)">
            <text:p/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-3679.17329189585" calcext:value-type="float">
            <text:p>-3679.17329189585</text:p>
          </table:table-cell>
          <table:table-cell office:value-type="string" calcext:value-type="string">
            <text:p>manufacturer_mini</text:p>
          </table:table-cell>
          <table:table-cell table:formula="of:=IFERROR(SEARCH(&quot;manufacturer&quot;;[.C142]); &quot;&quot;)" office:value-type="float" office:value="1" calcext:value-type="float">
            <text:p>1</text:p>
          </table:table-cell>
          <table:table-cell table:formula="of:=IFERROR(SEARCH(&quot;fuel&quot;;[.$C142]); &quot;&quot;)">
            <text:p/>
          </table:table-cell>
          <table:table-cell table:formula="of:=IFERROR(SEARCH(&quot;cylinder&quot;;[.$C142]); &quot;&quot;)">
            <text:p/>
          </table:table-cell>
          <table:table-cell table:formula="of:=IFERROR(SEARCH(&quot;state&quot;;[.$C142]); &quot;&quot;)">
            <text:p/>
          </table:table-cell>
          <table:table-cell table:formula="of:=IFERROR(SEARCH(&quot;title&quot;;[.$C142]); &quot;&quot;)">
            <text:p/>
          </table:table-cell>
          <table:table-cell table:formula="of:=IFERROR(SEARCH(&quot;type&quot;;[.$C142]); &quot;&quot;)">
            <text:p/>
          </table:table-cell>
          <table:table-cell table:number-columns-repeated="2"/>
          <table:table-cell table:formula="of:=IFERROR(SEARCH(&quot;condition&quot;;[.$C142]); &quot;&quot;)">
            <text:p/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-4203.35020837434" calcext:value-type="float">
            <text:p>-4203.35020837434</text:p>
          </table:table-cell>
          <table:table-cell office:value-type="string" calcext:value-type="string">
            <text:p>cylinders_4 cylinders</text:p>
          </table:table-cell>
          <table:table-cell table:formula="of:=IFERROR(SEARCH(&quot;manufacturer&quot;;[.C143]); &quot;&quot;)">
            <text:p/>
          </table:table-cell>
          <table:table-cell table:formula="of:=IFERROR(SEARCH(&quot;fuel&quot;;[.$C143]); &quot;&quot;)">
            <text:p/>
          </table:table-cell>
          <table:table-cell table:formula="of:=IFERROR(SEARCH(&quot;cylinder&quot;;[.$C143]); &quot;&quot;)" office:value-type="float" office:value="1" calcext:value-type="float">
            <text:p>1</text:p>
          </table:table-cell>
          <table:table-cell table:formula="of:=IFERROR(SEARCH(&quot;state&quot;;[.$C143]); &quot;&quot;)">
            <text:p/>
          </table:table-cell>
          <table:table-cell table:formula="of:=IFERROR(SEARCH(&quot;title&quot;;[.$C143]); &quot;&quot;)">
            <text:p/>
          </table:table-cell>
          <table:table-cell table:formula="of:=IFERROR(SEARCH(&quot;type&quot;;[.$C143]); &quot;&quot;)">
            <text:p/>
          </table:table-cell>
          <table:table-cell table:number-columns-repeated="2"/>
          <table:table-cell table:formula="of:=IFERROR(SEARCH(&quot;condition&quot;;[.$C143]); &quot;&quot;)">
            <text:p/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-4235.37388508864" calcext:value-type="float">
            <text:p>-4235.37388508864</text:p>
          </table:table-cell>
          <table:table-cell office:value-type="string" calcext:value-type="string">
            <text:p>type_bus</text:p>
          </table:table-cell>
          <table:table-cell table:formula="of:=IFERROR(SEARCH(&quot;manufacturer&quot;;[.C144]); &quot;&quot;)">
            <text:p/>
          </table:table-cell>
          <table:table-cell table:formula="of:=IFERROR(SEARCH(&quot;fuel&quot;;[.$C144]); &quot;&quot;)">
            <text:p/>
          </table:table-cell>
          <table:table-cell table:formula="of:=IFERROR(SEARCH(&quot;cylinder&quot;;[.$C144]); &quot;&quot;)">
            <text:p/>
          </table:table-cell>
          <table:table-cell table:formula="of:=IFERROR(SEARCH(&quot;state&quot;;[.$C144]); &quot;&quot;)">
            <text:p/>
          </table:table-cell>
          <table:table-cell table:formula="of:=IFERROR(SEARCH(&quot;title&quot;;[.$C144]); &quot;&quot;)">
            <text:p/>
          </table:table-cell>
          <table:table-cell table:formula="of:=IFERROR(SEARCH(&quot;type&quot;;[.$C144]); &quot;&quot;)" office:value-type="float" office:value="1" calcext:value-type="float">
            <text:p>1</text:p>
          </table:table-cell>
          <table:table-cell table:number-columns-repeated="2"/>
          <table:table-cell table:formula="of:=IFERROR(SEARCH(&quot;condition&quot;;[.$C144]); &quot;&quot;)">
            <text:p/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-4463.05198534036" calcext:value-type="float">
            <text:p>-4463.05198534036</text:p>
          </table:table-cell>
          <table:table-cell office:value-type="string" calcext:value-type="string">
            <text:p>cylinders_5 cylinders</text:p>
          </table:table-cell>
          <table:table-cell table:formula="of:=IFERROR(SEARCH(&quot;manufacturer&quot;;[.C145]); &quot;&quot;)">
            <text:p/>
          </table:table-cell>
          <table:table-cell table:formula="of:=IFERROR(SEARCH(&quot;fuel&quot;;[.$C145]); &quot;&quot;)">
            <text:p/>
          </table:table-cell>
          <table:table-cell table:formula="of:=IFERROR(SEARCH(&quot;cylinder&quot;;[.$C145]); &quot;&quot;)" office:value-type="float" office:value="1" calcext:value-type="float">
            <text:p>1</text:p>
          </table:table-cell>
          <table:table-cell table:formula="of:=IFERROR(SEARCH(&quot;state&quot;;[.$C145]); &quot;&quot;)">
            <text:p/>
          </table:table-cell>
          <table:table-cell table:formula="of:=IFERROR(SEARCH(&quot;title&quot;;[.$C145]); &quot;&quot;)">
            <text:p/>
          </table:table-cell>
          <table:table-cell table:formula="of:=IFERROR(SEARCH(&quot;type&quot;;[.$C145]); &quot;&quot;)">
            <text:p/>
          </table:table-cell>
          <table:table-cell table:number-columns-repeated="2"/>
          <table:table-cell table:formula="of:=IFERROR(SEARCH(&quot;condition&quot;;[.$C145]); &quot;&quot;)">
            <text:p/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-4735.98543640674" calcext:value-type="float">
            <text:p>-4735.98543640674</text:p>
          </table:table-cell>
          <table:table-cell office:value-type="string" calcext:value-type="string">
            <text:p>fuel_electric</text:p>
          </table:table-cell>
          <table:table-cell table:formula="of:=IFERROR(SEARCH(&quot;manufacturer&quot;;[.C146]); &quot;&quot;)">
            <text:p/>
          </table:table-cell>
          <table:table-cell table:formula="of:=IFERROR(SEARCH(&quot;fuel&quot;;[.$C146]); &quot;&quot;)" office:value-type="float" office:value="1" calcext:value-type="float">
            <text:p>1</text:p>
          </table:table-cell>
          <table:table-cell table:formula="of:=IFERROR(SEARCH(&quot;cylinder&quot;;[.$C146]); &quot;&quot;)">
            <text:p/>
          </table:table-cell>
          <table:table-cell table:formula="of:=IFERROR(SEARCH(&quot;state&quot;;[.$C146]); &quot;&quot;)">
            <text:p/>
          </table:table-cell>
          <table:table-cell table:formula="of:=IFERROR(SEARCH(&quot;title&quot;;[.$C146]); &quot;&quot;)">
            <text:p/>
          </table:table-cell>
          <table:table-cell table:formula="of:=IFERROR(SEARCH(&quot;type&quot;;[.$C146]); &quot;&quot;)">
            <text:p/>
          </table:table-cell>
          <table:table-cell table:number-columns-repeated="2"/>
          <table:table-cell table:formula="of:=IFERROR(SEARCH(&quot;condition&quot;;[.$C146]); &quot;&quot;)">
            <text:p/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-4839.96955245856" calcext:value-type="float">
            <text:p>-4839.96955245856</text:p>
          </table:table-cell>
          <table:table-cell office:value-type="string" calcext:value-type="string">
            <text:p>manufacturer_mazda</text:p>
          </table:table-cell>
          <table:table-cell table:formula="of:=IFERROR(SEARCH(&quot;manufacturer&quot;;[.C147]); &quot;&quot;)" office:value-type="float" office:value="1" calcext:value-type="float">
            <text:p>1</text:p>
          </table:table-cell>
          <table:table-cell table:formula="of:=IFERROR(SEARCH(&quot;fuel&quot;;[.$C147]); &quot;&quot;)">
            <text:p/>
          </table:table-cell>
          <table:table-cell table:formula="of:=IFERROR(SEARCH(&quot;cylinder&quot;;[.$C147]); &quot;&quot;)">
            <text:p/>
          </table:table-cell>
          <table:table-cell table:formula="of:=IFERROR(SEARCH(&quot;state&quot;;[.$C147]); &quot;&quot;)">
            <text:p/>
          </table:table-cell>
          <table:table-cell table:formula="of:=IFERROR(SEARCH(&quot;title&quot;;[.$C147]); &quot;&quot;)">
            <text:p/>
          </table:table-cell>
          <table:table-cell table:formula="of:=IFERROR(SEARCH(&quot;type&quot;;[.$C147]); &quot;&quot;)">
            <text:p/>
          </table:table-cell>
          <table:table-cell table:number-columns-repeated="2"/>
          <table:table-cell table:formula="of:=IFERROR(SEARCH(&quot;condition&quot;;[.$C147]); &quot;&quot;)">
            <text:p/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-4844.30484326702" calcext:value-type="float">
            <text:p>-4844.30484326702</text:p>
          </table:table-cell>
          <table:table-cell office:value-type="string" calcext:value-type="string">
            <text:p>manufacturer_dodge</text:p>
          </table:table-cell>
          <table:table-cell table:formula="of:=IFERROR(SEARCH(&quot;manufacturer&quot;;[.C148]); &quot;&quot;)" office:value-type="float" office:value="1" calcext:value-type="float">
            <text:p>1</text:p>
          </table:table-cell>
          <table:table-cell table:formula="of:=IFERROR(SEARCH(&quot;fuel&quot;;[.$C148]); &quot;&quot;)">
            <text:p/>
          </table:table-cell>
          <table:table-cell table:formula="of:=IFERROR(SEARCH(&quot;cylinder&quot;;[.$C148]); &quot;&quot;)">
            <text:p/>
          </table:table-cell>
          <table:table-cell table:formula="of:=IFERROR(SEARCH(&quot;state&quot;;[.$C148]); &quot;&quot;)">
            <text:p/>
          </table:table-cell>
          <table:table-cell table:formula="of:=IFERROR(SEARCH(&quot;title&quot;;[.$C148]); &quot;&quot;)">
            <text:p/>
          </table:table-cell>
          <table:table-cell table:formula="of:=IFERROR(SEARCH(&quot;type&quot;;[.$C148]); &quot;&quot;)">
            <text:p/>
          </table:table-cell>
          <table:table-cell table:number-columns-repeated="2"/>
          <table:table-cell table:formula="of:=IFERROR(SEARCH(&quot;condition&quot;;[.$C148]); &quot;&quot;)">
            <text:p/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-4949.65332896041" calcext:value-type="float">
            <text:p>-4949.65332896041</text:p>
          </table:table-cell>
          <table:table-cell office:value-type="string" calcext:value-type="string">
            <text:p>title_status_parts only</text:p>
          </table:table-cell>
          <table:table-cell table:formula="of:=IFERROR(SEARCH(&quot;manufacturer&quot;;[.C149]); &quot;&quot;)">
            <text:p/>
          </table:table-cell>
          <table:table-cell table:formula="of:=IFERROR(SEARCH(&quot;fuel&quot;;[.$C149]); &quot;&quot;)">
            <text:p/>
          </table:table-cell>
          <table:table-cell table:formula="of:=IFERROR(SEARCH(&quot;cylinder&quot;;[.$C149]); &quot;&quot;)">
            <text:p/>
          </table:table-cell>
          <table:table-cell table:formula="of:=IFERROR(SEARCH(&quot;state&quot;;[.$C149]); &quot;&quot;)">
            <text:p/>
          </table:table-cell>
          <table:table-cell table:formula="of:=IFERROR(SEARCH(&quot;title&quot;;[.$C149]); &quot;&quot;)" office:value-type="float" office:value="1" calcext:value-type="float">
            <text:p>1</text:p>
          </table:table-cell>
          <table:table-cell table:formula="of:=IFERROR(SEARCH(&quot;type&quot;;[.$C149]); &quot;&quot;)">
            <text:p/>
          </table:table-cell>
          <table:table-cell table:number-columns-repeated="2"/>
          <table:table-cell table:formula="of:=IFERROR(SEARCH(&quot;condition&quot;;[.$C149]); &quot;&quot;)">
            <text:p/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-5029.40486909576" calcext:value-type="float">
            <text:p>-5029.40486909576</text:p>
          </table:table-cell>
          <table:table-cell office:value-type="string" calcext:value-type="string">
            <text:p>manufacturer_volkswagen</text:p>
          </table:table-cell>
          <table:table-cell table:formula="of:=IFERROR(SEARCH(&quot;manufacturer&quot;;[.C150]); &quot;&quot;)" office:value-type="float" office:value="1" calcext:value-type="float">
            <text:p>1</text:p>
          </table:table-cell>
          <table:table-cell table:formula="of:=IFERROR(SEARCH(&quot;fuel&quot;;[.$C150]); &quot;&quot;)">
            <text:p/>
          </table:table-cell>
          <table:table-cell table:formula="of:=IFERROR(SEARCH(&quot;cylinder&quot;;[.$C150]); &quot;&quot;)">
            <text:p/>
          </table:table-cell>
          <table:table-cell table:formula="of:=IFERROR(SEARCH(&quot;state&quot;;[.$C150]); &quot;&quot;)">
            <text:p/>
          </table:table-cell>
          <table:table-cell table:formula="of:=IFERROR(SEARCH(&quot;title&quot;;[.$C150]); &quot;&quot;)">
            <text:p/>
          </table:table-cell>
          <table:table-cell table:formula="of:=IFERROR(SEARCH(&quot;type&quot;;[.$C150]); &quot;&quot;)">
            <text:p/>
          </table:table-cell>
          <table:table-cell table:number-columns-repeated="2"/>
          <table:table-cell table:formula="of:=IFERROR(SEARCH(&quot;condition&quot;;[.$C150]); &quot;&quot;)">
            <text:p/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-5145.53819343366" calcext:value-type="float">
            <text:p>-5145.53819343366</text:p>
          </table:table-cell>
          <table:table-cell office:value-type="string" calcext:value-type="string">
            <text:p>manufacturer_chrysler</text:p>
          </table:table-cell>
          <table:table-cell table:formula="of:=IFERROR(SEARCH(&quot;manufacturer&quot;;[.C151]); &quot;&quot;)" office:value-type="float" office:value="1" calcext:value-type="float">
            <text:p>1</text:p>
          </table:table-cell>
          <table:table-cell table:formula="of:=IFERROR(SEARCH(&quot;fuel&quot;;[.$C151]); &quot;&quot;)">
            <text:p/>
          </table:table-cell>
          <table:table-cell table:formula="of:=IFERROR(SEARCH(&quot;cylinder&quot;;[.$C151]); &quot;&quot;)">
            <text:p/>
          </table:table-cell>
          <table:table-cell table:formula="of:=IFERROR(SEARCH(&quot;state&quot;;[.$C151]); &quot;&quot;)">
            <text:p/>
          </table:table-cell>
          <table:table-cell table:formula="of:=IFERROR(SEARCH(&quot;title&quot;;[.$C151]); &quot;&quot;)">
            <text:p/>
          </table:table-cell>
          <table:table-cell table:formula="of:=IFERROR(SEARCH(&quot;type&quot;;[.$C151]); &quot;&quot;)">
            <text:p/>
          </table:table-cell>
          <table:table-cell table:number-columns-repeated="2"/>
          <table:table-cell table:formula="of:=IFERROR(SEARCH(&quot;condition&quot;;[.$C151]); &quot;&quot;)">
            <text:p/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-5370.20782116416" calcext:value-type="float">
            <text:p>-5370.20782116416</text:p>
          </table:table-cell>
          <table:table-cell table:style-name="ce3" office:value-type="string" calcext:value-type="string">
            <text:p>odometer</text:p>
          </table:table-cell>
          <table:table-cell table:formula="of:=IFERROR(SEARCH(&quot;manufacturer&quot;;[.C152]); &quot;&quot;)">
            <text:p/>
          </table:table-cell>
          <table:table-cell table:formula="of:=IFERROR(SEARCH(&quot;fuel&quot;;[.$C152]); &quot;&quot;)">
            <text:p/>
          </table:table-cell>
          <table:table-cell table:formula="of:=IFERROR(SEARCH(&quot;cylinder&quot;;[.$C152]); &quot;&quot;)">
            <text:p/>
          </table:table-cell>
          <table:table-cell table:formula="of:=IFERROR(SEARCH(&quot;state&quot;;[.$C152]); &quot;&quot;)">
            <text:p/>
          </table:table-cell>
          <table:table-cell table:formula="of:=IFERROR(SEARCH(&quot;title&quot;;[.$C152]); &quot;&quot;)">
            <text:p/>
          </table:table-cell>
          <table:table-cell table:formula="of:=IFERROR(SEARCH(&quot;type&quot;;[.$C152]); &quot;&quot;)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IFERROR(SEARCH(&quot;condition&quot;;[.$C152]); &quot;&quot;)">
            <text:p/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-5382.56057637063" calcext:value-type="float">
            <text:p>-5382.56057637063</text:p>
          </table:table-cell>
          <table:table-cell office:value-type="string" calcext:value-type="string">
            <text:p>manufacturer_nissan</text:p>
          </table:table-cell>
          <table:table-cell table:formula="of:=IFERROR(SEARCH(&quot;manufacturer&quot;;[.C153]); &quot;&quot;)" office:value-type="float" office:value="1" calcext:value-type="float">
            <text:p>1</text:p>
          </table:table-cell>
          <table:table-cell table:formula="of:=IFERROR(SEARCH(&quot;fuel&quot;;[.$C153]); &quot;&quot;)">
            <text:p/>
          </table:table-cell>
          <table:table-cell table:formula="of:=IFERROR(SEARCH(&quot;cylinder&quot;;[.$C153]); &quot;&quot;)">
            <text:p/>
          </table:table-cell>
          <table:table-cell table:formula="of:=IFERROR(SEARCH(&quot;state&quot;;[.$C153]); &quot;&quot;)">
            <text:p/>
          </table:table-cell>
          <table:table-cell table:formula="of:=IFERROR(SEARCH(&quot;title&quot;;[.$C153]); &quot;&quot;)">
            <text:p/>
          </table:table-cell>
          <table:table-cell table:formula="of:=IFERROR(SEARCH(&quot;type&quot;;[.$C153]); &quot;&quot;)">
            <text:p/>
          </table:table-cell>
          <table:table-cell table:number-columns-repeated="2"/>
          <table:table-cell table:formula="of:=IFERROR(SEARCH(&quot;condition&quot;;[.$C153]); &quot;&quot;)">
            <text:p/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-5384.06872847382" calcext:value-type="float">
            <text:p>-5384.06872847382</text:p>
          </table:table-cell>
          <table:table-cell office:value-type="string" calcext:value-type="string">
            <text:p>manufacturer_hyundai</text:p>
          </table:table-cell>
          <table:table-cell table:formula="of:=IFERROR(SEARCH(&quot;manufacturer&quot;;[.C154]); &quot;&quot;)" office:value-type="float" office:value="1" calcext:value-type="float">
            <text:p>1</text:p>
          </table:table-cell>
          <table:table-cell table:formula="of:=IFERROR(SEARCH(&quot;fuel&quot;;[.$C154]); &quot;&quot;)">
            <text:p/>
          </table:table-cell>
          <table:table-cell table:formula="of:=IFERROR(SEARCH(&quot;cylinder&quot;;[.$C154]); &quot;&quot;)">
            <text:p/>
          </table:table-cell>
          <table:table-cell table:formula="of:=IFERROR(SEARCH(&quot;state&quot;;[.$C154]); &quot;&quot;)">
            <text:p/>
          </table:table-cell>
          <table:table-cell table:formula="of:=IFERROR(SEARCH(&quot;title&quot;;[.$C154]); &quot;&quot;)">
            <text:p/>
          </table:table-cell>
          <table:table-cell table:formula="of:=IFERROR(SEARCH(&quot;type&quot;;[.$C154]); &quot;&quot;)">
            <text:p/>
          </table:table-cell>
          <table:table-cell table:number-columns-repeated="2"/>
          <table:table-cell table:formula="of:=IFERROR(SEARCH(&quot;condition&quot;;[.$C154]); &quot;&quot;)">
            <text:p/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-5586.361993629" calcext:value-type="float">
            <text:p>-5586.361993629</text:p>
          </table:table-cell>
          <table:table-cell office:value-type="string" calcext:value-type="string">
            <text:p>manufacturer_mercury</text:p>
          </table:table-cell>
          <table:table-cell table:formula="of:=IFERROR(SEARCH(&quot;manufacturer&quot;;[.C155]); &quot;&quot;)" office:value-type="float" office:value="1" calcext:value-type="float">
            <text:p>1</text:p>
          </table:table-cell>
          <table:table-cell table:formula="of:=IFERROR(SEARCH(&quot;fuel&quot;;[.$C155]); &quot;&quot;)">
            <text:p/>
          </table:table-cell>
          <table:table-cell table:formula="of:=IFERROR(SEARCH(&quot;cylinder&quot;;[.$C155]); &quot;&quot;)">
            <text:p/>
          </table:table-cell>
          <table:table-cell table:formula="of:=IFERROR(SEARCH(&quot;state&quot;;[.$C155]); &quot;&quot;)">
            <text:p/>
          </table:table-cell>
          <table:table-cell table:formula="of:=IFERROR(SEARCH(&quot;title&quot;;[.$C155]); &quot;&quot;)">
            <text:p/>
          </table:table-cell>
          <table:table-cell table:formula="of:=IFERROR(SEARCH(&quot;type&quot;;[.$C155]); &quot;&quot;)">
            <text:p/>
          </table:table-cell>
          <table:table-cell table:number-columns-repeated="2"/>
          <table:table-cell table:formula="of:=IFERROR(SEARCH(&quot;condition&quot;;[.$C155]); &quot;&quot;)">
            <text:p/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-5836.03466120201" calcext:value-type="float">
            <text:p>-5836.03466120201</text:p>
          </table:table-cell>
          <table:table-cell office:value-type="string" calcext:value-type="string">
            <text:p>manufacturer_saturn</text:p>
          </table:table-cell>
          <table:table-cell table:formula="of:=IFERROR(SEARCH(&quot;manufacturer&quot;;[.C156]); &quot;&quot;)" office:value-type="float" office:value="1" calcext:value-type="float">
            <text:p>1</text:p>
          </table:table-cell>
          <table:table-cell table:formula="of:=IFERROR(SEARCH(&quot;fuel&quot;;[.$C156]); &quot;&quot;)">
            <text:p/>
          </table:table-cell>
          <table:table-cell table:formula="of:=IFERROR(SEARCH(&quot;cylinder&quot;;[.$C156]); &quot;&quot;)">
            <text:p/>
          </table:table-cell>
          <table:table-cell table:formula="of:=IFERROR(SEARCH(&quot;state&quot;;[.$C156]); &quot;&quot;)">
            <text:p/>
          </table:table-cell>
          <table:table-cell table:formula="of:=IFERROR(SEARCH(&quot;title&quot;;[.$C156]); &quot;&quot;)">
            <text:p/>
          </table:table-cell>
          <table:table-cell table:formula="of:=IFERROR(SEARCH(&quot;type&quot;;[.$C156]); &quot;&quot;)">
            <text:p/>
          </table:table-cell>
          <table:table-cell table:number-columns-repeated="2"/>
          <table:table-cell table:formula="of:=IFERROR(SEARCH(&quot;condition&quot;;[.$C156]); &quot;&quot;)">
            <text:p/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-5902.56535908106" calcext:value-type="float">
            <text:p>-5902.56535908106</text:p>
          </table:table-cell>
          <table:table-cell office:value-type="string" calcext:value-type="string">
            <text:p>manufacturer_kia</text:p>
          </table:table-cell>
          <table:table-cell table:formula="of:=IFERROR(SEARCH(&quot;manufacturer&quot;;[.C157]); &quot;&quot;)" office:value-type="float" office:value="1" calcext:value-type="float">
            <text:p>1</text:p>
          </table:table-cell>
          <table:table-cell table:formula="of:=IFERROR(SEARCH(&quot;fuel&quot;;[.$C157]); &quot;&quot;)">
            <text:p/>
          </table:table-cell>
          <table:table-cell table:formula="of:=IFERROR(SEARCH(&quot;cylinder&quot;;[.$C157]); &quot;&quot;)">
            <text:p/>
          </table:table-cell>
          <table:table-cell table:formula="of:=IFERROR(SEARCH(&quot;state&quot;;[.$C157]); &quot;&quot;)">
            <text:p/>
          </table:table-cell>
          <table:table-cell table:formula="of:=IFERROR(SEARCH(&quot;title&quot;;[.$C157]); &quot;&quot;)">
            <text:p/>
          </table:table-cell>
          <table:table-cell table:formula="of:=IFERROR(SEARCH(&quot;type&quot;;[.$C157]); &quot;&quot;)">
            <text:p/>
          </table:table-cell>
          <table:table-cell table:number-columns-repeated="2"/>
          <table:table-cell table:formula="of:=IFERROR(SEARCH(&quot;condition&quot;;[.$C157]); &quot;&quot;)">
            <text:p/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-6572.89990682253" calcext:value-type="float">
            <text:p>-6572.89990682253</text:p>
          </table:table-cell>
          <table:table-cell office:value-type="string" calcext:value-type="string">
            <text:p>cylinders_3 cylinders</text:p>
          </table:table-cell>
          <table:table-cell table:formula="of:=IFERROR(SEARCH(&quot;manufacturer&quot;;[.C158]); &quot;&quot;)">
            <text:p/>
          </table:table-cell>
          <table:table-cell table:formula="of:=IFERROR(SEARCH(&quot;fuel&quot;;[.$C158]); &quot;&quot;)">
            <text:p/>
          </table:table-cell>
          <table:table-cell table:formula="of:=IFERROR(SEARCH(&quot;cylinder&quot;;[.$C158]); &quot;&quot;)" office:value-type="float" office:value="1" calcext:value-type="float">
            <text:p>1</text:p>
          </table:table-cell>
          <table:table-cell table:formula="of:=IFERROR(SEARCH(&quot;state&quot;;[.$C158]); &quot;&quot;)">
            <text:p/>
          </table:table-cell>
          <table:table-cell table:formula="of:=IFERROR(SEARCH(&quot;title&quot;;[.$C158]); &quot;&quot;)">
            <text:p/>
          </table:table-cell>
          <table:table-cell table:formula="of:=IFERROR(SEARCH(&quot;type&quot;;[.$C158]); &quot;&quot;)">
            <text:p/>
          </table:table-cell>
          <table:table-cell table:number-columns-repeated="2"/>
          <table:table-cell table:formula="of:=IFERROR(SEARCH(&quot;condition&quot;;[.$C158]); &quot;&quot;)">
            <text:p/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-7534.35855693712" calcext:value-type="float">
            <text:p>-7534.35855693712</text:p>
          </table:table-cell>
          <table:table-cell office:value-type="string" calcext:value-type="string">
            <text:p>manufacturer_mitsubishi</text:p>
          </table:table-cell>
          <table:table-cell table:formula="of:=IFERROR(SEARCH(&quot;manufacturer&quot;;[.C159]); &quot;&quot;)" office:value-type="float" office:value="1" calcext:value-type="float">
            <text:p>1</text:p>
          </table:table-cell>
          <table:table-cell table:formula="of:=IFERROR(SEARCH(&quot;fuel&quot;;[.$C159]); &quot;&quot;)">
            <text:p/>
          </table:table-cell>
          <table:table-cell table:formula="of:=IFERROR(SEARCH(&quot;cylinder&quot;;[.$C159]); &quot;&quot;)">
            <text:p/>
          </table:table-cell>
          <table:table-cell table:formula="of:=IFERROR(SEARCH(&quot;state&quot;;[.$C159]); &quot;&quot;)">
            <text:p/>
          </table:table-cell>
          <table:table-cell table:formula="of:=IFERROR(SEARCH(&quot;title&quot;;[.$C159]); &quot;&quot;)">
            <text:p/>
          </table:table-cell>
          <table:table-cell table:formula="of:=IFERROR(SEARCH(&quot;type&quot;;[.$C159]); &quot;&quot;)">
            <text:p/>
          </table:table-cell>
          <table:table-cell table:number-columns-repeated="2"/>
          <table:table-cell table:formula="of:=IFERROR(SEARCH(&quot;condition&quot;;[.$C159]); &quot;&quot;)">
            <text:p/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-8372.99234402242" calcext:value-type="float">
            <text:p>-8372.99234402242</text:p>
          </table:table-cell>
          <table:table-cell office:value-type="string" calcext:value-type="string">
            <text:p>manufacturer_land rover</text:p>
          </table:table-cell>
          <table:table-cell table:formula="of:=IFERROR(SEARCH(&quot;manufacturer&quot;;[.C160]); &quot;&quot;)" office:value-type="float" office:value="1" calcext:value-type="float">
            <text:p>1</text:p>
          </table:table-cell>
          <table:table-cell table:formula="of:=IFERROR(SEARCH(&quot;fuel&quot;;[.$C160]); &quot;&quot;)">
            <text:p/>
          </table:table-cell>
          <table:table-cell table:formula="of:=IFERROR(SEARCH(&quot;cylinder&quot;;[.$C160]); &quot;&quot;)">
            <text:p/>
          </table:table-cell>
          <table:table-cell table:formula="of:=IFERROR(SEARCH(&quot;state&quot;;[.$C160]); &quot;&quot;)">
            <text:p/>
          </table:table-cell>
          <table:table-cell table:formula="of:=IFERROR(SEARCH(&quot;title&quot;;[.$C160]); &quot;&quot;)">
            <text:p/>
          </table:table-cell>
          <table:table-cell table:formula="of:=IFERROR(SEARCH(&quot;type&quot;;[.$C160]); &quot;&quot;)">
            <text:p/>
          </table:table-cell>
          <table:table-cell table:number-columns-repeated="2"/>
          <table:table-cell table:formula="of:=IFERROR(SEARCH(&quot;condition&quot;;[.$C160]); &quot;&quot;)">
            <text:p/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-8458.14054347382" calcext:value-type="float">
            <text:p>-8458.14054347382</text:p>
          </table:table-cell>
          <table:table-cell office:value-type="string" calcext:value-type="string">
            <text:p>manufacturer_fiat</text:p>
          </table:table-cell>
          <table:table-cell table:formula="of:=IFERROR(SEARCH(&quot;manufacturer&quot;;[.C161]); &quot;&quot;)" office:value-type="float" office:value="1" calcext:value-type="float">
            <text:p>1</text:p>
          </table:table-cell>
          <table:table-cell table:formula="of:=IFERROR(SEARCH(&quot;fuel&quot;;[.$C161]); &quot;&quot;)">
            <text:p/>
          </table:table-cell>
          <table:table-cell table:formula="of:=IFERROR(SEARCH(&quot;cylinder&quot;;[.$C161]); &quot;&quot;)">
            <text:p/>
          </table:table-cell>
          <table:table-cell table:formula="of:=IFERROR(SEARCH(&quot;state&quot;;[.$C161]); &quot;&quot;)">
            <text:p/>
          </table:table-cell>
          <table:table-cell table:formula="of:=IFERROR(SEARCH(&quot;title&quot;;[.$C161]); &quot;&quot;)">
            <text:p/>
          </table:table-cell>
          <table:table-cell table:formula="of:=IFERROR(SEARCH(&quot;type&quot;;[.$C161]); &quot;&quot;)">
            <text:p/>
          </table:table-cell>
          <table:table-cell table:number-columns-repeated="2"/>
          <table:table-cell table:formula="of:=IFERROR(SEARCH(&quot;condition&quot;;[.$C161]); &quot;&quot;)">
            <text:p/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-12207.4753621017" calcext:value-type="float">
            <text:p>-12207.4753621017</text:p>
          </table:table-cell>
          <table:table-cell office:value-type="string" calcext:value-type="string">
            <text:p>manufacturer_harley-davidson</text:p>
          </table:table-cell>
          <table:table-cell table:formula="of:=IFERROR(SEARCH(&quot;manufacturer&quot;;[.C162]); &quot;&quot;)" office:value-type="float" office:value="1" calcext:value-type="float">
            <text:p>1</text:p>
          </table:table-cell>
          <table:table-cell table:formula="of:=IFERROR(SEARCH(&quot;fuel&quot;;[.$C162]); &quot;&quot;)">
            <text:p/>
          </table:table-cell>
          <table:table-cell table:formula="of:=IFERROR(SEARCH(&quot;cylinder&quot;;[.$C162]); &quot;&quot;)">
            <text:p/>
          </table:table-cell>
          <table:table-cell table:formula="of:=IFERROR(SEARCH(&quot;state&quot;;[.$C162]); &quot;&quot;)">
            <text:p/>
          </table:table-cell>
          <table:table-cell table:formula="of:=IFERROR(SEARCH(&quot;title&quot;;[.$C162]); &quot;&quot;)">
            <text:p/>
          </table:table-cell>
          <table:table-cell table:formula="of:=IFERROR(SEARCH(&quot;type&quot;;[.$C162]); &quot;&quot;)">
            <text:p/>
          </table:table-cell>
          <table:table-cell table:number-columns-repeated="2"/>
          <table:table-cell table:formula="of:=IFERROR(SEARCH(&quot;condition&quot;;[.$C162]); &quot;&quot;)">
            <text:p/>
          </table:table-cell>
        </table:table-row>
        <table:table-row table:style-name="ro1" table:number-rows-repeated="104841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orted_features_list.A1:sorted_features_list.L162" table:display-filter-buttons="true">
          <table:filter>
            <table:filter-and>
              <table:filter-condition table:data-type="number" table:value="1" table:operator="=" table:field-number="1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4T20:31:03.649000000</dc:date>
    <meta:editing-duration>PT1H34M14S</meta:editing-duration>
    <meta:editing-cycles>4</meta:editing-cycles>
    <meta:generator>LibreOffice/24.8.6.2$Windows_X86_64 LibreOffice_project/6d98ba145e9a8a39fc57bcc76981d1fb1316c60c</meta:generator>
    <meta:document-statistic meta:table-count="1" meta:cell-count="1623" meta:object-count="0"/>
  </office:meta>
</office:document-meta>
</file>